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5A100000157BBA7ECA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P2"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1"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P3"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P4" style:family="paragraph" style:parent-style-name="Normal">
      <style:text-properties fo:color="#000000" loext:opacity="100%" style:font-name="Calibri3" fo:font-size="12pt" style:text-underline-style="none" fo:font-weight="normal" officeooo:rsid="009857ae" officeooo:paragraph-rsid="009857ae" style:font-size-asian="12pt" style:font-weight-asian="normal" style:font-weight-complex="normal"/>
    </style:style>
    <style:style style:name="P5" style:family="paragraph" style:parent-style-name="Normal">
      <style:text-properties fo:color="#000000" loext:opacity="100%" style:font-name="Calibri3" fo:font-size="12pt" style:text-underline-style="none" fo:font-weight="normal" officeooo:rsid="00996523" officeooo:paragraph-rsid="00996523" style:font-size-asian="12pt" style:font-weight-asian="normal" style:font-weight-complex="normal"/>
    </style:style>
    <style:style style:name="P6" style:family="paragraph" style:parent-style-name="Normal">
      <style:text-properties fo:color="#000000" loext:opacity="100%" style:font-name="Calibri3"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7" style:family="paragraph" style:parent-style-name="Normal">
      <style:text-properties fo:color="#000000" loext:opacity="100%" style:font-name="Calibri3"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8" style:family="paragraph" style:parent-style-name="Normal">
      <style:paragraph-properties style:writing-mode="lr-tb"/>
      <style:text-properties fo:color="#000000" loext:opacity="100%" style:font-name="Calibri3" fo:font-size="12pt" fo:font-style="normal" style:text-underline-style="none" fo:font-weight="normal" officeooo:rsid="00aa9e28" officeooo:paragraph-rsid="009b033e" style:font-size-asian="12pt" style:font-style-asian="normal" style:font-weight-asian="normal" style:font-style-complex="normal" style:font-weight-complex="normal"/>
    </style:style>
    <style:style style:name="P9" style:family="paragraph" style:parent-style-name="Normal">
      <style:paragraph-properties style:writing-mode="lr-tb"/>
      <style:text-properties fo:color="#000000" loext:opacity="100%" style:font-name="Calibri3" fo:font-size="12pt" fo:font-style="normal" style:text-underline-style="none" fo:font-weight="normal" officeooo:rsid="00aa9e28" officeooo:paragraph-rsid="00aa9e28" style:font-size-asian="12pt" style:font-style-asian="normal" style:font-weight-asian="normal" style:font-style-complex="normal" style:font-weight-complex="normal"/>
    </style:style>
    <style:style style:name="P10" style:family="paragraph" style:parent-style-name="Normal">
      <style:paragraph-properties style:writing-mode="lr-tb"/>
      <style:text-properties fo:color="#000000" loext:opacity="100%" style:font-name="Calibri3" fo:font-size="12pt" fo:font-style="normal" style:text-underline-style="none" fo:font-weight="normal" officeooo:rsid="00b2bee6" officeooo:paragraph-rsid="00b2bee6" style:font-size-asian="12pt" style:font-style-asian="normal" style:font-weight-asian="normal" style:font-style-complex="normal" style:font-weight-complex="normal"/>
    </style:style>
    <style:style style:name="P11" style:family="paragraph" style:parent-style-name="Normal">
      <style:paragraph-properties style:writing-mode="lr-tb"/>
      <style:text-properties fo:color="#000000" loext:opacity="100%" style:font-name="Calibri3" fo:font-size="12pt" fo:font-style="normal" style:text-underline-style="none" fo:font-weight="normal" officeooo:rsid="00b2bee6" officeooo:paragraph-rsid="00b679b3" style:font-size-asian="12pt" style:font-style-asian="normal" style:font-weight-asian="normal" style:font-style-complex="normal" style:font-weight-complex="normal"/>
    </style:style>
    <style:style style:name="P12" style:family="paragraph" style:parent-style-name="Normal">
      <style:paragraph-properties style:writing-mode="lr-tb"/>
      <style:text-properties fo:color="#000000" loext:opacity="100%" style:font-name="Calibri3" fo:font-size="12pt" fo:font-style="normal" style:text-underline-style="none" fo:font-weight="normal" officeooo:rsid="00b2bee6" officeooo:paragraph-rsid="00aa9e28" style:font-size-asian="12pt" style:font-style-asian="normal" style:font-weight-asian="normal" style:font-style-complex="normal" style:font-weight-complex="normal"/>
    </style:style>
    <style:style style:name="P13" style:family="paragraph" style:parent-style-name="Normal">
      <style:text-properties fo:color="#000000" loext:opacity="100%" style:font-name="Calibri3" fo:font-size="12pt" fo:font-style="italic" style:text-underline-style="none" fo:font-weight="normal" officeooo:rsid="00b2b0fa" officeooo:paragraph-rsid="00b2b0fa" style:font-size-asian="12pt" style:font-style-asian="italic" style:font-weight-asian="normal" style:font-style-complex="italic" style:font-weight-complex="normal"/>
    </style:style>
    <style:style style:name="P14" style:family="paragraph" style:parent-style-name="Normal">
      <style:text-properties fo:color="#000000" loext:opacity="100%" style:font-name="Calibri3" fo:font-size="12pt" fo:font-style="italic" style:text-underline-style="none" fo:font-weight="normal" officeooo:rsid="00b2b0fa" officeooo:paragraph-rsid="00b88491" style:font-size-asian="12pt" style:font-style-asian="italic" style:font-weight-asian="normal" style:font-style-complex="italic" style:font-weight-complex="normal"/>
    </style:style>
    <style:style style:name="P15" style:family="paragraph" style:parent-style-name="TitrePJ" style:master-page-name="">
      <loext:graphic-properties draw:fill="none"/>
      <style:paragraph-properties fo:margin-left="0cm" fo:margin-right="0cm" fo:line-height="100%" fo:text-indent="0cm" style:auto-text-indent="false" style:page-number="auto" fo:background-color="transparent"/>
      <style:text-properties fo:color="#000000" loext:opacity="100%" style:font-name="Calibri1" fo:font-size="26pt" style:text-underline-style="solid" style:text-underline-width="auto" style:text-underline-color="font-color" fo:font-weight="bold" officeooo:rsid="00189c89" officeooo:paragraph-rsid="00189c89" style:font-size-asian="26pt" style:font-weight-asian="bold"/>
    </style:style>
    <style:style style:name="P16" style:family="paragraph" style:parent-style-name="Titre_20_Partie">
      <loext:graphic-properties draw:fill="none"/>
      <style:paragraph-properties fo:margin-left="0cm" fo:margin-right="0cm" fo:line-height="100%" fo:text-align="start" style:justify-single-word="false" fo:text-indent="0cm" style:auto-text-indent="false" fo:background-color="transparent"/>
      <style:text-properties fo:color="#000000" loext:opacity="100%" style:font-name="Calibri2" fo:font-size="16pt" fo:font-style="normal" style:text-underline-style="solid" style:text-underline-width="auto" style:text-underline-color="font-color" fo:font-weight="bold" officeooo:rsid="0081cd32" officeooo:paragraph-rsid="0081cd32" style:font-size-asian="16pt" style:font-style-asian="normal" style:font-weight-asian="bold" style:font-size-complex="16pt" style:font-style-complex="normal" style:font-weight-complex="bold"/>
    </style:style>
    <style:style style:name="P17" style:family="paragraph" style:parent-style-name="Titre_20_Partie">
      <style:text-properties fo:color="#000000" loext:opacity="100%" style:font-name="Calibri2" fo:font-size="16pt" fo:font-style="normal" style:text-underline-style="solid" style:text-underline-width="auto" style:text-underline-color="font-color" fo:font-weight="bold" officeooo:rsid="0095e620" officeooo:paragraph-rsid="0095e620" style:font-size-asian="16pt" style:font-style-asian="normal" style:font-weight-asian="bold" style:font-size-complex="16pt" style:font-style-complex="normal" style:font-weight-complex="bold"/>
    </style:style>
    <style:style style:name="P18" style:family="paragraph" style:parent-style-name="Titre_20_Partie">
      <style:paragraph-properties fo:break-before="page"/>
      <style:text-properties fo:color="#000000" loext:opacity="100%" style:font-name="Calibri2" fo:font-size="16pt" fo:font-style="normal" style:text-underline-style="solid" style:text-underline-width="auto" style:text-underline-color="font-color" fo:font-weight="bold" officeooo:rsid="0095e620" officeooo:paragraph-rsid="0095e620" style:font-size-asian="16pt" style:font-style-asian="normal" style:font-weight-asian="bold" style:font-size-complex="16pt" style:font-style-complex="normal" style:font-weight-complex="bold"/>
    </style:style>
    <style:style style:name="P19" style:family="paragraph" style:parent-style-name="Sous-Titre">
      <loext:graphic-properties draw:fill="none"/>
      <style:paragraph-properties fo:margin-left="0cm" fo:margin-right="0cm" fo:line-height="100%" fo:text-indent="0cm" style:auto-text-indent="false" fo:background-color="transparent"/>
      <style:text-properties fo:color="#000000" loext:opacity="100%" style:font-name="Calibri2" fo:font-size="22pt" style:text-underline-style="none" fo:font-weight="bold" officeooo:rsid="00b2b0fa" officeooo:paragraph-rsid="00b2b0fa" style:font-size-asian="22pt" style:font-weight-asian="bold"/>
    </style:style>
    <style:style style:name="P20" style:family="paragraph" style:parent-style-name="Normal">
      <style:text-properties fo:color="#000000" loext:opacity="100%" officeooo:rsid="00ac916e" officeooo:paragraph-rsid="00adbdb3"/>
    </style:style>
    <style:style style:name="P21" style:family="paragraph" style:parent-style-name="Normal">
      <style:text-properties fo:color="#000000" loext:opacity="100%" officeooo:rsid="00ac916e" officeooo:paragraph-rsid="00b2b0fa"/>
    </style:style>
    <style:style style:name="P22" style:family="paragraph" style:parent-style-name="Normal">
      <style:text-properties fo:color="#000000" loext:opacity="100%" officeooo:rsid="00b2b0fa" officeooo:paragraph-rsid="00b88491"/>
    </style:style>
    <style:style style:name="P23" style:family="paragraph" style:parent-style-name="Normal">
      <style:text-properties fo:color="#000000" loext:opacity="100%" officeooo:rsid="00b88491" officeooo:paragraph-rsid="00b88491"/>
    </style:style>
    <style:style style:name="P24" style:family="paragraph" style:parent-style-name="Normal">
      <style:text-properties fo:color="#000000" loext:opacity="100%" officeooo:rsid="00a11d6d" officeooo:paragraph-rsid="00a11d6d"/>
    </style:style>
    <style:style style:name="P25" style:family="paragraph" style:parent-style-name="Horizontal_20_Line">
      <loext:graphic-properties draw:fill="none"/>
      <style:paragraph-properties fo:margin-left="0cm" fo:margin-right="0cm" fo:line-height="100%" fo:text-indent="0cm" style:auto-text-indent="false" fo:background-color="transparent"/>
      <style:text-properties officeooo:rsid="0011d307" officeooo:paragraph-rsid="00080714"/>
    </style:style>
    <style:style style:name="P26" style:family="paragraph" style:parent-style-name="Sous-Titre">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27" style:family="paragraph" style:parent-style-name="Normal">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28"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29" style:family="paragraph" style:parent-style-name="Normal">
      <style:text-properties officeooo:rsid="0019dd81" officeooo:paragraph-rsid="0019dd81"/>
    </style:style>
    <style:style style:name="P30" style:family="paragraph" style:parent-style-name="Titre_20_Partie">
      <style:text-properties officeooo:rsid="0019dd81" officeooo:paragraph-rsid="0019dd81"/>
    </style:style>
    <style:style style:name="P31" style:family="paragraph" style:parent-style-name="Normal">
      <style:text-properties officeooo:rsid="0019dd81" officeooo:paragraph-rsid="00865f46"/>
    </style:style>
    <style:style style:name="P32" style:family="paragraph" style:parent-style-name="Normal">
      <loext:graphic-properties draw:fill="none"/>
      <style:paragraph-properties fo:margin-left="0cm" fo:margin-right="0cm" fo:line-height="100%" fo:text-indent="0cm" style:auto-text-indent="false" fo:background-color="transparent"/>
      <style:text-properties officeooo:rsid="0081cd32" officeooo:paragraph-rsid="0081cd32"/>
    </style:style>
    <style:style style:name="P33" style:family="paragraph" style:parent-style-name="Normal">
      <style:text-properties officeooo:rsid="001caddd" officeooo:paragraph-rsid="001caddd"/>
    </style:style>
    <style:style style:name="P34" style:family="paragraph" style:parent-style-name="Titre_20_Partie">
      <style:text-properties fo:color="#c9211e" loext:opacity="100%" fo:font-style="italic" officeooo:rsid="0030adbc" officeooo:paragraph-rsid="00a38112" style:font-style-asian="italic" style:font-style-complex="italic"/>
    </style:style>
    <style:style style:name="P35" style:family="paragraph" style:parent-style-name="Normal">
      <style:text-properties fo:color="#c9211e" loext:opacity="100%" style:font-name="Calibri3" fo:font-size="12pt" fo:font-style="italic" style:text-underline-style="none" fo:font-weight="normal" officeooo:rsid="00a38112" officeooo:paragraph-rsid="0076edee" style:font-size-asian="12pt" style:font-style-asian="italic" style:font-weight-asian="normal" style:font-size-complex="16pt" style:font-style-complex="italic" style:font-weight-complex="normal"/>
    </style:style>
    <style:style style:name="P36" style:family="paragraph" style:parent-style-name="Normal">
      <style:text-properties officeooo:rsid="0076edee" officeooo:paragraph-rsid="0076edee"/>
    </style:style>
    <style:style style:name="P37" style:family="paragraph" style:parent-style-name="Normal">
      <style:text-properties officeooo:rsid="0076edee" officeooo:paragraph-rsid="0095e620"/>
    </style:style>
    <style:style style:name="P38" style:family="paragraph" style:parent-style-name="Normal">
      <style:text-properties fo:color="#ff0000" loext:opacity="100%" style:font-name="Calibri3" fo:font-size="12pt" fo:font-style="normal" style:text-underline-style="none" fo:font-weight="bold" officeooo:rsid="0076edee" officeooo:paragraph-rsid="0076edee" style:font-size-asian="12pt" style:font-style-asian="normal" style:font-weight-asian="bold" style:font-style-complex="normal" style:font-weight-complex="bold"/>
    </style:style>
    <style:style style:name="P39" style:family="paragraph" style:parent-style-name="Normal">
      <style:text-properties officeooo:rsid="00865f46" officeooo:paragraph-rsid="00865f46"/>
    </style:style>
    <style:style style:name="P40" style:family="paragraph" style:parent-style-name="Sous-Titre_20_Partie">
      <style:text-properties officeooo:rsid="00a38112" officeooo:paragraph-rsid="00a38112"/>
    </style:style>
    <style:style style:name="P41" style:family="paragraph" style:parent-style-name="Sous-Titre_20_Partie">
      <style:text-properties officeooo:rsid="00a624f0" officeooo:paragraph-rsid="00a624f0"/>
    </style:style>
    <style:style style:name="P42" style:family="paragraph" style:parent-style-name="Normal">
      <style:paragraph-properties style:writing-mode="lr-tb"/>
      <style:text-properties officeooo:rsid="00b2bee6" officeooo:paragraph-rsid="00b679b3"/>
    </style:style>
    <style:style style:name="P43" style:family="paragraph" style:parent-style-name="Normal">
      <style:text-properties officeooo:paragraph-rsid="00a624f0"/>
    </style:style>
    <style:style style:name="P44" style:family="paragraph" style:parent-style-name="Normal">
      <style:text-properties officeooo:rsid="00bcdbb1" officeooo:paragraph-rsid="00bcdbb1"/>
    </style:style>
    <style:style style:name="P45" style:family="paragraph" style:parent-style-name="Normal">
      <style:text-properties officeooo:rsid="00be3477" officeooo:paragraph-rsid="00be3477"/>
    </style:style>
    <style:style style:name="P46" style:family="paragraph" style:parent-style-name="Normal">
      <style:text-properties officeooo:paragraph-rsid="00be3477"/>
    </style:style>
    <style:style style:name="P47" style:family="paragraph" style:parent-style-name="Normal">
      <style:text-properties officeooo:rsid="00c68a80" officeooo:paragraph-rsid="00c68a80"/>
    </style:style>
    <style:style style:name="P48" style:family="paragraph" style:parent-style-name="Titre_20_Partie">
      <style:paragraph-properties fo:break-before="page"/>
      <style:text-properties officeooo:paragraph-rsid="00a38112"/>
    </style:style>
    <style:style style:name="P49" style:family="paragraph" style:parent-style-name="Titre_20_Partie">
      <style:paragraph-properties fo:break-before="page"/>
    </style:style>
    <style:style style:name="P50" style:family="paragraph" style:parent-style-name="Titre_20_Partie">
      <style:paragraph-properties fo:break-before="page"/>
      <style:text-properties officeooo:rsid="00bdb65e" officeooo:paragraph-rsid="00bdb65e"/>
    </style:style>
    <style:style style:name="P51" style:family="paragraph" style:parent-style-name="Normal" style:list-style-name="L1">
      <style:text-properties fo:color="#000000" loext:opacity="100%" style:font-name="Calibri3" fo:font-size="12pt" fo:font-style="normal" style:text-underline-style="none" fo:font-weight="normal" officeooo:rsid="001ce5fe" officeooo:paragraph-rsid="001caddd" style:font-size-asian="12pt" style:font-style-asian="normal" style:font-weight-asian="normal" style:font-style-complex="normal" style:font-weight-complex="normal"/>
    </style:style>
    <style:style style:name="P52" style:family="paragraph" style:parent-style-name="Normal" style:list-style-name="L1">
      <style:text-properties fo:color="#000000" loext:opacity="100%" style:font-name="Calibri3" fo:font-size="12pt" fo:font-style="normal" style:text-underline-style="none" fo:font-weight="normal" officeooo:rsid="001ce5fe" officeooo:paragraph-rsid="00be3477" style:font-size-asian="12pt" style:font-style-asian="normal" style:font-weight-asian="normal" style:font-style-complex="normal" style:font-weight-complex="normal"/>
    </style:style>
    <style:style style:name="P53" style:family="paragraph" style:parent-style-name="Normal" style:list-style-name="L2">
      <style:text-properties fo:color="#000000" loext:opacity="100%" style:font-name="Calibri3" fo:font-size="12pt" fo:font-style="normal" style:text-underline-style="none" fo:font-weight="normal" officeooo:rsid="001ce5fe" officeooo:paragraph-rsid="001ce5fe" style:font-size-asian="12pt" style:font-style-asian="normal" style:font-weight-asian="normal" style:font-style-complex="normal" style:font-weight-complex="normal"/>
    </style:style>
    <style:style style:name="P54" style:family="paragraph" style:parent-style-name="Normal" style:list-style-name="L4">
      <style:text-properties fo:color="#000000" loext:opacity="100%" style:font-name="Calibri3" fo:font-size="12pt" fo:font-style="normal" style:text-underline-style="none" fo:font-weight="normal" officeooo:rsid="001ce5fe" officeooo:paragraph-rsid="00be3477" style:font-size-asian="12pt" style:font-style-asian="normal" style:font-weight-asian="normal" style:font-style-complex="normal" style:font-weight-complex="normal"/>
    </style:style>
    <style:style style:name="P55" style:family="paragraph" style:parent-style-name="Normal" style:list-style-name="L2">
      <style:text-properties fo:color="#000000" loext:opacity="100%" style:font-name="Calibri3" fo:font-size="12pt" fo:font-style="normal" style:text-underline-style="none" fo:font-weight="normal" officeooo:rsid="001d31cb" officeooo:paragraph-rsid="001d31cb" style:font-size-asian="12pt" style:font-style-asian="normal" style:font-weight-asian="normal" style:font-style-complex="normal" style:font-weight-complex="normal"/>
    </style:style>
    <style:style style:name="P56" style:family="paragraph" style:parent-style-name="Normal" style:list-style-name="L4">
      <style:text-properties fo:color="#000000" loext:opacity="100%" style:font-name="Calibri3" fo:font-size="12pt" fo:font-style="normal" style:text-underline-style="none" fo:font-weight="normal" officeooo:rsid="001d31cb" officeooo:paragraph-rsid="00c4a4fb" style:font-size-asian="12pt" style:font-style-asian="normal" style:font-weight-asian="normal" style:font-style-complex="normal" style:font-weight-complex="normal"/>
    </style:style>
    <style:style style:name="P57" style:family="paragraph" style:parent-style-name="Normal" style:list-style-name="L2">
      <style:text-properties fo:color="#000000" loext:opacity="100%" style:font-name="Calibri3" fo:font-size="12pt" fo:font-style="normal" style:text-underline-style="none" fo:font-weight="normal" officeooo:rsid="00c2fe79" officeooo:paragraph-rsid="00c2fe79" style:font-size-asian="12pt" style:font-style-asian="normal" style:font-weight-asian="normal" style:font-style-complex="normal" style:font-weight-complex="normal"/>
    </style:style>
    <style:style style:name="P58" style:family="paragraph" style:parent-style-name="Normal" style:list-style-name="L4">
      <style:text-properties fo:color="#000000" loext:opacity="100%" style:font-name="Calibri3" fo:font-size="12pt" fo:font-style="normal" style:text-underline-style="none" fo:font-weight="normal" officeooo:rsid="00c2fe79" officeooo:paragraph-rsid="00c4a4fb" style:font-size-asian="12pt" style:font-style-asian="normal" style:font-weight-asian="normal" style:font-style-complex="normal" style:font-weight-complex="normal"/>
    </style:style>
    <style:style style:name="P59" style:family="paragraph" style:parent-style-name="Normal" style:list-style-name="L2">
      <style:text-properties fo:color="#000000" loext:opacity="100%" style:font-name="Calibri3" fo:font-size="12pt" fo:font-style="normal" style:text-underline-style="none" fo:font-weight="normal" officeooo:rsid="008d2072" officeooo:paragraph-rsid="008d2072" style:font-size-asian="12pt" style:font-style-asian="normal" style:font-weight-asian="normal" style:font-style-complex="normal" style:font-weight-complex="normal"/>
    </style:style>
    <style:style style:name="P60" style:family="paragraph" style:parent-style-name="Normal" style:list-style-name="L4">
      <style:text-properties fo:color="#000000" loext:opacity="100%" style:font-name="Calibri3" fo:font-size="12pt" fo:font-style="normal" style:text-underline-style="none" fo:font-weight="normal" officeooo:rsid="008d2072" officeooo:paragraph-rsid="00be3477" style:font-size-asian="12pt" style:font-style-asian="normal" style:font-weight-asian="normal" style:font-style-complex="normal" style:font-weight-complex="normal"/>
    </style:style>
    <style:style style:name="P61" style:family="paragraph" style:parent-style-name="Normal" style:list-style-name="L2">
      <style:text-properties fo:color="#000000" loext:opacity="100%" style:font-name="Calibri3" fo:font-size="12pt" fo:font-style="normal" style:text-underline-style="none" fo:font-weight="normal" officeooo:rsid="008eaa2f" officeooo:paragraph-rsid="008eaa2f" style:font-size-asian="12pt" style:font-style-asian="normal" style:font-weight-asian="normal" style:font-style-complex="normal" style:font-weight-complex="normal"/>
    </style:style>
    <style:style style:name="P62" style:family="paragraph" style:parent-style-name="Normal" style:list-style-name="L3">
      <style:paragraph-properties style:writing-mode="lr-tb"/>
      <style:text-properties fo:color="#000000" loext:opacity="100%" style:font-name="Calibri3" fo:font-size="12pt" fo:font-style="normal" style:text-underline-style="none" fo:font-weight="normal" officeooo:rsid="00996523" officeooo:paragraph-rsid="00996523" style:font-size-asian="12pt" style:font-style-asian="normal" style:font-weight-asian="normal" style:font-style-complex="normal" style:font-weight-complex="normal"/>
    </style:style>
    <style:style style:name="P63" style:family="paragraph" style:parent-style-name="Normal" style:list-style-name="L3">
      <style:paragraph-properties style:writing-mode="lr-tb"/>
      <style:text-properties fo:color="#000000" loext:opacity="100%" style:font-name="Calibri3" fo:font-size="12pt" fo:font-style="normal" style:text-underline-style="none" fo:font-weight="normal" officeooo:rsid="009b033e" officeooo:paragraph-rsid="009b033e" style:font-size-asian="12pt" style:font-style-asian="normal" style:font-weight-asian="normal" style:font-style-complex="normal" style:font-weight-complex="normal"/>
    </style:style>
    <style:style style:name="P64" style:family="paragraph" style:parent-style-name="Normal" style:list-style-name="L3">
      <style:paragraph-properties style:writing-mode="lr-tb"/>
      <style:text-properties fo:color="#000000" loext:opacity="100%" style:font-name="Calibri3" fo:font-size="12pt" style:text-underline-style="none" fo:font-weight="normal" officeooo:rsid="00996523" officeooo:paragraph-rsid="00996523" style:font-size-asian="12pt" style:font-weight-asian="normal" style:font-weight-complex="normal"/>
    </style:style>
    <style:style style:name="P65" style:family="paragraph" style:parent-style-name="Normal" style:list-style-name="L4">
      <style:text-properties officeooo:paragraph-rsid="00be3477"/>
    </style:style>
    <style:style style:name="P66" style:family="paragraph">
      <loext:graphic-properties draw:fill-color="#0a6d56"/>
      <style:paragraph-properties style:writing-mode="lr-tb"/>
      <style:text-properties fo:font-size="12pt"/>
    </style:style>
    <style:style style:name="P67" style:family="paragraph">
      <style:paragraph-properties fo:margin-left="0cm" fo:margin-right="0.7cm" fo:margin-top="0.101cm" fo:margin-bottom="0cm" fo:line-height="100%" fo:text-align="end" fo:text-indent="0cm" style:text-autospace="ideograph-alpha" style:punctuation-wrap="simple" style:line-break="strict" loext:tab-stop-distance="0cm" style:writing-mode="lr-tb">
        <style:tab-stops/>
      </style:paragraph-properties>
      <style:text-properties fo:hyphenate="false" loext:hyphenation-no-caps="false"/>
    </style:style>
    <style:style style:name="P68"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69" style:family="paragraph">
      <loext:graphic-properties draw:fill-color="#0a6d56"/>
      <style:paragraph-properties style:writing-mode="lr-tb"/>
    </style:style>
    <style:style style:name="P70" style:family="paragraph">
      <loext:graphic-properties draw:fill="none"/>
      <style:paragraph-properties fo:text-align="start"/>
      <style:text-properties fo:font-size="18pt"/>
    </style:style>
    <style:style style:name="T1" style:family="text">
      <style:text-properties fo:color="#ffffff" loext:opacity="100%" style:text-outline="false" style:text-line-through-style="none" style:text-line-through-type="none" style:font-name="Calibri"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T2" style:family="text">
      <style:text-properties fo:color="#0a6d56" loext:opacity="100%" style:font-name="Calibri1" fo:font-size="17pt" fo:font-style="normal" officeooo:rsid="001fc3dc" style:font-size-asian="17pt" style:font-style-asian="normal" style:font-size-complex="17pt" style:font-style-complex="normal"/>
    </style:style>
    <style:style style:name="T3" style:family="text">
      <style:text-properties fo:color="#0a6d56" loext:opacity="100%" style:font-name="Calibri1" fo:font-size="17pt" fo:font-style="normal" officeooo:rsid="000e0799" style:font-size-asian="17pt" style:font-style-asian="normal" style:font-size-complex="17pt" style:font-style-complex="normal"/>
    </style:style>
    <style:style style:name="T4" style:family="text">
      <style:text-properties fo:color="#0a6d56" loext:opacity="100%" style:font-name="Calibri1" fo:font-size="17pt" fo:font-style="italic" officeooo:rsid="000e0799" style:font-size-asian="17pt" style:font-style-asian="italic" style:font-size-complex="17pt" style:font-style-complex="italic"/>
    </style:style>
    <style:style style:name="T5" style:family="text">
      <style:text-properties officeooo:rsid="0018c33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9b033e" style:font-style-asian="normal" style:font-style-complex="normal"/>
    </style:style>
    <style:style style:name="T9" style:family="text">
      <style:text-properties fo:color="#000000" loext:opacity="100%" style:font-name="Calibri3" fo:font-size="12pt" fo:font-style="normal" style:text-underline-style="none" fo:font-weight="normal" style:font-size-asian="12pt" style:font-style-asian="normal" style:font-weight-asian="normal" style:font-style-complex="normal" style:font-weight-complex="normal"/>
    </style:style>
    <style:style style:name="T10" style:family="text">
      <style:text-properties fo:color="#000000" loext:opacity="100%" style:font-name="Calibri3" fo:font-size="12pt" fo:font-style="normal" style:text-underline-style="none" fo:font-weight="normal" officeooo:rsid="001ce5fe" style:font-size-asian="12pt" style:font-style-asian="normal" style:font-weight-asian="normal" style:font-style-complex="normal" style:font-weight-complex="normal"/>
    </style:style>
    <style:style style:name="T11" style:family="text">
      <style:text-properties fo:color="#000000" loext:opacity="100%" style:font-name="Calibri3" fo:font-size="12pt" fo:font-style="normal" style:text-underline-style="none" fo:font-weight="normal" officeooo:rsid="0020d710" style:font-size-asian="12pt" style:font-style-asian="normal" style:font-weight-asian="normal" style:font-style-complex="normal" style:font-weight-complex="normal"/>
    </style:style>
    <style:style style:name="T12" style:family="text">
      <style:text-properties fo:color="#000000" loext:opacity="100%" style:font-name="Calibri3" fo:font-size="12pt" fo:font-style="normal" style:text-underline-style="none" fo:font-weight="normal" officeooo:rsid="008b68da" style:font-size-asian="12pt" style:font-style-asian="normal" style:font-weight-asian="normal" style:font-style-complex="normal" style:font-weight-complex="normal"/>
    </style:style>
    <style:style style:name="T13" style:family="text">
      <style:text-properties fo:color="#000000" loext:opacity="100%" style:font-name="Calibri3" fo:font-size="12pt" fo:font-style="normal" style:text-underline-style="none" fo:font-weight="normal" officeooo:rsid="00b434ef" style:font-size-asian="12pt" style:font-style-asian="normal" style:font-weight-asian="normal" style:font-style-complex="normal" style:font-weight-complex="normal"/>
    </style:style>
    <style:style style:name="T14" style:family="text">
      <style:text-properties fo:color="#000000" loext:opacity="100%" style:font-name="Calibri3" fo:font-size="12pt" fo:font-style="normal" style:text-underline-style="none" fo:font-weight="normal" officeooo:rsid="00b51f35" style:font-size-asian="12pt" style:font-style-asian="normal" style:font-weight-asian="normal" style:font-style-complex="normal" style:font-weight-complex="normal"/>
    </style:style>
    <style:style style:name="T15" style:family="text">
      <style:text-properties fo:color="#000000" loext:opacity="100%" style:font-name="Calibri3" fo:font-size="12pt" fo:font-style="normal" style:text-underline-style="none" fo:font-weight="normal" officeooo:rsid="008eaa2f" style:font-size-asian="12pt" style:font-style-asian="normal" style:font-weight-asian="normal" style:font-style-complex="normal" style:font-weight-complex="normal"/>
    </style:style>
    <style:style style:name="T16" style:family="text">
      <style:text-properties fo:color="#000000" loext:opacity="100%" style:font-name="Calibri3" fo:font-size="12pt" fo:font-style="normal" style:text-underline-style="none" fo:font-weight="normal" officeooo:rsid="00bcdbb1" style:font-size-asian="12pt" style:font-style-asian="normal" style:font-weight-asian="normal" style:font-style-complex="normal" style:font-weight-complex="normal"/>
    </style:style>
    <style:style style:name="T17" style:family="text">
      <style:text-properties fo:color="#000000" loext:opacity="100%" style:font-name="Calibri3" fo:font-size="12pt" fo:font-style="normal" style:text-underline-style="none" fo:font-weight="normal" officeooo:rsid="00c07118" style:font-size-asian="12pt" style:font-style-asian="normal" style:font-weight-asian="normal" style:font-style-complex="normal" style:font-weight-complex="normal"/>
    </style:style>
    <style:style style:name="T18" style:family="text">
      <style:text-properties fo:color="#000000" loext:opacity="100%" style:font-name="Calibri3" fo:font-size="12pt" fo:font-style="normal" style:text-underline-style="none" fo:font-weight="normal" officeooo:rsid="00327ba8" style:font-size-asian="12pt" style:font-style-asian="normal" style:font-weight-asian="normal" style:font-style-complex="normal" style:font-weight-complex="normal"/>
    </style:style>
    <style:style style:name="T19" style:family="text">
      <style:text-properties fo:color="#000000" loext:opacity="100%" style:font-name="Calibri3" fo:font-size="12pt" fo:font-style="normal" style:text-underline-style="none" fo:font-weight="normal" officeooo:rsid="00c83895" style:font-size-asian="12pt" style:font-style-asian="normal" style:font-weight-asian="normal" style:font-style-complex="normal" style:font-weight-complex="normal"/>
    </style:style>
    <style:style style:name="T20" style:family="text">
      <style:text-properties fo:color="#000000" loext:opacity="100%" style:font-name="Calibri3" fo:font-size="12pt" fo:font-style="normal" style:text-underline-style="none" fo:font-weight="normal" officeooo:rsid="00cb49c9" style:font-size-asian="12pt" style:font-style-asian="normal" style:font-weight-asian="normal" style:font-style-complex="normal" style:font-weight-complex="normal"/>
    </style:style>
    <style:style style:name="T21" style:family="text">
      <style:text-properties fo:color="#000000" loext:opacity="100%" style:font-name="Calibri3" fo:font-size="12pt" fo:font-style="normal" style:text-underline-style="none" fo:font-weight="normal" officeooo:rsid="00cbd13b" style:font-size-asian="12pt" style:font-style-asian="normal" style:font-weight-asian="normal" style:font-style-complex="normal" style:font-weight-complex="normal"/>
    </style:style>
    <style:style style:name="T22" style:family="text">
      <style:text-properties fo:color="#000000" loext:opacity="100%" style:font-name="Calibri3" fo:font-size="12pt" fo:font-style="normal" style:text-underline-style="none" fo:font-weight="normal" officeooo:rsid="002d643e" style:font-size-asian="12pt" style:font-style-asian="normal" style:font-weight-asian="normal" style:font-size-complex="16pt" style:font-style-complex="normal" style:font-weight-complex="normal"/>
    </style:style>
    <style:style style:name="T23" style:family="text">
      <style:text-properties fo:color="#000000" loext:opacity="100%" style:font-name="Calibri3" fo:font-size="12pt" style:text-underline-style="none" fo:font-weight="normal" officeooo:rsid="0081a54b" style:font-size-asian="12pt" style:font-weight-asian="normal" style:font-weight-complex="normal"/>
    </style:style>
    <style:style style:name="T24" style:family="text">
      <style:text-properties fo:color="#000000" loext:opacity="100%" style:font-name="Calibri3" fo:font-size="12pt" style:text-underline-style="none" fo:font-weight="normal" officeooo:rsid="00a6db7b" style:font-size-asian="12pt" style:font-weight-asian="normal" style:font-weight-complex="normal"/>
    </style:style>
    <style:style style:name="T25" style:family="text">
      <style:text-properties fo:color="#000000" loext:opacity="100%" style:font-name="Calibri3" fo:font-size="12pt" style:text-underline-style="none" fo:font-weight="normal" officeooo:rsid="00a7b7a7" style:font-size-asian="12pt" style:font-weight-asian="normal" style:font-weight-complex="normal"/>
    </style:style>
    <style:style style:name="T26" style:family="text">
      <style:text-properties fo:color="#000000" loext:opacity="100%" style:font-name="Calibri3" fo:font-size="12pt" style:text-underline-style="none" fo:font-weight="normal" officeooo:rsid="00ac916e" style:font-size-asian="12pt" style:font-weight-asian="normal" style:font-weight-complex="normal"/>
    </style:style>
    <style:style style:name="T27" style:family="text">
      <style:text-properties fo:color="#000000" loext:opacity="100%" style:font-name="Calibri2" fo:font-size="16pt" fo:font-style="normal" style:text-underline-style="solid" style:text-underline-width="auto" style:text-underline-color="font-color" fo:font-weight="bold" officeooo:rsid="00a08def" style:font-size-asian="16pt" style:font-style-asian="normal" style:font-weight-asian="bold" style:font-size-complex="16pt" style:font-style-complex="normal" style:font-weight-complex="bold"/>
    </style:style>
    <style:style style:name="T28" style:family="text">
      <style:text-properties fo:color="#000000" loext:opacity="100%" officeooo:rsid="00a624f0"/>
    </style:style>
    <style:style style:name="T29" style:family="text">
      <style:text-properties fo:color="#000000" loext:opacity="100%" officeooo:rsid="00a6db7b"/>
    </style:style>
    <style:style style:name="T30" style:family="text">
      <style:text-properties fo:color="#000000" loext:opacity="100%" officeooo:rsid="00bad374"/>
    </style:style>
    <style:style style:name="T31" style:family="text">
      <style:text-properties style:font-name="Calibri3" fo:font-size="12pt" style:text-underline-style="none" fo:font-weight="normal" style:font-size-asian="12pt" style:font-weight-asian="normal" style:font-weight-complex="normal"/>
    </style:style>
    <style:style style:name="T32" style:family="text">
      <style:text-properties style:font-name="Calibri3" fo:font-size="12pt" style:text-underline-style="none" fo:font-weight="normal" officeooo:rsid="00adbdb3" style:font-size-asian="12pt" style:font-weight-asian="normal" style:font-weight-complex="normal"/>
    </style:style>
    <style:style style:name="T33" style:family="text">
      <style:text-properties style:font-name="Calibri3" fo:font-size="12pt" style:text-underline-style="none" fo:font-weight="normal" officeooo:rsid="00aee5bf" style:font-size-asian="12pt" style:font-weight-asian="normal" style:font-weight-complex="normal"/>
    </style:style>
    <style:style style:name="T34" style:family="text">
      <style:text-properties style:font-name="Calibri3" fo:font-size="12pt" style:text-underline-style="none" fo:font-weight="normal" officeooo:rsid="00b774ef" style:font-size-asian="12pt" style:font-weight-asian="normal" style:font-weight-complex="normal"/>
    </style:style>
    <style:style style:name="T35" style:family="text">
      <style:text-properties style:font-name="Calibri3" fo:font-size="12pt" style:text-underline-style="none" fo:font-weight="normal" officeooo:rsid="00b88491" style:font-size-asian="12pt" style:font-weight-asian="normal" style:font-weight-complex="normal"/>
    </style:style>
    <style:style style:name="T36" style:family="text">
      <style:text-properties style:font-name="Calibri3" fo:font-size="12pt" style:text-underline-style="none" fo:font-weight="normal" officeooo:rsid="00b9d5b2" style:font-size-asian="12pt" style:font-weight-asian="normal" style:font-weight-complex="normal"/>
    </style:style>
    <style:style style:name="T37" style:family="text">
      <style:text-properties officeooo:rsid="00787ceb"/>
    </style:style>
    <style:style style:name="T38" style:family="text">
      <style:text-properties officeooo:rsid="007ce952"/>
    </style:style>
    <style:style style:name="T39" style:family="text">
      <style:text-properties officeooo:rsid="007e6f71"/>
    </style:style>
    <style:style style:name="T40" style:family="text">
      <style:text-properties officeooo:rsid="0084856b"/>
    </style:style>
    <style:style style:name="T41" style:family="text">
      <style:text-properties officeooo:rsid="00854942"/>
    </style:style>
    <style:style style:name="T42" style:family="text">
      <style:text-properties officeooo:rsid="0087aede"/>
    </style:style>
    <style:style style:name="T43" style:family="text">
      <style:text-properties officeooo:rsid="008d2072"/>
    </style:style>
    <style:style style:name="T44" style:family="text">
      <style:text-properties officeooo:rsid="0090a423"/>
    </style:style>
    <style:style style:name="T45" style:family="text">
      <style:text-properties officeooo:rsid="0092801a"/>
    </style:style>
    <style:style style:name="T46" style:family="text">
      <style:text-properties officeooo:rsid="00972546"/>
    </style:style>
    <style:style style:name="T47" style:family="text">
      <style:text-properties officeooo:rsid="00996523"/>
    </style:style>
    <style:style style:name="T48" style:family="text">
      <style:text-properties officeooo:rsid="009bc76d"/>
    </style:style>
    <style:style style:name="T49" style:family="text">
      <style:text-properties officeooo:rsid="002d643e"/>
    </style:style>
    <style:style style:name="T50" style:family="text">
      <style:text-properties officeooo:rsid="00a51c6e"/>
    </style:style>
    <style:style style:name="T51" style:family="text">
      <style:text-properties officeooo:rsid="00a7b7a7"/>
    </style:style>
    <style:style style:name="T52" style:family="text">
      <style:text-properties officeooo:rsid="009cbba7"/>
    </style:style>
    <style:style style:name="T53" style:family="text">
      <style:text-properties officeooo:rsid="00b434ef"/>
    </style:style>
    <style:style style:name="T54" style:family="text">
      <style:text-properties officeooo:rsid="00b51f35"/>
    </style:style>
    <style:style style:name="T55" style:family="text">
      <style:text-properties officeooo:rsid="00210834"/>
    </style:style>
    <style:style style:name="T56" style:family="text">
      <style:text-properties officeooo:rsid="00bb7165"/>
    </style:style>
    <style:style style:name="T57" style:family="text">
      <style:text-properties officeooo:rsid="00bcdbb1"/>
    </style:style>
    <style:style style:name="T58" style:family="text">
      <style:text-properties officeooo:rsid="00bcf03e"/>
    </style:style>
    <style:style style:name="T59" style:family="text">
      <style:text-properties officeooo:rsid="00bd325f"/>
    </style:style>
    <style:style style:name="T60" style:family="text">
      <style:text-properties officeooo:rsid="00be3477"/>
    </style:style>
    <style:style style:name="T61" style:family="text">
      <style:text-properties officeooo:rsid="001ce5fe"/>
    </style:style>
    <style:style style:name="T62" style:family="text">
      <style:text-properties officeooo:rsid="00c4a4fb"/>
    </style:style>
    <style:style style:name="T63" style:family="text">
      <style:text-properties officeooo:rsid="00c92669"/>
    </style:style>
    <style:style style:name="T64" style:family="text">
      <style:text-properties fo:font-size="10.5pt" fo:font-style="normal" officeooo:rsid="009b033e" style:font-size-asian="10.5pt" style:font-style-asian="normal" style:font-size-complex="10.5pt" style:font-style-complex="normal"/>
    </style:style>
    <style:style style:name="T65" style:family="text">
      <style:text-properties fo:font-size="10.5pt" fo:font-style="normal" officeooo:rsid="009bafdc" style:font-size-asian="10.5pt" style:font-style-asian="normal" style:font-size-complex="10.5pt" style:font-style-complex="normal"/>
    </style:style>
    <style:style style:name="T66"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a6d56" draw:textarea-horizontal-align="justify" draw:textarea-vertical-align="middle" draw:auto-grow-height="false" fo:min-height="0.199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ffffff" draw:fill="none" draw:fill-color="#ffffff" draw:textarea-vertical-align="middle" fo:min-height="2.7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0000" draw:fill-color="#0a6d56" draw:textarea-horizontal-align="justify" draw:textarea-vertical-align="middle" draw:auto-grow-height="false" fo:min-height="2.701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0a6d56" draw:textarea-horizontal-align="justify" draw:textarea-vertical-align="middle" draw:auto-grow-height="false" fo:min-height="2.499cm" fo:min-width="2.4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text:bookmark-start text:name="__RefHeading___Toc1874_3262459835"/>Méthode<text:span text:style-name="T39">s</text:span> Computationnelles<text:bookmark-end text:name="__RefHeading___Toc1874_3262459835"/></text:h>
      <text:h text:style-name="P26" text:outline-level="4"><text:bookmark-start text:name="__RefHeading___Toc1951_3262459835"/>Projet<text:bookmark-end text:name="__RefHeading___Toc1951_3262459835"/></text:h>
      <text:h text:style-name="P19" text:outline-level="4"><text:bookmark-start text:name="__RefHeading___Toc2293_3262459835 Copie 1"/>Recuit simulé<text:bookmark-end text:name="__RefHeading___Toc2293_3262459835 Copie 1"/></text:h>
      <text:p text:style-name="P25"/>
      <text:h text:style-name="P16" text:outline-level="4"><text:bookmark-start text:name="__RefHeading___Toc2293_3262459835"/>Présentation du projet<text:bookmark-end text:name="__RefHeading___Toc2293_3262459835"/></text:h>
      <text:p text:style-name="P27"/>
      <text:p text:style-name="P27">Le problème du voyageur de commerce nous met <text:span text:style-name="T23">face</text:span> à, comme son nom l’indique, un voyageur de commerce, qui doit voyager entre plusieurs villes pour affaire, et qui souhaite optimiser son trajet.</text:p>
      <text:p text:style-name="P27">Le problème peut avoir plusieurs paramètres, tel que le nombre de ville<text:span text:style-name="T5">s</text:span> à visiter, et leurs position.</text:p>
      <text:p text:style-name="P28">L’objectif est de minimiser le coût (ici la distance parcourue) de son voyage.</text:p>
      <text:p text:style-name="P28"/>
      <text:p text:style-name="P32">Nous allons donc créer et tester un algorithme visant à trouver ce coût minimal, ou un coût proche, par la méthode <text:span text:style-name="T40">d’optimisation</text:span> du recuit simul<text:span text:style-name="T41">é</text:span>.</text:p>
      <text:p text:style-name="P28"/>
      <text:h text:style-name="P30" text:outline-level="4">Solutions mises en œuvre</text:h>
      <text:p text:style-name="P29"/>
      <text:p text:style-name="P39">Le recuit simulé est une méthode d’optimisation inspirée du processus de recuit en métallurgie, elle crée une température artificielle que l’on fait descendre au fil du temps, <text:span text:style-name="T42">resserrant la recherche et permettant moins l’adoption de mauvais résultats. C’est-à-dire que si la température est haute, on peut facilement sortir d’un optimum local pour aller en chercher un autre </text:span><text:span text:style-name="T59">global</text:span><text:span text:style-name="T42">, mais si elle est faible, les chances d’accepter un mauvais résultats deviennent faibles, nous renfermant dans l’optimum local, et permettant de chercher l’optimum local.</text:span></text:p>
      <text:p text:style-name="P31"/>
      <text:p text:style-name="P33"><text:span text:style-name="T12">Cette méthode a des paramètres que nous</text:span><text:span text:style-name="T9"> pouvons ainsi </text:span><text:span text:style-name="T10">faire vari</text:span><text:span text:style-name="T11">er </text:span><text:span text:style-name="T10">:</text:span></text:p>
      <text:list xml:id="list2416090726" text:style-name="L1">
        <text:list-item>
          <text:p text:style-name="P51">L<text:span text:style-name="T43">a température initiale</text:span>,</text:p>
        </text:list-item>
      </text:list>
      <text:list text:style-name="L2">
        <text:list-item>
          <text:p text:style-name="P53">L<text:span text:style-name="T43">a température finale,</text:span></text:p>
        </text:list-item>
        <text:list-item>
          <text:p text:style-name="P55"><text:span text:style-name="T43">La méthode de décroissement de la température</text:span>,</text:p>
        </text:list-item>
        <text:list-item>
          <text:p text:style-name="P57">L’alpha de cette méthode</text:p>
        </text:list-item>
        <text:list-item>
          <text:p text:style-name="P59">L’amplitude de recherche de voisin,</text:p>
        </text:list-item>
        <text:list-item>
          <text:p text:style-name="P61">Le nombre de répétition<text:span text:style-name="T57">s</text:span> de recherche de voisins pour une même température.</text:p>
        </text:list-item>
      </text:list>
      <text:p text:style-name="P7"/>
      <text:p text:style-name="P6">Nous cherchons donc à obtenir la combinaison de ces paramètres donnant un coût optimal.</text:p>
      <text:p text:style-name="P6"/>
      <text:p text:style-name="P6">Pour notre procédure de recherche, nous allons essayer <text:span text:style-name="T44">de </text:span>faire jouer les différents paramètre<text:span text:style-name="T44">s</text:span> sur <text:span text:style-name="T38">2</text:span> cartes, contenant<text:span text:style-name="T45">s</text:span> 30 et 100 villes.</text:p>
      <text:p text:style-name="P38"/>
      <text:h text:style-name="Titre_20_Partie" text:outline-level="4"/>
      <text:h text:style-name="P49" text:outline-level="4">Méthodologie</text:h>
      <text:p text:style-name="P36"/>
      <text:p text:style-name="P36">Afin d’avoir un nombre de tentative suffisante pour établir des <text:span text:style-name="T56">graphiques</text:span> et calculer des moyennes, nous avons écris un script bash qui<text:span text:style-name="T37"> effectue les calculs de coût </text:span><text:span text:style-name="T25">5</text:span><text:span text:style-name="T37"> fois, en établis une moyenne, modifie certains paramètres et recommence avec ces nouveaux paramètre</text:span><text:span text:style-name="T51">s</text:span><text:span text:style-name="T37">.</text:span></text:p>
      <text:h text:style-name="P34" text:outline-level="4"><text:span text:style-name="T22"/></text:h>
      <text:p text:style-name="P35"><text:span text:style-name="T49">P</text:span>our analyser l’influence des paramètres, nous avons tester plus de 900 combinaisons de <text:span text:style-name="T50">coûts</text:span>, combinés dans un tableur, et avons étudier chaque paramètre afin de comprendre comment il influe sur le <text:span text:style-name="T50">coût, </text:span><text:span text:style-name="T56">les graphiques ci-après sont issue des données de ce tableur, et les moyennes affichées sont souvent élevées car le jeu de données contient des tests pour 30 et 100 villes</text:span>.</text:p>
      <text:p text:style-name="P36"/>
      <text:h text:style-name="P17" text:outline-level="4"/>
      <text:h text:style-name="P18" text:outline-level="4">Analyse de l’influence du choix d<text:span text:style-name="T46">u</text:span> schéma de refroidissement</text:h>
      <text:p text:style-name="P37"/>
      <text:p text:style-name="P4">Le schéma de refroidissement est important pour cette méthode car il défini la manière dont va chuter la température, et donc le nombre d’itérations pour atteindre la température final<text:span text:style-name="T47">e</text:span>, sachant que plus le nombre d’itération<text:span text:style-name="T47">s</text:span> est élevé, plus les chances de trouver le résultat optimal sont élevées.</text:p>
      <text:p text:style-name="P4"/>
      <text:p text:style-name="P4">Ce schéma influe aussi sur le résultat <text:span text:style-name="T63">en permettant de garder</text:span> la température <text:span text:style-name="T63">plus</text:span> élevée ou <text:span text:style-name="T63">plus </text:span>faible, et donc privilégier la recherche d’un optimum local ou global.</text:p>
      <text:p text:style-name="P4"/>
      <text:p text:style-name="P5">Pour ce projet, nous avons implémenté les schémas suivant<text:span text:style-name="T48">s</text:span> :</text:p>
      <text:list text:style-name="L3">
        <text:list-item>
          <text:p text:style-name="P64">Décroissement de la température par <text:span text:style-name="T6">T – alpha </text:span><text:span text:style-name="T7">:</text:span></text:p>
          <text:list>
            <text:list-item>
              <text:p text:style-name="P62">0 &lt; alpha</text:p>
            </text:list-item>
            <text:list-item>
              <text:p text:style-name="P62">Décroissement linéair<text:span text:style-name="T53">e</text:span></text:p>
            </text:list-item>
          </text:list>
        </text:list-item>
        <text:list-item>
          <text:p text:style-name="P64"><text:span text:style-name="T7">Décroissement de la température par </text:span><text:span text:style-name="T6">T * alpha</text:span><text:span text:style-name="T7"> :</text:span></text:p>
          <text:list>
            <text:list-item>
              <text:p text:style-name="P62">0 &lt; alpha &lt; 1</text:p>
            </text:list-item>
            <text:list-item>
              <text:p text:style-name="P64"><text:span text:style-name="T7">Décroissement </text:span><text:span text:style-name="T8">exponentiel : </text:span><text:span text:style-name="T64">Rapide </text:span><text:span text:style-name="T65">à températures élevées </text:span><text:span text:style-name="T64">puis lent à </text:span><text:span text:style-name="T65">températures faibles</text:span></text:p>
            </text:list-item>
            <text:list-item>
              <text:p text:style-name="P63">Permet d’optimiser la recherche d’un optimum local</text:p>
            </text:list-item>
          </text:list>
        </text:list-item>
      </text:list>
      <text:p text:style-name="P8"><draw:frame draw:style-name="fr2" draw:name="Objet2" text:anchor-type="char" svg:x="0.035cm" svg:y="0.46cm" svg:width="9.936cm" svg:height="4.664cm" draw:z-index="64"><draw:object xlink:href="./Object 2" xlink:type="simple" xlink:show="embed" xlink:actuate="onLoad"/><draw:image xlink:href="./ObjectReplacements/Object 2" xlink:type="simple" xlink:show="embed" xlink:actuate="onLoad"/></draw:frame></text:p>
      <text:p text:style-name="P9">L’étude ci-contre montre que la méthode de décroissement de la température par T*alpha est globalement plus efficace, la méthode en T-alpha donnant un coût moyen presque 10 % plus élevé, cela s’explique par le fait quelle trouve généralement un optimum local.</text:p>
      <text:p text:style-name="P12"/>
      <text:p text:style-name="P10"><draw:frame draw:style-name="fr2" draw:name="Objet5" text:anchor-type="char" svg:x="0.138cm" svg:y="0.471cm" svg:width="10.186cm" svg:height="8.819cm" draw:z-index="67"><draw:object xlink:href="./Object 5" xlink:type="simple" xlink:show="embed" xlink:actuate="onLoad"/><draw:image xlink:href="./ObjectReplacements/Object 5" xlink:type="simple" xlink:show="embed" xlink:actuate="onLoad"/></draw:frame></text:p>
      <text:p text:style-name="P11"><text:span text:style-name="T52">P</text:span>our comparer les méthodes, nous avons fai<text:span text:style-name="T54">t</text:span> des tests sur chacune d’entre elle, avec une température initiale de 1000 et une température finale de 1. Nous avons gardé le alpha de 0,99 de la méthode T*alpha et calculé que pour cette intervalle de température, il allait s’effectuer 688 itérations (changements de températures), pour obtenir ce même nombre dans la méthode T-alpha, nous avons calculé qu’il faudrait un alpha de 1,453 . Voici ci-contre les coûts moyens obtenu pour ce cas. On constate un net avantage pour la méthode T*alpha.</text:p>
      <text:p text:style-name="P42"><text:soft-page-break/><text:span text:style-name="T13">C</text:span><draw:frame draw:style-name="fr2" draw:name="Objet6" text:anchor-type="char" svg:x="0.134cm" svg:y="0.146cm" svg:width="11.659cm" svg:height="10.052cm" draw:z-index="68"><draw:object xlink:href="./Object 6" xlink:type="simple" xlink:show="embed" xlink:actuate="onLoad"/><draw:image xlink:href="./ObjectReplacements/Object 6" xlink:type="simple" xlink:show="embed" xlink:actuate="onLoad"/></draw:frame><text:span text:style-name="T13">omme dit </text:span><text:span text:style-name="T20">plus haut</text:span><text:span text:style-name="T13">, cette méthode propose un décroissement exponentiel de la température, comme en témoigne </text:span><text:span text:style-name="T14">l</text:span><text:span text:style-name="T13">e graphique </text:span><text:span text:style-name="T14">ci-contre, le fait de rester plus longtemps à faible température permet à cette méthode de ne plus accepter de résultat </text:span><text:span text:style-name="T21">à coût plus élevé</text:span><text:span text:style-name="T14"> rapidement afin de mieux chercher l’optimum local</text:span><text:span text:style-name="T13">.</text:span></text:p>
      <text:h text:style-name="P48" text:outline-level="4"><text:span text:style-name="T55">Analyse d</text:span><text:span text:style-name="T27">e l’influence des paramètres</text:span></text:h>
      <text:p text:style-name="Normal"/>
      <text:h text:style-name="P40" text:outline-level="4">Température initiale, finale, et alpha</text:h>
      <text:p text:style-name="P20"><draw:frame draw:style-name="fr2" draw:name="Objet3" text:anchor-type="char" svg:x="0.138cm" svg:y="-0.007cm" svg:width="10.686cm" svg:height="9.102cm" draw:z-index="65"><draw:object xlink:href="./Object 3" xlink:type="simple" xlink:show="embed" xlink:actuate="onLoad"/><draw:image xlink:href="./ObjectReplacements/Object 3" xlink:type="simple" xlink:show="embed" xlink:actuate="onLoad"/></draw:frame><text:span text:style-name="T31">Le graphique ci-</text:span><text:span text:style-name="T34">contre </text:span><text:span text:style-name="T31">nous montre qu’une température finale faible est préférable. On constate aussi que la température initiale </text:span><text:span text:style-name="T32">à peu d’impac</text:span><text:span text:style-name="T33">t</text:span><text:span text:style-name="T32"> </text:span><text:span text:style-name="T33">sur le coût, cela s’explique par le fait qu’une température élevé au départ permet d’accepter plus d’erreur pour chercher l’optimum global, mais de toute façon, si on finit avec une température faible, on se mettra à chercher l’optimum local, la tendance de la température initiale 500 à obtenir un coût en moyenne légèrement moins élevé s’explique par le hasard de la solution de départ et des mutations.</text:span></text:p>
      <text:p text:style-name="P20"><text:span text:style-name="T33"/></text:p>
      <text:p text:style-name="P20"><text:span text:style-name="T33"/></text:p>
      <text:p text:style-name="P13">Pour la méthode de décroissement par T*alpha :</text:p>
      <text:p text:style-name="P23"><draw:frame draw:style-name="fr3" draw:name="Objet4" text:anchor-type="char" svg:x="-0.06cm" svg:y="0.019cm" svg:width="9.767cm" svg:height="5.091cm" draw:z-index="66"><draw:object xlink:href="./Object 4" xlink:type="simple" xlink:show="embed" xlink:actuate="onLoad"/><draw:image xlink:href="./ObjectReplacements/Object 4" xlink:type="simple" xlink:show="embed" xlink:actuate="onLoad"/></draw:frame><text:span text:style-name="T33">P</text:span><text:span text:style-name="T31">our cette méthode, on observe sur le graphique ci-contre qu’un alpha plus proche de 1 diminue le coût moyen, cela s’explique assez simplement par le fait que, plus le alpha est proche de 1, plus il y aura d’itérations (de changements de températures), ce qui permet de mieux trouver un optimum local.</text:span></text:p>
      <text:p text:style-name="P21"><text:span text:style-name="T33"/></text:p>
      <text:p text:style-name="P21"><text:span text:style-name="T33"/></text:p>
      <text:p text:style-name="P14">Pour la méthode de décroissement par T-alpha :</text:p>
      <text:p text:style-name="P22"><draw:frame draw:style-name="fr2" draw:name="Objet7" text:anchor-type="char" svg:x="0.093cm" svg:y="0.004cm" svg:width="10.051cm" svg:height="5.65cm" draw:z-index="69"><draw:object xlink:href="./Object 7" xlink:type="simple" xlink:show="embed" xlink:actuate="onLoad"/><draw:image xlink:href="./ObjectReplacements/Object 7" xlink:type="simple" xlink:show="embed" xlink:actuate="onLoad"/></draw:frame><text:span text:style-name="T33">P</text:span><text:span text:style-name="T35">our cette méthode, on observe sur le graphique ci-contre qu’un alpha plus </text:span><text:span text:style-name="T36">le plus faible possible</text:span><text:span text:style-name="T35"> diminue le coût moyen, cela s’explique assez simplement par le fait que, plus le alpha est p</text:span><text:span text:style-name="T36">etit</text:span><text:span text:style-name="T35">, plus il y aura d’itérations (de changements de températures), ce qui permet de mieux trouver un optimum local.</text:span></text:p>
      <text:p text:style-name="P24"/>
      <text:h text:style-name="P41" text:outline-level="4"><text:soft-page-break/>Amplitude</text:h>
      <text:p text:style-name="P43"><draw:frame draw:style-name="fr2" draw:name="Objet1" text:anchor-type="char" svg:x="0.03cm" svg:y="0.139cm" svg:width="9.648cm" svg:height="6.57cm" draw:z-index="63"><draw:object xlink:href="./Object 1" xlink:type="simple" xlink:show="embed" xlink:actuate="onLoad"/><draw:image xlink:href="./ObjectReplacements/Object 1" xlink:type="simple" xlink:show="embed" xlink:actuate="onLoad"/><svg:desc>diagramme</svg:desc></draw:frame><text:span text:style-name="T28">Comme on peut l’observer sur le graphique </text:span><text:span text:style-name="T26">ci-contre</text:span><text:span text:style-name="T28">, </text:span><text:span text:style-name="T29">l’amplitude à un impact faible sur le coût, mais </text:span><text:span text:style-name="T24">la</text:span><text:span text:style-name="T29"> tendance montre qu’une amplitude faible (</text:span><text:span text:style-name="T30">exemple : </text:span><text:span text:style-name="T29">1) abaisse légèrement le coût. </text:span><text:span text:style-name="T30">Cette faible différence peut s’expliquer par le fait que l’amplitude, dans notre programme pour résoudre le problème du voyageur de commerce, s’utilise comme un nombre maximum de mutations, <text:s/>ce qui peut ne pas forcément créer une différence de coût conséquente, même après plusieurs mutations.</text:span></text:p>
      <text:p text:style-name="P43"><text:span text:style-name="T30"/></text:p>
      <text:h text:style-name="Sous-Titre_20_Partie" text:outline-level="4"><text:span text:style-name="T57">N</text:span>ombre de répétition<text:span text:style-name="T57">s</text:span> de recherche de voisins pour une même température</text:h>
      <text:p text:style-name="P44"><draw:frame draw:style-name="fr2" draw:name="Objet8" text:anchor-type="char" svg:x="0.042cm" svg:y="0.016cm" svg:width="9.514cm" svg:height="6.586cm" draw:z-index="70"><draw:object xlink:href="./Object 8" xlink:type="simple" xlink:show="embed" xlink:actuate="onLoad"/><draw:image xlink:href="./ObjectReplacements/Object 8" xlink:type="simple" xlink:show="embed" xlink:actuate="onLoad"/></draw:frame>Comme on peut l’observer, et sans surprise, un nombre de répétitions de recherche de voisins pour une même température plus élevé permet d’obtenir un coût moyen plus faible. Cela s’explique par le fait que, si on fait plus d’essais, on a plus de chances de trouver un <text:span text:style-name="T58">voisin</text:span> intéressant, <text:span text:style-name="T58">et donc de le garder.</text:span></text:p>
      <text:p text:style-name="Normal"/>
      <text:h text:style-name="P50" text:outline-level="4">Résultat des analyses et conclusion</text:h>
      <text:p text:style-name="Normal"/>
      <text:p text:style-name="P45">On peut conclure de notre analyse que les paramètres optimaux permettant de trouver la solution au coût le plus faible sont :</text:p>
      <text:list text:continue-list="list2416090726" text:style-name="L1">
        <text:list-item>
          <text:p text:style-name="P52">L<text:span text:style-name="T43">a température initiale : </text:span><text:span text:style-name="T60">Élevée</text:span>, <text:span text:style-name="T60">même si cela a un impact faible,</text:span></text:p>
        </text:list-item>
      </text:list>
      <text:list text:style-name="L4">
        <text:list-item>
          <text:p text:style-name="P54">L<text:span text:style-name="T43">a température finale : </text:span><text:span text:style-name="T60">La plus basse possible</text:span><text:span text:style-name="T43">,</text:span></text:p>
        </text:list-item>
        <text:list-item>
          <text:p text:style-name="P56"><text:span text:style-name="T43">La méthode de décroissement de la température : </text:span><text:span text:style-name="T60">Utilisation de T*alpha</text:span>,</text:p>
        </text:list-item>
        <text:list-item>
          <text:p text:style-name="P58">L’alpha de cette méthode : <text:span text:style-name="T62">Le plus proche possible de 1</text:span>,</text:p>
        </text:list-item>
        <text:list-item>
          <text:p text:style-name="P60">L’amplitude de recherche de voisin : <text:span text:style-name="T60">Faible</text:span><text:span text:style-name="T61">, </text:span><text:span text:style-name="T60">même si cela a un impact faible</text:span>,</text:p>
        </text:list-item>
        <text:list-item>
          <text:p text:style-name="P65"><text:span text:style-name="T15">Le nombre de répétition</text:span><text:span text:style-name="T16">s</text:span><text:span text:style-name="T15"> de recherche de voisins pour une même température : </text:span><text:span text:style-name="T17">Élevé</text:span><text:span text:style-name="T15">.</text:span></text:p>
        </text:list-item>
      </text:list>
      <text:p text:style-name="P46"><text:span text:style-name="T18"/></text:p>
      <text:p text:style-name="P47"><text:span text:style-name="T18">V</text:span><text:span text:style-name="T9">oici le résultat obtenu pour 100 villes, </text:span><text:span text:style-name="T19">avec les paramètres suivants :</text:span></text:p>
      <text:p text:style-name="P47"><text:span text:style-name="T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PJ" style:family="paragraph" style:parent-style-name="Standard" style:default-outline-level="2" style:list-style-name="">
      <style:paragraph-properties fo:margin-top="0cm" fo:margin-bottom="0cm" style:contextual-spacing="false" fo:line-height="100%" fo:text-align="center" style:justify-single-word="false"/>
      <style:text-properties fo:color="#000000" loext:opacity="100%" style:font-name="Calibri2" fo:font-family="Calibri" style:font-style-name="Gras" style:font-family-generic="swiss" style:font-pitch="variable" fo:font-size="26pt" style:text-underline-style="solid" style:text-underline-width="auto" style:text-underline-color="font-color" fo:font-weight="bold" style:font-size-asian="26pt" style:font-weight-asian="bold"/>
    </style:style>
    <style:style style:name="Sous-Titre" style:family="paragraph" style:parent-style-name="TitrePJ" style:default-outline-level="4" style:list-style-name="">
      <style:text-properties style:font-name="Calibri2" fo:font-family="Calibri" style:font-style-name="Gras" style:font-family-generic="swiss" style:font-pitch="variable" fo:font-size="22pt" style:text-underline-style="none" style:font-size-asian="22pt"/>
    </style:style>
    <style:style style:name="Titre_20_Partie" style:display-name="Titre Partie" style:family="paragraph" style:parent-style-name="Sous-Titre" style:master-page-name="">
      <style:paragraph-properties fo:margin-left="0cm" fo:margin-right="0cm" fo:margin-top="0cm" fo:margin-bottom="0.15cm" style:contextual-spacing="false" fo:text-align="start" style:justify-single-word="false" fo:text-indent="0cm" style:auto-text-indent="false" style:page-number="auto">
        <style:tab-stops/>
      </style:paragraph-properties>
      <style:text-properties fo:font-size="16pt" fo:font-style="normal" style:text-underline-style="solid" style:text-underline-width="auto" style:text-underline-color="font-color" fo:font-weight="bold" officeooo:rsid="000bf7c9" style:font-size-asian="16pt" style:font-style-asian="normal" style:font-weight-asian="bold" style:font-size-complex="16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master-page-name="">
      <style:paragraph-properties fo:margin-top="0cm" fo:margin-bottom="0cm" style:contextual-spacing="false" fo:line-height="100%" fo:text-align="justify" style:justify-single-word="false" style:page-number="auto">
        <style:tab-stops/>
      </style:paragraph-properties>
      <style:text-properties fo:color="#000000" loext:opacity="100%" style:font-name="Calibri3" fo:font-family="Calibri" style:font-style-name="Normal" style:font-family-generic="swiss" style:font-pitch="variable" fo:font-size="12pt" style:text-underline-style="none" fo:font-weight="normal" style:font-size-asian="12pt" style:font-weight-asian="normal" style:font-weight-complex="normal"/>
    </style:style>
    <style:style style:name="Frame_20_contents" style:display-name="Frame contents" style:family="paragraph" style:parent-style-name="Standard" style:class="extra"/>
    <style:style style:name="Sous-Titre_20_Partie" style:display-name="Sous-Titre Partie" style:family="paragraph" style:parent-style-name="Titre_20_Partie" style:next-style-name="Titre_20_Partie">
      <style:text-properties fo:font-size="14pt" style:text-underline-style="non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color="#0a6d56"/>
      <style:paragraph-properties style:writing-mode="lr-tb"/>
    </style:style>
    <style:style style:name="MP2" style:family="paragraph">
      <style:paragraph-properties fo:margin-left="0cm" fo:margin-right="0.7cm" fo:margin-top="0.101cm" fo:margin-bottom="0cm" fo:line-height="100%" fo:text-align="end" fo:text-indent="0cm" style:text-autospace="ideograph-alpha" style:punctuation-wrap="simple" style:line-break="strict" loext:tab-stop-distance="0cm" style:writing-mode="lr-tb">
        <style:tab-stops/>
      </style:paragraph-properties>
      <style:text-properties fo:hyphenate="false" loext:hyphenation-no-caps="false"/>
    </style:style>
    <style:style style:name="MP3"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4" style:family="paragraph">
      <loext:graphic-properties draw:fill-color="#0a6d56"/>
      <style:paragraph-properties style:writing-mode="lr-tb"/>
      <style:text-properties fo:font-size="12pt"/>
    </style:style>
    <style:style style:name="MP5"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MP6" style:family="paragraph">
      <loext:graphic-properties draw:fill="none"/>
      <style:paragraph-properties fo:text-align="start"/>
      <style:text-properties fo:font-size="18pt"/>
    </style:style>
    <style:style style:name="MP7"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1"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MP8"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MT1"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2" style:family="text">
      <style:text-properties fo:color="#ffffff" loext:opacity="100%" style:text-outline="false" style:text-line-through-style="none" style:text-line-through-type="none" style:font-name="Calibri"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MT3" style:family="text">
      <style:text-properties fo:color="#0a6d56" loext:opacity="100%" style:font-name="Calibri1" fo:font-size="17pt" fo:font-style="normal" officeooo:rsid="001fc3dc" style:font-size-asian="17pt" style:font-style-asian="normal" style:font-size-complex="17pt" style:font-style-complex="normal"/>
    </style:style>
    <style:style style:name="MT4" style:family="text">
      <style:text-properties fo:color="#0a6d56" loext:opacity="100%" style:font-name="Calibri1" fo:font-size="17pt" fo:font-style="normal" officeooo:rsid="000e0799" style:font-size-asian="17pt" style:font-style-asian="normal" style:font-size-complex="17pt" style:font-style-complex="normal"/>
    </style:style>
    <style:style style:name="MT5" style:family="text">
      <style:text-properties fo:color="#0a6d56" loext:opacity="100%" style:font-name="Calibri1" fo:font-size="17pt" fo:font-style="italic" officeooo:rsid="000e0799" style:font-size-asian="17pt" style:font-style-asian="italic" style:font-size-complex="17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ff0000" draw:fill-color="#0a6d56" draw:textarea-horizontal-align="justify" draw:textarea-vertical-align="middle" draw:auto-grow-height="false" fo:min-height="2.701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width="0cm" svg:stroke-color="#ffffff" draw:fill="none" draw:fill-color="#ffffff" draw:textarea-vertical-align="middle" fo:min-height="2.7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color="#0a6d56" draw:textarea-horizontal-align="justify" draw:textarea-vertical-align="middle" draw:auto-grow-height="false" fo:min-height="0.199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draw:fill-color="#0a6d56" draw:textarea-horizontal-align="justify" draw:textarea-vertical-align="middle" draw:auto-grow-height="false" fo:min-height="2.499cm" fo:min-width="2.4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0.499cm" fo:background-color="transparent" style:dynamic-spacing="false" draw:fill="none" draw:fill-color="#729fcf"/>
      </style:header-style>
      <style:footer-style>
        <style:header-footer-properties fo:min-height="2.9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paragraph" draw:z-index="27" draw:name="Forme 2" draw:style-name="Mgr1" draw:text-style-name="MP1" svg:width="21.002cm" svg:height="2.701cm" svg:x="10.079cm" svg:y="0cm"><text:p/><draw:enhanced-geometry svg:viewBox="0 0 21600 21600" draw:type="rectangle" draw:enhanced-path="M 0 0 L 21600 0 21600 21600 0 21600 0 0 Z N"/></draw:custom-shape><draw:frame text:anchor-type="paragraph" draw:z-index="34" draw:name="Cadre de texte 1" draw:style-name="Mgr2" draw:text-style-name="MP3" svg:width="12.108cm" svg:height="2.701cm" svg:x="8.895cm" svg:y="0cm"><draw:text-box><text:p text:style-name="MP2"><text:span text:style-name="MT1">Gezat Angel</text:span></text:p><text:p text:style-name="MP2"><text:span text:style-name="MT1">Proust Jules</text:span></text:p><text:p text:style-name="MP2"><text:span text:style-name="MT1">M1 Info LSE</text:span></text:p></draw:text-box></draw:frame><draw:custom-shape text:anchor-type="paragraph" draw:z-index="41" draw:name="Forme 3" draw:style-name="Mgr3" draw:text-style-name="MP4" svg:width="21.002cm" svg:height="0.2cm" svg:x="0cm" svg:y="27.199cm"><text:p/><draw:enhanced-geometry svg:viewBox="0 0 21600 21600" draw:mirror-horizontal="false" draw:mirror-vertical="false" draw:type="rectangle" draw:enhanced-path="M 0 0 L 21600 0 21600 21600 0 21600 0 0 Z N"/></draw:custom-shape><draw:frame draw:style-name="Mfr1" draw:name="Image1" text:anchor-type="char" svg:x="-1.272cm" svg:y="0.342cm" svg:width="8.4cm" svg:height="2cm" draw:z-index="62"><draw:image xlink:href="Pictures/10000001000005A100000157BBA7ECA2.png" xlink:type="simple" xlink:show="embed" xlink:actuate="onLoad" draw:mime-type="image/png"/></draw:frame></text:p>
      </style:header>
      <style:footer>
        <text:p text:style-name="Footer"><draw:custom-shape text:anchor-type="paragraph" draw:z-index="13" draw:name="Forme 1" draw:style-name="Mgr4" draw:text-style-name="MP4" svg:width="2.5cm" svg:height="2.5cm" svg:x="18.5cm" svg:y="36.819cm"><text:p/><draw:enhanced-geometry svg:viewBox="0 0 21600 21600" draw:mirror-horizontal="false" draw:mirror-vertical="false" draw:type="rectangle" draw:enhanced-path="M 0 0 L 21600 0 21600 21600 0 21600 0 0 Z N"/></draw:custom-shape><draw:custom-shape text:anchor-type="paragraph" draw:z-index="20" draw:name="Zone de texte 2" draw:style-name="Mgr5" draw:text-style-name="MP6" svg:width="2.5cm" svg:height="2.5cm" svg:x="18.5cm" svg:y="17.637cm"><text:p text:style-name="MP5"><text:span text:style-name="MT2"><text:page-number text:select-page="current">7</text:page-number></text:span><text:span text:style-name="MT2">/</text:span><text:span text:style-name="MT2"><text:page-count>7</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Zone de texte 1" draw:style-name="Mgr6" draw:text-style-name="MP6" svg:width="18.5cm" svg:height="2.5cm" svg:x="-0.235cm" svg:y="39.538cm"><text:p text:style-name="MP7"><text:bookmark-ref text:reference-format="text" text:ref-name="__RefHeading___Toc1874_3262459835">Méthodes Computationnelles</text:bookmark-ref></text:p><text:p text:style-name="MP8"><text:span text:style-name="MT3"><text:bookmark-ref text:reference-format="text" text:ref-name="__RefHeading___Toc1951_3262459835">Projet</text:bookmark-ref></text:span><text:span text:style-name="MT3"><text:s/></text:span><text:span text:style-name="MT4">{ </text:span><text:span text:style-name="MT5"><text:bookmark-ref text:reference-format="text" text:ref-name="__RefHeading___Toc2293_3262459835 Copie 1">Recuit simulé</text:bookmark-ref></text:span><text:span text:style-name="M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5:55:36.210152779</meta:creation-date>
    <meta:editing-duration>PT8H21M56S</meta:editing-duration>
    <meta:editing-cycles>163</meta:editing-cycles>
    <meta:generator>LibreOffice/24.2.1.2$Windows_X86_64 LibreOffice_project/db4def46b0453cc22e2d0305797cf981b68ef5ac</meta:generator>
    <dc:title>Méthodes Computationnelles</dc:title>
    <dc:date>2024-03-15T01:36:14.945000000</dc:date>
    <meta:print-date>2024-03-15T01:28:48.551000000</meta:print-date>
    <meta:printed-by>Fichiers PDF</meta:printed-by>
    <meta:document-statistic meta:table-count="0" meta:image-count="1" meta:object-count="8" meta:page-count="7" meta:paragraph-count="59" meta:word-count="1180" meta:character-count="7213" meta:non-whitespace-character-count="6109"/>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draw:fill="none" draw:fill-color="#d9d9d9"/>
      <style:text-properties fo:font-family="Calibri" style:font-style-name="Normal" fo:font-size="8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chart:label-position="top"/>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648cm" svg:height="6.57cm" xlink:href="." xlink:type="simple" chart:class="chart:bar" chart:style-name="ch1">
        <chart:title svg:x="1.214cm" svg:y="0.266cm" chart:style-name="ch2">
          <text:p>Etude de l'impact de l'amplitude sur le coût moyen</text:p>
        </chart:title>
        <chart:legend chart:legend-position="end" svg:x="7.538cm" svg:y="3.039cm" style:legend-expansion="high" chart:style-name="ch3"/>
        <chart:plot-area chart:style-name="ch4" chart:data-source-has-labels="both" svg:x="0.191cm" svg:y="0.958cm" svg:width="7.153cm" svg:height="4.761cm">
          <chart:coordinate-region svg:x="0.998cm" svg:y="1.157cm" svg:width="6.346cm" svg:height="3.915cm"/>
          <chart:axis chart:dimension="x" chart:name="primary-x" chart:style-name="ch5" chartooo:axis-type="auto">
            <chartooo:date-scale/>
            <chart:title svg:x="2.929cm" svg:y="5.85cm" chart:style-name="ch6">
              <text:p>Amplitudes</text:p>
            </chart:title>
            <chart:categories table:cell-range-address="local-table.$A$2:.$A$5"/>
          </chart:axis>
          <chart:axis chart:dimension="y" chart:name="primary-y" chart:style-name="ch7">
            <chart:title svg:x="0cm" svg:y="0cm" chart:style-name="ch8">
              <text:p>Coût moyen</text:p>
            </chart:title>
            <chart:grid chart:style-name="ch9" chart:class="major"/>
          </chart:axis>
          <chart:axis chart:dimension="y" chart:name="secondary-y" chart:style-name="ch10"/>
          <chart:series chart:attached-axis="primary-y" chart:style-name="ch11" chart:values-cell-range-address="local-table.$B$2:.$B$5" chart:label-cell-address="local-table.$B$1" chart:class="chart:bar">
            <chart:data-point chart:repeated="4"/>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float" office:value="1">
                <text:p>1</text:p>
              </table:table-cell>
              <table:table-cell office:value-type="float" office:value="228.964793116667">
                <text:p>228.964793116667</text:p>
              </table:table-cell>
            </table:table-row>
            <table:table-row>
              <table:table-cell office:value-type="float" office:value="3">
                <text:p>3</text:p>
              </table:table-cell>
              <table:table-cell office:value-type="float" office:value="229.79449800625">
                <text:p>229.79449800625</text:p>
              </table:table-cell>
            </table:table-row>
            <table:table-row>
              <table:table-cell office:value-type="float" office:value="5">
                <text:p>5</text:p>
              </table:table-cell>
              <table:table-cell office:value-type="float" office:value="230.999941674583">
                <text:p>230.999941674583</text:p>
              </table:table-cell>
            </table:table-row>
            <table:table-row>
              <table:table-cell office:value-type="float" office:value="10">
                <text:p>10</text:p>
              </table:table-cell>
              <table:table-cell office:value-type="float" office:value="234.9773359575">
                <text:p>234.977335957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35cm" svg:height="4.663cm" xlink:href="." xlink:type="simple" chart:class="chart:bar" chart:style-name="ch1">
        <chart:title svg:x="1.146cm" svg:y="0.228cm" chart:style-name="ch2">
          <text:p>Etude de l'impact de la méthode de décroissement de la température sur le coût moyen</text:p>
        </chart:title>
        <chart:legend chart:legend-position="end" svg:x="7.825cm" svg:y="2.085cm" style:legend-expansion="high" chart:style-name="ch3"/>
        <chart:plot-area chart:style-name="ch4" chart:data-source-has-labels="both" svg:x="0.198cm" svg:y="1.222cm" svg:width="7.429cm" svg:height="3.348cm">
          <chart:coordinate-region svg:x="1.005cm" svg:y="1.422cm" svg:width="6.622cm" svg:height="2.501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string">
                <text:p>T-alpha</text:p>
              </table:table-cell>
              <table:table-cell office:value-type="float" office:value="214.500576343959">
                <text:p>214.500576343959</text:p>
              </table:table-cell>
            </table:table-row>
            <table:table-row>
              <table:table-cell office:value-type="string">
                <text:p>T*alpha</text:p>
              </table:table-cell>
              <table:table-cell office:value-type="float" office:value="247.867708033542">
                <text:p>247.867708033542</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685cm" svg:height="9.101cm" xlink:href="." xlink:type="simple" chart:class="chart:bar" chart:style-name="ch1">
        <chart:title svg:x="1.111cm" svg:y="0.317cm" chart:style-name="ch2">
          <text:p>Etude de l'impact des températures initiales et finales sur le coût moyen</text:p>
        </chart:title>
        <chart:legend chart:legend-position="end" svg:x="8.575cm" svg:y="4.304cm" style:legend-expansion="high" chart:style-name="ch3"/>
        <chart:plot-area chart:style-name="ch4" chart:data-source-has-labels="both" svg:x="0.213cm" svg:y="1.4cm" svg:width="8.149cm" svg:height="7.519cm">
          <chart:coordinate-region svg:x="1.02cm" svg:y="1.6cm" svg:width="7.342cm" svg:height="5.479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string">
                <text:p>1000 ⮕ 1</text:p>
              </table:table-cell>
              <table:table-cell office:value-type="float" office:value="199.538282694792">
                <text:p>199.538282694792</text:p>
              </table:table-cell>
            </table:table-row>
            <table:table-row>
              <table:table-cell office:value-type="string">
                <text:p>500 ⮕ 1</text:p>
              </table:table-cell>
              <table:table-cell office:value-type="float" office:value="192.653055755208">
                <text:p>192.653055755208</text:p>
              </table:table-cell>
            </table:table-row>
            <table:table-row>
              <table:table-cell office:value-type="string">
                <text:p>100 ⮕ 1</text:p>
              </table:table-cell>
              <table:table-cell office:value-type="float" office:value="200.7419918625">
                <text:p>200.7419918625</text:p>
              </table:table-cell>
            </table:table-row>
            <table:table-row>
              <table:table-cell office:value-type="string">
                <text:p>1000 ⮕ 501</text:p>
              </table:table-cell>
              <table:table-cell office:value-type="float" office:value="278.284570095833">
                <text:p>278.284570095833</text:p>
              </table:table-cell>
            </table:table-row>
            <table:table-row>
              <table:table-cell office:value-type="string">
                <text:p>1000 ⮕ 901</text:p>
              </table:table-cell>
              <table:table-cell office:value-type="float" office:value="284.702810535417">
                <text:p>284.702810535417</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66cm" svg:height="5.09cm" xlink:href="." xlink:type="simple" chart:class="chart:bar" chart:style-name="ch1">
        <chart:title svg:x="1.075cm" svg:y="0.236cm" chart:style-name="ch2">
          <text:p>Etude de l'impact du paramètre alpha sur le coût final pour la méthode de décroissement par T*alpha</text:p>
        </chart:title>
        <chart:legend chart:legend-position="end" svg:x="7.656cm" svg:y="2.299cm" style:legend-expansion="high" chart:style-name="ch3"/>
        <chart:plot-area chart:style-name="ch4" chart:data-source-has-labels="both" svg:x="0.165cm" svg:y="1.197cm" svg:width="7.355cm" svg:height="3.746cm">
          <chart:coordinate-region svg:x="0.972cm" svg:y="1.396cm" svg:width="6.548cm" svg:height="2.9cm"/>
          <chart:axis chart:dimension="x" chart:name="primary-x" chart:style-name="ch5" chartooo:axis-type="auto">
            <chartooo:date-scale/>
            <chart:title svg:x="0cm" svg:y="0cm" chart:style-name="ch6">
              <text:p>alphas
</text:p>
            </chart:title>
            <chart:categories table:cell-range-address="local-table.$A$2:.$A$5"/>
          </chart:axis>
          <chart:axis chart:dimension="y" chart:name="primary-y" chart:style-name="ch7">
            <chart:title svg:x="0cm" svg:y="0cm" chart:style-name="ch8">
              <text:p>Titre</text:p>
            </chart:title>
            <chart:grid chart:style-name="ch9" chart:class="major"/>
          </chart:axis>
          <chart:series chart:style-name="ch10" chart:values-cell-range-address="local-table.$B$2:.$B$5" chart:label-cell-address="local-table.$B$1" chart:class="chart:bar">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float" office:value="0.3">
                <text:p>0.3</text:p>
              </table:table-cell>
              <table:table-cell office:value-type="float" office:value="250.419264481667">
                <text:p>250.419264481667</text:p>
              </table:table-cell>
            </table:table-row>
            <table:table-row>
              <table:table-cell office:value-type="float" office:value="0.7">
                <text:p>0.7</text:p>
              </table:table-cell>
              <table:table-cell office:value-type="float" office:value="229.225260775833">
                <text:p>229.225260775833</text:p>
              </table:table-cell>
            </table:table-row>
            <table:table-row>
              <table:table-cell office:value-type="float" office:value="0.9">
                <text:p>0.9</text:p>
              </table:table-cell>
              <table:table-cell office:value-type="float" office:value="212.814759171667">
                <text:p>212.814759171667</text:p>
              </table:table-cell>
            </table:table-row>
            <table:table-row>
              <table:table-cell office:value-type="float" office:value="0.99">
                <text:p>0.99</text:p>
              </table:table-cell>
              <table:table-cell office:value-type="float" office:value="189.704831663333">
                <text:p>189.704831663333</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86cm" svg:height="8.819cm" xlink:href="." xlink:type="simple" chart:class="chart:bar" chart:style-name="ch1">
        <chart:title svg:x="1.1cm" svg:y="0.311cm" chart:style-name="ch2">
          <text:p>Etude de l'impact de la méthode de décroissement de la température sur le coût moyen pour 688 itérations</text:p>
        </chart:title>
        <chart:legend chart:legend-position="end" svg:x="4.216cm" svg:y="8.297cm" style:legend-expansion="custom" svg:width="1.782cm" svg:height="0.521cm" style:legend-expansion-aspect-ratio="3.42034548944338" chart:style-name="ch3"/>
        <chart:plot-area chart:style-name="ch4" chart:data-source-has-labels="both" svg:x="0.15cm" svg:y="1.459cm" svg:width="9.648cm" svg:height="6.515cm">
          <chart:coordinate-region svg:x="0.957cm" svg:y="1.658cm" svg:width="8.841cm" svg:height="5.669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string">
                <text:p>T*alpha , alpha=0,99</text:p>
              </table:table-cell>
              <table:table-cell office:value-type="float" office:value="131.193084375">
                <text:p>131.193084375</text:p>
              </table:table-cell>
            </table:table-row>
            <table:table-row>
              <table:table-cell office:value-type="string">
                <text:p>T-alpha , alpha=1,453</text:p>
              </table:table-cell>
              <table:table-cell office:value-type="float" office:value="206.178001083333">
                <text:p>206.178001083333</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659cm" svg:height="10.052cm" xlink:href="." xlink:type="simple" chart:class="chart:line" chart:style-name="ch1">
        <chart:title svg:x="1.254cm" svg:y="0.336cm" chart:style-name="ch2">
          <text:p>Etude du décroissement de la température en fonction de la méthode de décroissement</text:p>
        </chart:title>
        <chart:legend chart:legend-position="bottom" svg:x="2.32cm" svg:y="8.69cm" style:legend-expansion="custom" svg:width="8.154cm" svg:height="0.657cm" style:legend-expansion-aspect-ratio="12.4109589041096" chart:style-name="ch3"/>
        <chart:plot-area chart:style-name="ch4" chart:data-source-has-labels="both" svg:x="1.244cm" svg:y="1.438cm" svg:width="10.182cm" svg:height="6.755cm">
          <chart:coordinate-region svg:x="2.236cm" svg:y="1.637cm" svg:width="9.19cm" svg:height="5.631cm"/>
          <chart:axis chart:dimension="x" chart:name="primary-x" chart:style-name="ch5" chartooo:axis-type="text">
            <chart:title svg:x="4.995cm" svg:y="8.394cm" chart:style-name="ch6">
              <text:p>Nombre d'itération</text:p>
            </chart:title>
            <chart:categories table:cell-range-address="local-table.$A$2:.$A$689"/>
          </chart:axis>
          <chart:axis chart:dimension="y" chart:name="primary-y" chart:style-name="ch5">
            <chart:title svg:x="0.451cm" svg:y="5.772cm" chart:style-name="ch7">
              <text:p>Température</text:p>
            </chart:title>
            <chart:grid chart:style-name="ch8" chart:class="major"/>
          </chart:axis>
          <chart:series chart:style-name="ch9" chart:values-cell-range-address="local-table.$B$2:.$B$689" chart:label-cell-address="local-table.$B$1" chart:class="chart:line">
            <chart:data-point chart:repeated="688"/>
          </chart:series>
          <chart:series chart:style-name="ch10" chart:values-cell-range-address="local-table.$C$2:.$C$689" chart:label-cell-address="local-table.$C$1" chart:class="chart:line">
            <chart:data-point chart:repeated="68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alpha , alpha=1,453</text:p>
              </table:table-cell>
              <table:table-cell office:value-type="string">
                <text:p>T*alpha , alpha=0,99</text:p>
              </table:table-cell>
            </table:table-row>
          </table:table-header-rows>
          <table:table-rows>
            <table:table-row>
              <table:table-cell office:value-type="string">
                <text:p>1</text:p>
              </table:table-cell>
              <table:table-cell office:value-type="float" office:value="1000">
                <text:p>1000</text:p>
              </table:table-cell>
              <table:table-cell office:value-type="float" office:value="1000">
                <text:p>1000</text:p>
              </table:table-cell>
            </table:table-row>
            <table:table-row>
              <table:table-cell office:value-type="string">
                <text:p>2</text:p>
              </table:table-cell>
              <table:table-cell office:value-type="float" office:value="998.547">
                <text:p>998.547</text:p>
              </table:table-cell>
              <table:table-cell office:value-type="float" office:value="990">
                <text:p>990</text:p>
              </table:table-cell>
            </table:table-row>
            <table:table-row>
              <table:table-cell office:value-type="string">
                <text:p>3</text:p>
              </table:table-cell>
              <table:table-cell office:value-type="float" office:value="997.094">
                <text:p>997.094</text:p>
              </table:table-cell>
              <table:table-cell office:value-type="float" office:value="980.1">
                <text:p>980.1</text:p>
              </table:table-cell>
            </table:table-row>
            <table:table-row>
              <table:table-cell office:value-type="string">
                <text:p>4</text:p>
              </table:table-cell>
              <table:table-cell office:value-type="float" office:value="995.641">
                <text:p>995.641</text:p>
              </table:table-cell>
              <table:table-cell office:value-type="float" office:value="970.299">
                <text:p>970.299</text:p>
              </table:table-cell>
            </table:table-row>
            <table:table-row>
              <table:table-cell office:value-type="string">
                <text:p>5</text:p>
              </table:table-cell>
              <table:table-cell office:value-type="float" office:value="994.188">
                <text:p>994.188</text:p>
              </table:table-cell>
              <table:table-cell office:value-type="float" office:value="960.59601">
                <text:p>960.59601</text:p>
              </table:table-cell>
            </table:table-row>
            <table:table-row>
              <table:table-cell office:value-type="string">
                <text:p>6</text:p>
              </table:table-cell>
              <table:table-cell office:value-type="float" office:value="992.735">
                <text:p>992.735</text:p>
              </table:table-cell>
              <table:table-cell office:value-type="float" office:value="950.9900499">
                <text:p>950.9900499</text:p>
              </table:table-cell>
            </table:table-row>
            <table:table-row>
              <table:table-cell office:value-type="string">
                <text:p>7</text:p>
              </table:table-cell>
              <table:table-cell office:value-type="float" office:value="991.282">
                <text:p>991.282</text:p>
              </table:table-cell>
              <table:table-cell office:value-type="float" office:value="941.480149401">
                <text:p>941.480149401</text:p>
              </table:table-cell>
            </table:table-row>
            <table:table-row>
              <table:table-cell office:value-type="string">
                <text:p>8</text:p>
              </table:table-cell>
              <table:table-cell office:value-type="float" office:value="989.829">
                <text:p>989.829</text:p>
              </table:table-cell>
              <table:table-cell office:value-type="float" office:value="932.06534790699">
                <text:p>932.06534790699</text:p>
              </table:table-cell>
            </table:table-row>
            <table:table-row>
              <table:table-cell office:value-type="string">
                <text:p>9</text:p>
              </table:table-cell>
              <table:table-cell office:value-type="float" office:value="988.376">
                <text:p>988.376</text:p>
              </table:table-cell>
              <table:table-cell office:value-type="float" office:value="922.74469442792">
                <text:p>922.74469442792</text:p>
              </table:table-cell>
            </table:table-row>
            <table:table-row>
              <table:table-cell office:value-type="string">
                <text:p>10</text:p>
              </table:table-cell>
              <table:table-cell office:value-type="float" office:value="986.923">
                <text:p>986.923</text:p>
              </table:table-cell>
              <table:table-cell office:value-type="float" office:value="913.517247483641">
                <text:p>913.517247483641</text:p>
              </table:table-cell>
            </table:table-row>
            <table:table-row>
              <table:table-cell office:value-type="string">
                <text:p>11</text:p>
              </table:table-cell>
              <table:table-cell office:value-type="float" office:value="985.47">
                <text:p>985.47</text:p>
              </table:table-cell>
              <table:table-cell office:value-type="float" office:value="904.382075008804">
                <text:p>904.382075008804</text:p>
              </table:table-cell>
            </table:table-row>
            <table:table-row>
              <table:table-cell office:value-type="string">
                <text:p>12</text:p>
              </table:table-cell>
              <table:table-cell office:value-type="float" office:value="984.017">
                <text:p>984.017</text:p>
              </table:table-cell>
              <table:table-cell office:value-type="float" office:value="895.338254258716">
                <text:p>895.338254258716</text:p>
              </table:table-cell>
            </table:table-row>
            <table:table-row>
              <table:table-cell office:value-type="string">
                <text:p>13</text:p>
              </table:table-cell>
              <table:table-cell office:value-type="float" office:value="982.564">
                <text:p>982.564</text:p>
              </table:table-cell>
              <table:table-cell office:value-type="float" office:value="886.384871716129">
                <text:p>886.384871716129</text:p>
              </table:table-cell>
            </table:table-row>
            <table:table-row>
              <table:table-cell office:value-type="string">
                <text:p>14</text:p>
              </table:table-cell>
              <table:table-cell office:value-type="float" office:value="981.111">
                <text:p>981.111</text:p>
              </table:table-cell>
              <table:table-cell office:value-type="float" office:value="877.521022998968">
                <text:p>877.521022998968</text:p>
              </table:table-cell>
            </table:table-row>
            <table:table-row>
              <table:table-cell office:value-type="string">
                <text:p>15</text:p>
              </table:table-cell>
              <table:table-cell office:value-type="float" office:value="979.658">
                <text:p>979.658</text:p>
              </table:table-cell>
              <table:table-cell office:value-type="float" office:value="868.745812768978">
                <text:p>868.745812768978</text:p>
              </table:table-cell>
            </table:table-row>
            <table:table-row>
              <table:table-cell office:value-type="string">
                <text:p>16</text:p>
              </table:table-cell>
              <table:table-cell office:value-type="float" office:value="978.205">
                <text:p>978.205</text:p>
              </table:table-cell>
              <table:table-cell office:value-type="float" office:value="860.058354641288">
                <text:p>860.058354641288</text:p>
              </table:table-cell>
            </table:table-row>
            <table:table-row>
              <table:table-cell office:value-type="string">
                <text:p>17</text:p>
              </table:table-cell>
              <table:table-cell office:value-type="float" office:value="976.752">
                <text:p>976.752</text:p>
              </table:table-cell>
              <table:table-cell office:value-type="float" office:value="851.457771094876">
                <text:p>851.457771094876</text:p>
              </table:table-cell>
            </table:table-row>
            <table:table-row>
              <table:table-cell office:value-type="string">
                <text:p>18</text:p>
              </table:table-cell>
              <table:table-cell office:value-type="float" office:value="975.299">
                <text:p>975.299</text:p>
              </table:table-cell>
              <table:table-cell office:value-type="float" office:value="842.943193383927">
                <text:p>842.943193383927</text:p>
              </table:table-cell>
            </table:table-row>
            <table:table-row>
              <table:table-cell office:value-type="string">
                <text:p>19</text:p>
              </table:table-cell>
              <table:table-cell office:value-type="float" office:value="973.846000000001">
                <text:p>973.846000000001</text:p>
              </table:table-cell>
              <table:table-cell office:value-type="float" office:value="834.513761450088">
                <text:p>834.513761450088</text:p>
              </table:table-cell>
            </table:table-row>
            <table:table-row>
              <table:table-cell office:value-type="string">
                <text:p>20</text:p>
              </table:table-cell>
              <table:table-cell office:value-type="float" office:value="972.393000000001">
                <text:p>972.393000000001</text:p>
              </table:table-cell>
              <table:table-cell office:value-type="float" office:value="826.168623835587">
                <text:p>826.168623835587</text:p>
              </table:table-cell>
            </table:table-row>
            <table:table-row>
              <table:table-cell office:value-type="string">
                <text:p>21</text:p>
              </table:table-cell>
              <table:table-cell office:value-type="float" office:value="970.940000000001">
                <text:p>970.940000000001</text:p>
              </table:table-cell>
              <table:table-cell office:value-type="float" office:value="817.906937597231">
                <text:p>817.906937597231</text:p>
              </table:table-cell>
            </table:table-row>
            <table:table-row>
              <table:table-cell office:value-type="string">
                <text:p>22</text:p>
              </table:table-cell>
              <table:table-cell office:value-type="float" office:value="969.487000000001">
                <text:p>969.487000000001</text:p>
              </table:table-cell>
              <table:table-cell office:value-type="float" office:value="809.727868221258">
                <text:p>809.727868221258</text:p>
              </table:table-cell>
            </table:table-row>
            <table:table-row>
              <table:table-cell office:value-type="string">
                <text:p>23</text:p>
              </table:table-cell>
              <table:table-cell office:value-type="float" office:value="968.034000000001">
                <text:p>968.034000000001</text:p>
              </table:table-cell>
              <table:table-cell office:value-type="float" office:value="801.630589539046">
                <text:p>801.630589539046</text:p>
              </table:table-cell>
            </table:table-row>
            <table:table-row>
              <table:table-cell office:value-type="string">
                <text:p>24</text:p>
              </table:table-cell>
              <table:table-cell office:value-type="float" office:value="966.581000000001">
                <text:p>966.581000000001</text:p>
              </table:table-cell>
              <table:table-cell office:value-type="float" office:value="793.614283643655">
                <text:p>793.614283643655</text:p>
              </table:table-cell>
            </table:table-row>
            <table:table-row>
              <table:table-cell office:value-type="string">
                <text:p>25</text:p>
              </table:table-cell>
              <table:table-cell office:value-type="float" office:value="965.128000000001">
                <text:p>965.128000000001</text:p>
              </table:table-cell>
              <table:table-cell office:value-type="float" office:value="785.678140807219">
                <text:p>785.678140807219</text:p>
              </table:table-cell>
            </table:table-row>
            <table:table-row>
              <table:table-cell office:value-type="string">
                <text:p>26</text:p>
              </table:table-cell>
              <table:table-cell office:value-type="float" office:value="963.675000000001">
                <text:p>963.675000000001</text:p>
              </table:table-cell>
              <table:table-cell office:value-type="float" office:value="777.821359399147">
                <text:p>777.821359399147</text:p>
              </table:table-cell>
            </table:table-row>
            <table:table-row>
              <table:table-cell office:value-type="string">
                <text:p>27</text:p>
              </table:table-cell>
              <table:table-cell office:value-type="float" office:value="962.222000000001">
                <text:p>962.222000000001</text:p>
              </table:table-cell>
              <table:table-cell office:value-type="float" office:value="770.043145805155">
                <text:p>770.043145805155</text:p>
              </table:table-cell>
            </table:table-row>
            <table:table-row>
              <table:table-cell office:value-type="string">
                <text:p>28</text:p>
              </table:table-cell>
              <table:table-cell office:value-type="float" office:value="960.769000000001">
                <text:p>960.769000000001</text:p>
              </table:table-cell>
              <table:table-cell office:value-type="float" office:value="762.342714347104">
                <text:p>762.342714347104</text:p>
              </table:table-cell>
            </table:table-row>
            <table:table-row>
              <table:table-cell office:value-type="string">
                <text:p>29</text:p>
              </table:table-cell>
              <table:table-cell office:value-type="float" office:value="959.316000000001">
                <text:p>959.316000000001</text:p>
              </table:table-cell>
              <table:table-cell office:value-type="float" office:value="754.719287203633">
                <text:p>754.719287203633</text:p>
              </table:table-cell>
            </table:table-row>
            <table:table-row>
              <table:table-cell office:value-type="string">
                <text:p>30</text:p>
              </table:table-cell>
              <table:table-cell office:value-type="float" office:value="957.863000000001">
                <text:p>957.863000000001</text:p>
              </table:table-cell>
              <table:table-cell office:value-type="float" office:value="747.172094331596">
                <text:p>747.172094331596</text:p>
              </table:table-cell>
            </table:table-row>
            <table:table-row>
              <table:table-cell office:value-type="string">
                <text:p>31</text:p>
              </table:table-cell>
              <table:table-cell office:value-type="float" office:value="956.410000000001">
                <text:p>956.410000000001</text:p>
              </table:table-cell>
              <table:table-cell office:value-type="float" office:value="739.70037338828">
                <text:p>739.70037338828</text:p>
              </table:table-cell>
            </table:table-row>
            <table:table-row>
              <table:table-cell office:value-type="string">
                <text:p>32</text:p>
              </table:table-cell>
              <table:table-cell office:value-type="float" office:value="954.957000000001">
                <text:p>954.957000000001</text:p>
              </table:table-cell>
              <table:table-cell office:value-type="float" office:value="732.303369654397">
                <text:p>732.303369654397</text:p>
              </table:table-cell>
            </table:table-row>
            <table:table-row>
              <table:table-cell office:value-type="string">
                <text:p>33</text:p>
              </table:table-cell>
              <table:table-cell office:value-type="float" office:value="953.504000000001">
                <text:p>953.504000000001</text:p>
              </table:table-cell>
              <table:table-cell office:value-type="float" office:value="724.980335957853">
                <text:p>724.980335957853</text:p>
              </table:table-cell>
            </table:table-row>
            <table:table-row>
              <table:table-cell office:value-type="string">
                <text:p>34</text:p>
              </table:table-cell>
              <table:table-cell office:value-type="float" office:value="952.051000000001">
                <text:p>952.051000000001</text:p>
              </table:table-cell>
              <table:table-cell office:value-type="float" office:value="717.730532598275">
                <text:p>717.730532598275</text:p>
              </table:table-cell>
            </table:table-row>
            <table:table-row>
              <table:table-cell office:value-type="string">
                <text:p>35</text:p>
              </table:table-cell>
              <table:table-cell office:value-type="float" office:value="950.598000000001">
                <text:p>950.598000000001</text:p>
              </table:table-cell>
              <table:table-cell office:value-type="float" office:value="710.553227272292">
                <text:p>710.553227272292</text:p>
              </table:table-cell>
            </table:table-row>
            <table:table-row>
              <table:table-cell office:value-type="string">
                <text:p>36</text:p>
              </table:table-cell>
              <table:table-cell office:value-type="float" office:value="949.145000000001">
                <text:p>949.145000000001</text:p>
              </table:table-cell>
              <table:table-cell office:value-type="float" office:value="703.447694999569">
                <text:p>703.447694999569</text:p>
              </table:table-cell>
            </table:table-row>
            <table:table-row>
              <table:table-cell office:value-type="string">
                <text:p>37</text:p>
              </table:table-cell>
              <table:table-cell office:value-type="float" office:value="947.692000000001">
                <text:p>947.692000000001</text:p>
              </table:table-cell>
              <table:table-cell office:value-type="float" office:value="696.413218049573">
                <text:p>696.413218049573</text:p>
              </table:table-cell>
            </table:table-row>
            <table:table-row>
              <table:table-cell office:value-type="string">
                <text:p>38</text:p>
              </table:table-cell>
              <table:table-cell office:value-type="float" office:value="946.239000000001">
                <text:p>946.239000000001</text:p>
              </table:table-cell>
              <table:table-cell office:value-type="float" office:value="689.449085869078">
                <text:p>689.449085869078</text:p>
              </table:table-cell>
            </table:table-row>
            <table:table-row>
              <table:table-cell office:value-type="string">
                <text:p>39</text:p>
              </table:table-cell>
              <table:table-cell office:value-type="float" office:value="944.786000000001">
                <text:p>944.786000000001</text:p>
              </table:table-cell>
              <table:table-cell office:value-type="float" office:value="682.554595010387">
                <text:p>682.554595010387</text:p>
              </table:table-cell>
            </table:table-row>
            <table:table-row>
              <table:table-cell office:value-type="string">
                <text:p>40</text:p>
              </table:table-cell>
              <table:table-cell office:value-type="float" office:value="943.333000000001">
                <text:p>943.333000000001</text:p>
              </table:table-cell>
              <table:table-cell office:value-type="float" office:value="675.729049060283">
                <text:p>675.729049060283</text:p>
              </table:table-cell>
            </table:table-row>
            <table:table-row>
              <table:table-cell office:value-type="string">
                <text:p>41</text:p>
              </table:table-cell>
              <table:table-cell office:value-type="float" office:value="941.880000000001">
                <text:p>941.880000000001</text:p>
              </table:table-cell>
              <table:table-cell office:value-type="float" office:value="668.97175856968">
                <text:p>668.97175856968</text:p>
              </table:table-cell>
            </table:table-row>
            <table:table-row>
              <table:table-cell office:value-type="string">
                <text:p>42</text:p>
              </table:table-cell>
              <table:table-cell office:value-type="float" office:value="940.427000000001">
                <text:p>940.427000000001</text:p>
              </table:table-cell>
              <table:table-cell office:value-type="float" office:value="662.282040983983">
                <text:p>662.282040983983</text:p>
              </table:table-cell>
            </table:table-row>
            <table:table-row>
              <table:table-cell office:value-type="string">
                <text:p>43</text:p>
              </table:table-cell>
              <table:table-cell office:value-type="float" office:value="938.974000000001">
                <text:p>938.974000000001</text:p>
              </table:table-cell>
              <table:table-cell office:value-type="float" office:value="655.659220574143">
                <text:p>655.659220574143</text:p>
              </table:table-cell>
            </table:table-row>
            <table:table-row>
              <table:table-cell office:value-type="string">
                <text:p>44</text:p>
              </table:table-cell>
              <table:table-cell office:value-type="float" office:value="937.521000000001">
                <text:p>937.521000000001</text:p>
              </table:table-cell>
              <table:table-cell office:value-type="float" office:value="649.102628368402">
                <text:p>649.102628368402</text:p>
              </table:table-cell>
            </table:table-row>
            <table:table-row>
              <table:table-cell office:value-type="string">
                <text:p>45</text:p>
              </table:table-cell>
              <table:table-cell office:value-type="float" office:value="936.068000000001">
                <text:p>936.068000000001</text:p>
              </table:table-cell>
              <table:table-cell office:value-type="float" office:value="642.611602084718">
                <text:p>642.611602084718</text:p>
              </table:table-cell>
            </table:table-row>
            <table:table-row>
              <table:table-cell office:value-type="string">
                <text:p>46</text:p>
              </table:table-cell>
              <table:table-cell office:value-type="float" office:value="934.615000000001">
                <text:p>934.615000000001</text:p>
              </table:table-cell>
              <table:table-cell office:value-type="float" office:value="636.185486063871">
                <text:p>636.185486063871</text:p>
              </table:table-cell>
            </table:table-row>
            <table:table-row>
              <table:table-cell office:value-type="string">
                <text:p>47</text:p>
              </table:table-cell>
              <table:table-cell office:value-type="float" office:value="933.162000000001">
                <text:p>933.162000000001</text:p>
              </table:table-cell>
              <table:table-cell office:value-type="float" office:value="629.823631203232">
                <text:p>629.823631203232</text:p>
              </table:table-cell>
            </table:table-row>
            <table:table-row>
              <table:table-cell office:value-type="string">
                <text:p>48</text:p>
              </table:table-cell>
              <table:table-cell office:value-type="float" office:value="931.709000000001">
                <text:p>931.709000000001</text:p>
              </table:table-cell>
              <table:table-cell office:value-type="float" office:value="623.5253948912">
                <text:p>623.5253948912</text:p>
              </table:table-cell>
            </table:table-row>
            <table:table-row>
              <table:table-cell office:value-type="string">
                <text:p>49</text:p>
              </table:table-cell>
              <table:table-cell office:value-type="float" office:value="930.256000000001">
                <text:p>930.256000000001</text:p>
              </table:table-cell>
              <table:table-cell office:value-type="float" office:value="617.290140942288">
                <text:p>617.290140942288</text:p>
              </table:table-cell>
            </table:table-row>
            <table:table-row>
              <table:table-cell office:value-type="string">
                <text:p>50</text:p>
              </table:table-cell>
              <table:table-cell office:value-type="float" office:value="928.803000000001">
                <text:p>928.803000000001</text:p>
              </table:table-cell>
              <table:table-cell office:value-type="float" office:value="611.117239532865">
                <text:p>611.117239532865</text:p>
              </table:table-cell>
            </table:table-row>
            <table:table-row>
              <table:table-cell office:value-type="string">
                <text:p>51</text:p>
              </table:table-cell>
              <table:table-cell office:value-type="float" office:value="927.350000000001">
                <text:p>927.350000000001</text:p>
              </table:table-cell>
              <table:table-cell office:value-type="float" office:value="605.006067137536">
                <text:p>605.006067137536</text:p>
              </table:table-cell>
            </table:table-row>
            <table:table-row>
              <table:table-cell office:value-type="string">
                <text:p>52</text:p>
              </table:table-cell>
              <table:table-cell office:value-type="float" office:value="925.897000000001">
                <text:p>925.897000000001</text:p>
              </table:table-cell>
              <table:table-cell office:value-type="float" office:value="598.956006466161">
                <text:p>598.956006466161</text:p>
              </table:table-cell>
            </table:table-row>
            <table:table-row>
              <table:table-cell office:value-type="string">
                <text:p>53</text:p>
              </table:table-cell>
              <table:table-cell office:value-type="float" office:value="924.444000000001">
                <text:p>924.444000000001</text:p>
              </table:table-cell>
              <table:table-cell office:value-type="float" office:value="592.966446401499">
                <text:p>592.966446401499</text:p>
              </table:table-cell>
            </table:table-row>
            <table:table-row>
              <table:table-cell office:value-type="string">
                <text:p>54</text:p>
              </table:table-cell>
              <table:table-cell office:value-type="float" office:value="922.991000000001">
                <text:p>922.991000000001</text:p>
              </table:table-cell>
              <table:table-cell office:value-type="float" office:value="587.036781937484">
                <text:p>587.036781937484</text:p>
              </table:table-cell>
            </table:table-row>
            <table:table-row>
              <table:table-cell office:value-type="string">
                <text:p>55</text:p>
              </table:table-cell>
              <table:table-cell office:value-type="float" office:value="921.538000000001">
                <text:p>921.538000000001</text:p>
              </table:table-cell>
              <table:table-cell office:value-type="float" office:value="581.166414118109">
                <text:p>581.166414118109</text:p>
              </table:table-cell>
            </table:table-row>
            <table:table-row>
              <table:table-cell office:value-type="string">
                <text:p>56</text:p>
              </table:table-cell>
              <table:table-cell office:value-type="float" office:value="920.085000000001">
                <text:p>920.085000000001</text:p>
              </table:table-cell>
              <table:table-cell office:value-type="float" office:value="575.354749976928">
                <text:p>575.354749976928</text:p>
              </table:table-cell>
            </table:table-row>
            <table:table-row>
              <table:table-cell office:value-type="string">
                <text:p>57</text:p>
              </table:table-cell>
              <table:table-cell office:value-type="float" office:value="918.632000000001">
                <text:p>918.632000000001</text:p>
              </table:table-cell>
              <table:table-cell office:value-type="float" office:value="569.601202477159">
                <text:p>569.601202477159</text:p>
              </table:table-cell>
            </table:table-row>
            <table:table-row>
              <table:table-cell office:value-type="string">
                <text:p>58</text:p>
              </table:table-cell>
              <table:table-cell office:value-type="float" office:value="917.179000000002">
                <text:p>917.179000000002</text:p>
              </table:table-cell>
              <table:table-cell office:value-type="float" office:value="563.905190452387">
                <text:p>563.905190452387</text:p>
              </table:table-cell>
            </table:table-row>
            <table:table-row>
              <table:table-cell office:value-type="string">
                <text:p>59</text:p>
              </table:table-cell>
              <table:table-cell office:value-type="float" office:value="915.726000000002">
                <text:p>915.726000000002</text:p>
              </table:table-cell>
              <table:table-cell office:value-type="float" office:value="558.266138547863">
                <text:p>558.266138547863</text:p>
              </table:table-cell>
            </table:table-row>
            <table:table-row>
              <table:table-cell office:value-type="string">
                <text:p>60</text:p>
              </table:table-cell>
              <table:table-cell office:value-type="float" office:value="914.273000000002">
                <text:p>914.273000000002</text:p>
              </table:table-cell>
              <table:table-cell office:value-type="float" office:value="552.683477162385">
                <text:p>552.683477162385</text:p>
              </table:table-cell>
            </table:table-row>
            <table:table-row>
              <table:table-cell office:value-type="string">
                <text:p>61</text:p>
              </table:table-cell>
              <table:table-cell office:value-type="float" office:value="912.820000000002">
                <text:p>912.820000000002</text:p>
              </table:table-cell>
              <table:table-cell office:value-type="float" office:value="547.156642390761">
                <text:p>547.156642390761</text:p>
              </table:table-cell>
            </table:table-row>
            <table:table-row>
              <table:table-cell office:value-type="string">
                <text:p>62</text:p>
              </table:table-cell>
              <table:table-cell office:value-type="float" office:value="911.367000000002">
                <text:p>911.367000000002</text:p>
              </table:table-cell>
              <table:table-cell office:value-type="float" office:value="541.685075966853">
                <text:p>541.685075966853</text:p>
              </table:table-cell>
            </table:table-row>
            <table:table-row>
              <table:table-cell office:value-type="string">
                <text:p>63</text:p>
              </table:table-cell>
              <table:table-cell office:value-type="float" office:value="909.914000000002">
                <text:p>909.914000000002</text:p>
              </table:table-cell>
              <table:table-cell office:value-type="float" office:value="536.268225207185">
                <text:p>536.268225207185</text:p>
              </table:table-cell>
            </table:table-row>
            <table:table-row>
              <table:table-cell office:value-type="string">
                <text:p>64</text:p>
              </table:table-cell>
              <table:table-cell office:value-type="float" office:value="908.461000000002">
                <text:p>908.461000000002</text:p>
              </table:table-cell>
              <table:table-cell office:value-type="float" office:value="530.905542955113">
                <text:p>530.905542955113</text:p>
              </table:table-cell>
            </table:table-row>
            <table:table-row>
              <table:table-cell office:value-type="string">
                <text:p>65</text:p>
              </table:table-cell>
              <table:table-cell office:value-type="float" office:value="907.008000000002">
                <text:p>907.008000000002</text:p>
              </table:table-cell>
              <table:table-cell office:value-type="float" office:value="525.596487525562">
                <text:p>525.596487525562</text:p>
              </table:table-cell>
            </table:table-row>
            <table:table-row>
              <table:table-cell office:value-type="string">
                <text:p>66</text:p>
              </table:table-cell>
              <table:table-cell office:value-type="float" office:value="905.555000000002">
                <text:p>905.555000000002</text:p>
              </table:table-cell>
              <table:table-cell office:value-type="float" office:value="520.340522650306">
                <text:p>520.340522650306</text:p>
              </table:table-cell>
            </table:table-row>
            <table:table-row>
              <table:table-cell office:value-type="string">
                <text:p>67</text:p>
              </table:table-cell>
              <table:table-cell office:value-type="float" office:value="904.102000000002">
                <text:p>904.102000000002</text:p>
              </table:table-cell>
              <table:table-cell office:value-type="float" office:value="515.137117423803">
                <text:p>515.137117423803</text:p>
              </table:table-cell>
            </table:table-row>
            <table:table-row>
              <table:table-cell office:value-type="string">
                <text:p>68</text:p>
              </table:table-cell>
              <table:table-cell office:value-type="float" office:value="902.649000000002">
                <text:p>902.649000000002</text:p>
              </table:table-cell>
              <table:table-cell office:value-type="float" office:value="509.985746249565">
                <text:p>509.985746249565</text:p>
              </table:table-cell>
            </table:table-row>
            <table:table-row>
              <table:table-cell office:value-type="string">
                <text:p>69</text:p>
              </table:table-cell>
              <table:table-cell office:value-type="float" office:value="901.196000000002">
                <text:p>901.196000000002</text:p>
              </table:table-cell>
              <table:table-cell office:value-type="float" office:value="504.885888787069">
                <text:p>504.885888787069</text:p>
              </table:table-cell>
            </table:table-row>
            <table:table-row>
              <table:table-cell office:value-type="string">
                <text:p>70</text:p>
              </table:table-cell>
              <table:table-cell office:value-type="float" office:value="899.743000000002">
                <text:p>899.743000000002</text:p>
              </table:table-cell>
              <table:table-cell office:value-type="float" office:value="499.837029899199">
                <text:p>499.837029899199</text:p>
              </table:table-cell>
            </table:table-row>
            <table:table-row>
              <table:table-cell office:value-type="string">
                <text:p>71</text:p>
              </table:table-cell>
              <table:table-cell office:value-type="float" office:value="898.290000000002">
                <text:p>898.290000000002</text:p>
              </table:table-cell>
              <table:table-cell office:value-type="float" office:value="494.838659600207">
                <text:p>494.838659600207</text:p>
              </table:table-cell>
            </table:table-row>
            <table:table-row>
              <table:table-cell office:value-type="string">
                <text:p>72</text:p>
              </table:table-cell>
              <table:table-cell office:value-type="float" office:value="896.837000000002">
                <text:p>896.837000000002</text:p>
              </table:table-cell>
              <table:table-cell office:value-type="float" office:value="489.890273004205">
                <text:p>489.890273004205</text:p>
              </table:table-cell>
            </table:table-row>
            <table:table-row>
              <table:table-cell office:value-type="string">
                <text:p>73</text:p>
              </table:table-cell>
              <table:table-cell office:value-type="float" office:value="895.384000000002">
                <text:p>895.384000000002</text:p>
              </table:table-cell>
              <table:table-cell office:value-type="float" office:value="484.991370274163">
                <text:p>484.991370274163</text:p>
              </table:table-cell>
            </table:table-row>
            <table:table-row>
              <table:table-cell office:value-type="string">
                <text:p>74</text:p>
              </table:table-cell>
              <table:table-cell office:value-type="float" office:value="893.931000000002">
                <text:p>893.931000000002</text:p>
              </table:table-cell>
              <table:table-cell office:value-type="float" office:value="480.141456571421">
                <text:p>480.141456571421</text:p>
              </table:table-cell>
            </table:table-row>
            <table:table-row>
              <table:table-cell office:value-type="string">
                <text:p>75</text:p>
              </table:table-cell>
              <table:table-cell office:value-type="float" office:value="892.478000000002">
                <text:p>892.478000000002</text:p>
              </table:table-cell>
              <table:table-cell office:value-type="float" office:value="475.340042005707">
                <text:p>475.340042005707</text:p>
              </table:table-cell>
            </table:table-row>
            <table:table-row>
              <table:table-cell office:value-type="string">
                <text:p>76</text:p>
              </table:table-cell>
              <table:table-cell office:value-type="float" office:value="891.025000000002">
                <text:p>891.025000000002</text:p>
              </table:table-cell>
              <table:table-cell office:value-type="float" office:value="470.58664158565">
                <text:p>470.58664158565</text:p>
              </table:table-cell>
            </table:table-row>
            <table:table-row>
              <table:table-cell office:value-type="string">
                <text:p>77</text:p>
              </table:table-cell>
              <table:table-cell office:value-type="float" office:value="889.572000000002">
                <text:p>889.572000000002</text:p>
              </table:table-cell>
              <table:table-cell office:value-type="float" office:value="465.880775169793">
                <text:p>465.880775169793</text:p>
              </table:table-cell>
            </table:table-row>
            <table:table-row>
              <table:table-cell office:value-type="string">
                <text:p>78</text:p>
              </table:table-cell>
              <table:table-cell office:value-type="float" office:value="888.119000000002">
                <text:p>888.119000000002</text:p>
              </table:table-cell>
              <table:table-cell office:value-type="float" office:value="461.221967418095">
                <text:p>461.221967418095</text:p>
              </table:table-cell>
            </table:table-row>
            <table:table-row>
              <table:table-cell office:value-type="string">
                <text:p>79</text:p>
              </table:table-cell>
              <table:table-cell office:value-type="float" office:value="886.666000000002">
                <text:p>886.666000000002</text:p>
              </table:table-cell>
              <table:table-cell office:value-type="float" office:value="456.609747743914">
                <text:p>456.609747743914</text:p>
              </table:table-cell>
            </table:table-row>
            <table:table-row>
              <table:table-cell office:value-type="string">
                <text:p>80</text:p>
              </table:table-cell>
              <table:table-cell office:value-type="float" office:value="885.213000000002">
                <text:p>885.213000000002</text:p>
              </table:table-cell>
              <table:table-cell office:value-type="float" office:value="452.043650266475">
                <text:p>452.043650266475</text:p>
              </table:table-cell>
            </table:table-row>
            <table:table-row>
              <table:table-cell office:value-type="string">
                <text:p>81</text:p>
              </table:table-cell>
              <table:table-cell office:value-type="float" office:value="883.760000000002">
                <text:p>883.760000000002</text:p>
              </table:table-cell>
              <table:table-cell office:value-type="float" office:value="447.52321376381">
                <text:p>447.52321376381</text:p>
              </table:table-cell>
            </table:table-row>
            <table:table-row>
              <table:table-cell office:value-type="string">
                <text:p>82</text:p>
              </table:table-cell>
              <table:table-cell office:value-type="float" office:value="882.307000000002">
                <text:p>882.307000000002</text:p>
              </table:table-cell>
              <table:table-cell office:value-type="float" office:value="443.047981626172">
                <text:p>443.047981626172</text:p>
              </table:table-cell>
            </table:table-row>
            <table:table-row>
              <table:table-cell office:value-type="string">
                <text:p>83</text:p>
              </table:table-cell>
              <table:table-cell office:value-type="float" office:value="880.854000000002">
                <text:p>880.854000000002</text:p>
              </table:table-cell>
              <table:table-cell office:value-type="float" office:value="438.617501809911">
                <text:p>438.617501809911</text:p>
              </table:table-cell>
            </table:table-row>
            <table:table-row>
              <table:table-cell office:value-type="string">
                <text:p>84</text:p>
              </table:table-cell>
              <table:table-cell office:value-type="float" office:value="879.401000000002">
                <text:p>879.401000000002</text:p>
              </table:table-cell>
              <table:table-cell office:value-type="float" office:value="434.231326791812">
                <text:p>434.231326791812</text:p>
              </table:table-cell>
            </table:table-row>
            <table:table-row>
              <table:table-cell office:value-type="string">
                <text:p>85</text:p>
              </table:table-cell>
              <table:table-cell office:value-type="float" office:value="877.948000000002">
                <text:p>877.948000000002</text:p>
              </table:table-cell>
              <table:table-cell office:value-type="float" office:value="429.889013523893">
                <text:p>429.889013523893</text:p>
              </table:table-cell>
            </table:table-row>
            <table:table-row>
              <table:table-cell office:value-type="string">
                <text:p>86</text:p>
              </table:table-cell>
              <table:table-cell office:value-type="float" office:value="876.495000000002">
                <text:p>876.495000000002</text:p>
              </table:table-cell>
              <table:table-cell office:value-type="float" office:value="425.590123388654">
                <text:p>425.590123388654</text:p>
              </table:table-cell>
            </table:table-row>
            <table:table-row>
              <table:table-cell office:value-type="string">
                <text:p>87</text:p>
              </table:table-cell>
              <table:table-cell office:value-type="float" office:value="875.042000000002">
                <text:p>875.042000000002</text:p>
              </table:table-cell>
              <table:table-cell office:value-type="float" office:value="421.334222154768">
                <text:p>421.334222154768</text:p>
              </table:table-cell>
            </table:table-row>
            <table:table-row>
              <table:table-cell office:value-type="string">
                <text:p>88</text:p>
              </table:table-cell>
              <table:table-cell office:value-type="float" office:value="873.589000000002">
                <text:p>873.589000000002</text:p>
              </table:table-cell>
              <table:table-cell office:value-type="float" office:value="417.12087993322">
                <text:p>417.12087993322</text:p>
              </table:table-cell>
            </table:table-row>
            <table:table-row>
              <table:table-cell office:value-type="string">
                <text:p>89</text:p>
              </table:table-cell>
              <table:table-cell office:value-type="float" office:value="872.136000000002">
                <text:p>872.136000000002</text:p>
              </table:table-cell>
              <table:table-cell office:value-type="float" office:value="412.949671133888">
                <text:p>412.949671133888</text:p>
              </table:table-cell>
            </table:table-row>
            <table:table-row>
              <table:table-cell office:value-type="string">
                <text:p>90</text:p>
              </table:table-cell>
              <table:table-cell office:value-type="float" office:value="870.683000000002">
                <text:p>870.683000000002</text:p>
              </table:table-cell>
              <table:table-cell office:value-type="float" office:value="408.820174422549">
                <text:p>408.820174422549</text:p>
              </table:table-cell>
            </table:table-row>
            <table:table-row>
              <table:table-cell office:value-type="string">
                <text:p>91</text:p>
              </table:table-cell>
              <table:table-cell office:value-type="float" office:value="869.230000000002">
                <text:p>869.230000000002</text:p>
              </table:table-cell>
              <table:table-cell office:value-type="float" office:value="404.731972678324">
                <text:p>404.731972678324</text:p>
              </table:table-cell>
            </table:table-row>
            <table:table-row>
              <table:table-cell office:value-type="string">
                <text:p>92</text:p>
              </table:table-cell>
              <table:table-cell office:value-type="float" office:value="867.777000000002">
                <text:p>867.777000000002</text:p>
              </table:table-cell>
              <table:table-cell office:value-type="float" office:value="400.68465295154">
                <text:p>400.68465295154</text:p>
              </table:table-cell>
            </table:table-row>
            <table:table-row>
              <table:table-cell office:value-type="string">
                <text:p>93</text:p>
              </table:table-cell>
              <table:table-cell office:value-type="float" office:value="866.324000000002">
                <text:p>866.324000000002</text:p>
              </table:table-cell>
              <table:table-cell office:value-type="float" office:value="396.677806422025">
                <text:p>396.677806422025</text:p>
              </table:table-cell>
            </table:table-row>
            <table:table-row>
              <table:table-cell office:value-type="string">
                <text:p>94</text:p>
              </table:table-cell>
              <table:table-cell office:value-type="float" office:value="864.871000000002">
                <text:p>864.871000000002</text:p>
              </table:table-cell>
              <table:table-cell office:value-type="float" office:value="392.711028357805">
                <text:p>392.711028357805</text:p>
              </table:table-cell>
            </table:table-row>
            <table:table-row>
              <table:table-cell office:value-type="string">
                <text:p>95</text:p>
              </table:table-cell>
              <table:table-cell office:value-type="float" office:value="863.418000000002">
                <text:p>863.418000000002</text:p>
              </table:table-cell>
              <table:table-cell office:value-type="float" office:value="388.783918074227">
                <text:p>388.783918074227</text:p>
              </table:table-cell>
            </table:table-row>
            <table:table-row>
              <table:table-cell office:value-type="string">
                <text:p>96</text:p>
              </table:table-cell>
              <table:table-cell office:value-type="float" office:value="861.965000000002">
                <text:p>861.965000000002</text:p>
              </table:table-cell>
              <table:table-cell office:value-type="float" office:value="384.896078893484">
                <text:p>384.896078893484</text:p>
              </table:table-cell>
            </table:table-row>
            <table:table-row>
              <table:table-cell office:value-type="string">
                <text:p>97</text:p>
              </table:table-cell>
              <table:table-cell office:value-type="float" office:value="860.512000000002">
                <text:p>860.512000000002</text:p>
              </table:table-cell>
              <table:table-cell office:value-type="float" office:value="381.04711810455">
                <text:p>381.04711810455</text:p>
              </table:table-cell>
            </table:table-row>
            <table:table-row>
              <table:table-cell office:value-type="string">
                <text:p>98</text:p>
              </table:table-cell>
              <table:table-cell office:value-type="float" office:value="859.059000000003">
                <text:p>859.059000000003</text:p>
              </table:table-cell>
              <table:table-cell office:value-type="float" office:value="377.236646923504">
                <text:p>377.236646923504</text:p>
              </table:table-cell>
            </table:table-row>
            <table:table-row>
              <table:table-cell office:value-type="string">
                <text:p>99</text:p>
              </table:table-cell>
              <table:table-cell office:value-type="float" office:value="857.606000000003">
                <text:p>857.606000000003</text:p>
              </table:table-cell>
              <table:table-cell office:value-type="float" office:value="373.464280454269">
                <text:p>373.464280454269</text:p>
              </table:table-cell>
            </table:table-row>
            <table:table-row>
              <table:table-cell office:value-type="string">
                <text:p>100</text:p>
              </table:table-cell>
              <table:table-cell office:value-type="float" office:value="856.153000000003">
                <text:p>856.153000000003</text:p>
              </table:table-cell>
              <table:table-cell office:value-type="float" office:value="369.729637649726">
                <text:p>369.729637649726</text:p>
              </table:table-cell>
            </table:table-row>
            <table:table-row>
              <table:table-cell office:value-type="string">
                <text:p>101</text:p>
              </table:table-cell>
              <table:table-cell office:value-type="float" office:value="854.700000000003">
                <text:p>854.700000000003</text:p>
              </table:table-cell>
              <table:table-cell office:value-type="float" office:value="366.032341273229">
                <text:p>366.032341273229</text:p>
              </table:table-cell>
            </table:table-row>
            <table:table-row>
              <table:table-cell office:value-type="string">
                <text:p>102</text:p>
              </table:table-cell>
              <table:table-cell office:value-type="float" office:value="853.247000000003">
                <text:p>853.247000000003</text:p>
              </table:table-cell>
              <table:table-cell office:value-type="float" office:value="362.372017860497">
                <text:p>362.372017860497</text:p>
              </table:table-cell>
            </table:table-row>
            <table:table-row>
              <table:table-cell office:value-type="string">
                <text:p>103</text:p>
              </table:table-cell>
              <table:table-cell office:value-type="float" office:value="851.794000000003">
                <text:p>851.794000000003</text:p>
              </table:table-cell>
              <table:table-cell office:value-type="float" office:value="358.748297681892">
                <text:p>358.748297681892</text:p>
              </table:table-cell>
            </table:table-row>
            <table:table-row>
              <table:table-cell office:value-type="string">
                <text:p>104</text:p>
              </table:table-cell>
              <table:table-cell office:value-type="float" office:value="850.341000000003">
                <text:p>850.341000000003</text:p>
              </table:table-cell>
              <table:table-cell office:value-type="float" office:value="355.160814705073">
                <text:p>355.160814705073</text:p>
              </table:table-cell>
            </table:table-row>
            <table:table-row>
              <table:table-cell office:value-type="string">
                <text:p>105</text:p>
              </table:table-cell>
              <table:table-cell office:value-type="float" office:value="848.888000000003">
                <text:p>848.888000000003</text:p>
              </table:table-cell>
              <table:table-cell office:value-type="float" office:value="351.609206558022">
                <text:p>351.609206558022</text:p>
              </table:table-cell>
            </table:table-row>
            <table:table-row>
              <table:table-cell office:value-type="string">
                <text:p>106</text:p>
              </table:table-cell>
              <table:table-cell office:value-type="float" office:value="847.435000000003">
                <text:p>847.435000000003</text:p>
              </table:table-cell>
              <table:table-cell office:value-type="float" office:value="348.093114492442">
                <text:p>348.093114492442</text:p>
              </table:table-cell>
            </table:table-row>
            <table:table-row>
              <table:table-cell office:value-type="string">
                <text:p>107</text:p>
              </table:table-cell>
              <table:table-cell office:value-type="float" office:value="845.982000000003">
                <text:p>845.982000000003</text:p>
              </table:table-cell>
              <table:table-cell office:value-type="float" office:value="344.612183347517">
                <text:p>344.612183347517</text:p>
              </table:table-cell>
            </table:table-row>
            <table:table-row>
              <table:table-cell office:value-type="string">
                <text:p>108</text:p>
              </table:table-cell>
              <table:table-cell office:value-type="float" office:value="844.529000000003">
                <text:p>844.529000000003</text:p>
              </table:table-cell>
              <table:table-cell office:value-type="float" office:value="341.166061514042">
                <text:p>341.166061514042</text:p>
              </table:table-cell>
            </table:table-row>
            <table:table-row>
              <table:table-cell office:value-type="string">
                <text:p>109</text:p>
              </table:table-cell>
              <table:table-cell office:value-type="float" office:value="843.076000000003">
                <text:p>843.076000000003</text:p>
              </table:table-cell>
              <table:table-cell office:value-type="float" office:value="337.754400898902">
                <text:p>337.754400898902</text:p>
              </table:table-cell>
            </table:table-row>
            <table:table-row>
              <table:table-cell office:value-type="string">
                <text:p>110</text:p>
              </table:table-cell>
              <table:table-cell office:value-type="float" office:value="841.623000000003">
                <text:p>841.623000000003</text:p>
              </table:table-cell>
              <table:table-cell office:value-type="float" office:value="334.376856889913">
                <text:p>334.376856889913</text:p>
              </table:table-cell>
            </table:table-row>
            <table:table-row>
              <table:table-cell office:value-type="string">
                <text:p>111</text:p>
              </table:table-cell>
              <table:table-cell office:value-type="float" office:value="840.170000000003">
                <text:p>840.170000000003</text:p>
              </table:table-cell>
              <table:table-cell office:value-type="float" office:value="331.033088321014">
                <text:p>331.033088321014</text:p>
              </table:table-cell>
            </table:table-row>
            <table:table-row>
              <table:table-cell office:value-type="string">
                <text:p>112</text:p>
              </table:table-cell>
              <table:table-cell office:value-type="float" office:value="838.717000000003">
                <text:p>838.717000000003</text:p>
              </table:table-cell>
              <table:table-cell office:value-type="float" office:value="327.722757437804">
                <text:p>327.722757437804</text:p>
              </table:table-cell>
            </table:table-row>
            <table:table-row>
              <table:table-cell office:value-type="string">
                <text:p>113</text:p>
              </table:table-cell>
              <table:table-cell office:value-type="float" office:value="837.264000000003">
                <text:p>837.264000000003</text:p>
              </table:table-cell>
              <table:table-cell office:value-type="float" office:value="324.445529863425">
                <text:p>324.445529863425</text:p>
              </table:table-cell>
            </table:table-row>
            <table:table-row>
              <table:table-cell office:value-type="string">
                <text:p>114</text:p>
              </table:table-cell>
              <table:table-cell office:value-type="float" office:value="835.811000000003">
                <text:p>835.811000000003</text:p>
              </table:table-cell>
              <table:table-cell office:value-type="float" office:value="321.201074564791">
                <text:p>321.201074564791</text:p>
              </table:table-cell>
            </table:table-row>
            <table:table-row>
              <table:table-cell office:value-type="string">
                <text:p>115</text:p>
              </table:table-cell>
              <table:table-cell office:value-type="float" office:value="834.358000000003">
                <text:p>834.358000000003</text:p>
              </table:table-cell>
              <table:table-cell office:value-type="float" office:value="317.989063819143">
                <text:p>317.989063819143</text:p>
              </table:table-cell>
            </table:table-row>
            <table:table-row>
              <table:table-cell office:value-type="string">
                <text:p>116</text:p>
              </table:table-cell>
              <table:table-cell office:value-type="float" office:value="832.905000000003">
                <text:p>832.905000000003</text:p>
              </table:table-cell>
              <table:table-cell office:value-type="float" office:value="314.809173180952">
                <text:p>314.809173180952</text:p>
              </table:table-cell>
            </table:table-row>
            <table:table-row>
              <table:table-cell office:value-type="string">
                <text:p>117</text:p>
              </table:table-cell>
              <table:table-cell office:value-type="float" office:value="831.452000000003">
                <text:p>831.452000000003</text:p>
              </table:table-cell>
              <table:table-cell office:value-type="float" office:value="311.661081449142">
                <text:p>311.661081449142</text:p>
              </table:table-cell>
            </table:table-row>
            <table:table-row>
              <table:table-cell office:value-type="string">
                <text:p>118</text:p>
              </table:table-cell>
              <table:table-cell office:value-type="float" office:value="829.999000000003">
                <text:p>829.999000000003</text:p>
              </table:table-cell>
              <table:table-cell office:value-type="float" office:value="308.544470634651">
                <text:p>308.544470634651</text:p>
              </table:table-cell>
            </table:table-row>
            <table:table-row>
              <table:table-cell office:value-type="string">
                <text:p>119</text:p>
              </table:table-cell>
              <table:table-cell office:value-type="float" office:value="828.546000000003">
                <text:p>828.546000000003</text:p>
              </table:table-cell>
              <table:table-cell office:value-type="float" office:value="305.459025928304">
                <text:p>305.459025928304</text:p>
              </table:table-cell>
            </table:table-row>
            <table:table-row>
              <table:table-cell office:value-type="string">
                <text:p>120</text:p>
              </table:table-cell>
              <table:table-cell office:value-type="float" office:value="827.093000000003">
                <text:p>827.093000000003</text:p>
              </table:table-cell>
              <table:table-cell office:value-type="float" office:value="302.404435669021">
                <text:p>302.404435669021</text:p>
              </table:table-cell>
            </table:table-row>
            <table:table-row>
              <table:table-cell office:value-type="string">
                <text:p>121</text:p>
              </table:table-cell>
              <table:table-cell office:value-type="float" office:value="825.640000000003">
                <text:p>825.640000000003</text:p>
              </table:table-cell>
              <table:table-cell office:value-type="float" office:value="299.380391312331">
                <text:p>299.380391312331</text:p>
              </table:table-cell>
            </table:table-row>
            <table:table-row>
              <table:table-cell office:value-type="string">
                <text:p>122</text:p>
              </table:table-cell>
              <table:table-cell office:value-type="float" office:value="824.187000000003">
                <text:p>824.187000000003</text:p>
              </table:table-cell>
              <table:table-cell office:value-type="float" office:value="296.386587399208">
                <text:p>296.386587399208</text:p>
              </table:table-cell>
            </table:table-row>
            <table:table-row>
              <table:table-cell office:value-type="string">
                <text:p>123</text:p>
              </table:table-cell>
              <table:table-cell office:value-type="float" office:value="822.734000000003">
                <text:p>822.734000000003</text:p>
              </table:table-cell>
              <table:table-cell office:value-type="float" office:value="293.422721525216">
                <text:p>293.422721525216</text:p>
              </table:table-cell>
            </table:table-row>
            <table:table-row>
              <table:table-cell office:value-type="string">
                <text:p>124</text:p>
              </table:table-cell>
              <table:table-cell office:value-type="float" office:value="821.281000000003">
                <text:p>821.281000000003</text:p>
              </table:table-cell>
              <table:table-cell office:value-type="float" office:value="290.488494309964">
                <text:p>290.488494309964</text:p>
              </table:table-cell>
            </table:table-row>
            <table:table-row>
              <table:table-cell office:value-type="string">
                <text:p>125</text:p>
              </table:table-cell>
              <table:table-cell office:value-type="float" office:value="819.828000000003">
                <text:p>819.828000000003</text:p>
              </table:table-cell>
              <table:table-cell office:value-type="float" office:value="287.583609366864">
                <text:p>287.583609366864</text:p>
              </table:table-cell>
            </table:table-row>
            <table:table-row>
              <table:table-cell office:value-type="string">
                <text:p>126</text:p>
              </table:table-cell>
              <table:table-cell office:value-type="float" office:value="818.375000000003">
                <text:p>818.375000000003</text:p>
              </table:table-cell>
              <table:table-cell office:value-type="float" office:value="284.707773273195">
                <text:p>284.707773273195</text:p>
              </table:table-cell>
            </table:table-row>
            <table:table-row>
              <table:table-cell office:value-type="string">
                <text:p>127</text:p>
              </table:table-cell>
              <table:table-cell office:value-type="float" office:value="816.922000000003">
                <text:p>816.922000000003</text:p>
              </table:table-cell>
              <table:table-cell office:value-type="float" office:value="281.860695540463">
                <text:p>281.860695540463</text:p>
              </table:table-cell>
            </table:table-row>
            <table:table-row>
              <table:table-cell office:value-type="string">
                <text:p>128</text:p>
              </table:table-cell>
              <table:table-cell office:value-type="float" office:value="815.469000000003">
                <text:p>815.469000000003</text:p>
              </table:table-cell>
              <table:table-cell office:value-type="float" office:value="279.042088585059">
                <text:p>279.042088585059</text:p>
              </table:table-cell>
            </table:table-row>
            <table:table-row>
              <table:table-cell office:value-type="string">
                <text:p>129</text:p>
              </table:table-cell>
              <table:table-cell office:value-type="float" office:value="814.016000000003">
                <text:p>814.016000000003</text:p>
              </table:table-cell>
              <table:table-cell office:value-type="float" office:value="276.251667699208">
                <text:p>276.251667699208</text:p>
              </table:table-cell>
            </table:table-row>
            <table:table-row>
              <table:table-cell office:value-type="string">
                <text:p>130</text:p>
              </table:table-cell>
              <table:table-cell office:value-type="float" office:value="812.563000000003">
                <text:p>812.563000000003</text:p>
              </table:table-cell>
              <table:table-cell office:value-type="float" office:value="273.489151022216">
                <text:p>273.489151022216</text:p>
              </table:table-cell>
            </table:table-row>
            <table:table-row>
              <table:table-cell office:value-type="string">
                <text:p>131</text:p>
              </table:table-cell>
              <table:table-cell office:value-type="float" office:value="811.110000000003">
                <text:p>811.110000000003</text:p>
              </table:table-cell>
              <table:table-cell office:value-type="float" office:value="270.754259511994">
                <text:p>270.754259511994</text:p>
              </table:table-cell>
            </table:table-row>
            <table:table-row>
              <table:table-cell office:value-type="string">
                <text:p>132</text:p>
              </table:table-cell>
              <table:table-cell office:value-type="float" office:value="809.657000000003">
                <text:p>809.657000000003</text:p>
              </table:table-cell>
              <table:table-cell office:value-type="float" office:value="268.046716916874">
                <text:p>268.046716916874</text:p>
              </table:table-cell>
            </table:table-row>
            <table:table-row>
              <table:table-cell office:value-type="string">
                <text:p>133</text:p>
              </table:table-cell>
              <table:table-cell office:value-type="float" office:value="808.204000000003">
                <text:p>808.204000000003</text:p>
              </table:table-cell>
              <table:table-cell office:value-type="float" office:value="265.366249747705">
                <text:p>265.366249747705</text:p>
              </table:table-cell>
            </table:table-row>
            <table:table-row>
              <table:table-cell office:value-type="string">
                <text:p>134</text:p>
              </table:table-cell>
              <table:table-cell office:value-type="float" office:value="806.751000000003">
                <text:p>806.751000000003</text:p>
              </table:table-cell>
              <table:table-cell office:value-type="float" office:value="262.712587250228">
                <text:p>262.712587250228</text:p>
              </table:table-cell>
            </table:table-row>
            <table:table-row>
              <table:table-cell office:value-type="string">
                <text:p>135</text:p>
              </table:table-cell>
              <table:table-cell office:value-type="float" office:value="805.298000000003">
                <text:p>805.298000000003</text:p>
              </table:table-cell>
              <table:table-cell office:value-type="float" office:value="260.085461377726">
                <text:p>260.085461377726</text:p>
              </table:table-cell>
            </table:table-row>
            <table:table-row>
              <table:table-cell office:value-type="string">
                <text:p>136</text:p>
              </table:table-cell>
              <table:table-cell office:value-type="float" office:value="803.845000000003">
                <text:p>803.845000000003</text:p>
              </table:table-cell>
              <table:table-cell office:value-type="float" office:value="257.484606763949">
                <text:p>257.484606763949</text:p>
              </table:table-cell>
            </table:table-row>
            <table:table-row>
              <table:table-cell office:value-type="string">
                <text:p>137</text:p>
              </table:table-cell>
              <table:table-cell office:value-type="float" office:value="802.392000000004">
                <text:p>802.392000000004</text:p>
              </table:table-cell>
              <table:table-cell office:value-type="float" office:value="254.909760696309">
                <text:p>254.909760696309</text:p>
              </table:table-cell>
            </table:table-row>
            <table:table-row>
              <table:table-cell office:value-type="string">
                <text:p>138</text:p>
              </table:table-cell>
              <table:table-cell office:value-type="float" office:value="800.939000000004">
                <text:p>800.939000000004</text:p>
              </table:table-cell>
              <table:table-cell office:value-type="float" office:value="252.360663089346">
                <text:p>252.360663089346</text:p>
              </table:table-cell>
            </table:table-row>
            <table:table-row>
              <table:table-cell office:value-type="string">
                <text:p>139</text:p>
              </table:table-cell>
              <table:table-cell office:value-type="float" office:value="799.486000000004">
                <text:p>799.486000000004</text:p>
              </table:table-cell>
              <table:table-cell office:value-type="float" office:value="249.837056458453">
                <text:p>249.837056458453</text:p>
              </table:table-cell>
            </table:table-row>
            <table:table-row>
              <table:table-cell office:value-type="string">
                <text:p>140</text:p>
              </table:table-cell>
              <table:table-cell office:value-type="float" office:value="798.033000000004">
                <text:p>798.033000000004</text:p>
              </table:table-cell>
              <table:table-cell office:value-type="float" office:value="247.338685893868">
                <text:p>247.338685893868</text:p>
              </table:table-cell>
            </table:table-row>
            <table:table-row>
              <table:table-cell office:value-type="string">
                <text:p>141</text:p>
              </table:table-cell>
              <table:table-cell office:value-type="float" office:value="796.580000000004">
                <text:p>796.580000000004</text:p>
              </table:table-cell>
              <table:table-cell office:value-type="float" office:value="244.865299034929">
                <text:p>244.865299034929</text:p>
              </table:table-cell>
            </table:table-row>
            <table:table-row>
              <table:table-cell office:value-type="string">
                <text:p>142</text:p>
              </table:table-cell>
              <table:table-cell office:value-type="float" office:value="795.127000000004">
                <text:p>795.127000000004</text:p>
              </table:table-cell>
              <table:table-cell office:value-type="float" office:value="242.41664604458">
                <text:p>242.41664604458</text:p>
              </table:table-cell>
            </table:table-row>
            <table:table-row>
              <table:table-cell office:value-type="string">
                <text:p>143</text:p>
              </table:table-cell>
              <table:table-cell office:value-type="float" office:value="793.674000000004">
                <text:p>793.674000000004</text:p>
              </table:table-cell>
              <table:table-cell office:value-type="float" office:value="239.992479584134">
                <text:p>239.992479584134</text:p>
              </table:table-cell>
            </table:table-row>
            <table:table-row>
              <table:table-cell office:value-type="string">
                <text:p>144</text:p>
              </table:table-cell>
              <table:table-cell office:value-type="float" office:value="792.221000000004">
                <text:p>792.221000000004</text:p>
              </table:table-cell>
              <table:table-cell office:value-type="float" office:value="237.592554788293">
                <text:p>237.592554788293</text:p>
              </table:table-cell>
            </table:table-row>
            <table:table-row>
              <table:table-cell office:value-type="string">
                <text:p>145</text:p>
              </table:table-cell>
              <table:table-cell office:value-type="float" office:value="790.768000000004">
                <text:p>790.768000000004</text:p>
              </table:table-cell>
              <table:table-cell office:value-type="float" office:value="235.21662924041">
                <text:p>235.21662924041</text:p>
              </table:table-cell>
            </table:table-row>
            <table:table-row>
              <table:table-cell office:value-type="string">
                <text:p>146</text:p>
              </table:table-cell>
              <table:table-cell office:value-type="float" office:value="789.315000000004">
                <text:p>789.315000000004</text:p>
              </table:table-cell>
              <table:table-cell office:value-type="float" office:value="232.864462948006">
                <text:p>232.864462948006</text:p>
              </table:table-cell>
            </table:table-row>
            <table:table-row>
              <table:table-cell office:value-type="string">
                <text:p>147</text:p>
              </table:table-cell>
              <table:table-cell office:value-type="float" office:value="787.862000000004">
                <text:p>787.862000000004</text:p>
              </table:table-cell>
              <table:table-cell office:value-type="float" office:value="230.535818318526">
                <text:p>230.535818318526</text:p>
              </table:table-cell>
            </table:table-row>
            <table:table-row>
              <table:table-cell office:value-type="string">
                <text:p>148</text:p>
              </table:table-cell>
              <table:table-cell office:value-type="float" office:value="786.409000000004">
                <text:p>786.409000000004</text:p>
              </table:table-cell>
              <table:table-cell office:value-type="float" office:value="228.230460135341">
                <text:p>228.230460135341</text:p>
              </table:table-cell>
            </table:table-row>
            <table:table-row>
              <table:table-cell office:value-type="string">
                <text:p>149</text:p>
              </table:table-cell>
              <table:table-cell office:value-type="float" office:value="784.956000000004">
                <text:p>784.956000000004</text:p>
              </table:table-cell>
              <table:table-cell office:value-type="float" office:value="225.948155533987">
                <text:p>225.948155533987</text:p>
              </table:table-cell>
            </table:table-row>
            <table:table-row>
              <table:table-cell office:value-type="string">
                <text:p>150</text:p>
              </table:table-cell>
              <table:table-cell office:value-type="float" office:value="783.503000000004">
                <text:p>783.503000000004</text:p>
              </table:table-cell>
              <table:table-cell office:value-type="float" office:value="223.688673978647">
                <text:p>223.688673978647</text:p>
              </table:table-cell>
            </table:table-row>
            <table:table-row>
              <table:table-cell office:value-type="string">
                <text:p>151</text:p>
              </table:table-cell>
              <table:table-cell office:value-type="float" office:value="782.050000000004">
                <text:p>782.050000000004</text:p>
              </table:table-cell>
              <table:table-cell office:value-type="float" office:value="221.451787238861">
                <text:p>221.451787238861</text:p>
              </table:table-cell>
            </table:table-row>
            <table:table-row>
              <table:table-cell office:value-type="string">
                <text:p>152</text:p>
              </table:table-cell>
              <table:table-cell office:value-type="float" office:value="780.597000000004">
                <text:p>780.597000000004</text:p>
              </table:table-cell>
              <table:table-cell office:value-type="float" office:value="219.237269366472">
                <text:p>219.237269366472</text:p>
              </table:table-cell>
            </table:table-row>
            <table:table-row>
              <table:table-cell office:value-type="string">
                <text:p>153</text:p>
              </table:table-cell>
              <table:table-cell office:value-type="float" office:value="779.144000000004">
                <text:p>779.144000000004</text:p>
              </table:table-cell>
              <table:table-cell office:value-type="float" office:value="217.044896672807">
                <text:p>217.044896672807</text:p>
              </table:table-cell>
            </table:table-row>
            <table:table-row>
              <table:table-cell office:value-type="string">
                <text:p>154</text:p>
              </table:table-cell>
              <table:table-cell office:value-type="float" office:value="777.691000000004">
                <text:p>777.691000000004</text:p>
              </table:table-cell>
              <table:table-cell office:value-type="float" office:value="214.874447706079">
                <text:p>214.874447706079</text:p>
              </table:table-cell>
            </table:table-row>
            <table:table-row>
              <table:table-cell office:value-type="string">
                <text:p>155</text:p>
              </table:table-cell>
              <table:table-cell office:value-type="float" office:value="776.238000000004">
                <text:p>776.238000000004</text:p>
              </table:table-cell>
              <table:table-cell office:value-type="float" office:value="212.725703229019">
                <text:p>212.725703229019</text:p>
              </table:table-cell>
            </table:table-row>
            <table:table-row>
              <table:table-cell office:value-type="string">
                <text:p>156</text:p>
              </table:table-cell>
              <table:table-cell office:value-type="float" office:value="774.785000000004">
                <text:p>774.785000000004</text:p>
              </table:table-cell>
              <table:table-cell office:value-type="float" office:value="210.598446196728">
                <text:p>210.598446196728</text:p>
              </table:table-cell>
            </table:table-row>
            <table:table-row>
              <table:table-cell office:value-type="string">
                <text:p>157</text:p>
              </table:table-cell>
              <table:table-cell office:value-type="float" office:value="773.332000000004">
                <text:p>773.332000000004</text:p>
              </table:table-cell>
              <table:table-cell office:value-type="float" office:value="208.492461734761">
                <text:p>208.492461734761</text:p>
              </table:table-cell>
            </table:table-row>
            <table:table-row>
              <table:table-cell office:value-type="string">
                <text:p>158</text:p>
              </table:table-cell>
              <table:table-cell office:value-type="float" office:value="771.879000000004">
                <text:p>771.879000000004</text:p>
              </table:table-cell>
              <table:table-cell office:value-type="float" office:value="206.407537117413">
                <text:p>206.407537117413</text:p>
              </table:table-cell>
            </table:table-row>
            <table:table-row>
              <table:table-cell office:value-type="string">
                <text:p>159</text:p>
              </table:table-cell>
              <table:table-cell office:value-type="float" office:value="770.426000000004">
                <text:p>770.426000000004</text:p>
              </table:table-cell>
              <table:table-cell office:value-type="float" office:value="204.343461746239">
                <text:p>204.343461746239</text:p>
              </table:table-cell>
            </table:table-row>
            <table:table-row>
              <table:table-cell office:value-type="string">
                <text:p>160</text:p>
              </table:table-cell>
              <table:table-cell office:value-type="float" office:value="768.973000000004">
                <text:p>768.973000000004</text:p>
              </table:table-cell>
              <table:table-cell office:value-type="float" office:value="202.300027128777">
                <text:p>202.300027128777</text:p>
              </table:table-cell>
            </table:table-row>
            <table:table-row>
              <table:table-cell office:value-type="string">
                <text:p>161</text:p>
              </table:table-cell>
              <table:table-cell office:value-type="float" office:value="767.520000000004">
                <text:p>767.520000000004</text:p>
              </table:table-cell>
              <table:table-cell office:value-type="float" office:value="200.277026857489">
                <text:p>200.277026857489</text:p>
              </table:table-cell>
            </table:table-row>
            <table:table-row>
              <table:table-cell office:value-type="string">
                <text:p>162</text:p>
              </table:table-cell>
              <table:table-cell office:value-type="float" office:value="766.067000000004">
                <text:p>766.067000000004</text:p>
              </table:table-cell>
              <table:table-cell office:value-type="float" office:value="198.274256588914">
                <text:p>198.274256588914</text:p>
              </table:table-cell>
            </table:table-row>
            <table:table-row>
              <table:table-cell office:value-type="string">
                <text:p>163</text:p>
              </table:table-cell>
              <table:table-cell office:value-type="float" office:value="764.614000000004">
                <text:p>764.614000000004</text:p>
              </table:table-cell>
              <table:table-cell office:value-type="float" office:value="196.291514023025">
                <text:p>196.291514023025</text:p>
              </table:table-cell>
            </table:table-row>
            <table:table-row>
              <table:table-cell office:value-type="string">
                <text:p>164</text:p>
              </table:table-cell>
              <table:table-cell office:value-type="float" office:value="763.161000000004">
                <text:p>763.161000000004</text:p>
              </table:table-cell>
              <table:table-cell office:value-type="float" office:value="194.328598882795">
                <text:p>194.328598882795</text:p>
              </table:table-cell>
            </table:table-row>
            <table:table-row>
              <table:table-cell office:value-type="string">
                <text:p>165</text:p>
              </table:table-cell>
              <table:table-cell office:value-type="float" office:value="761.708000000004">
                <text:p>761.708000000004</text:p>
              </table:table-cell>
              <table:table-cell office:value-type="float" office:value="192.385312893967">
                <text:p>192.385312893967</text:p>
              </table:table-cell>
            </table:table-row>
            <table:table-row>
              <table:table-cell office:value-type="string">
                <text:p>166</text:p>
              </table:table-cell>
              <table:table-cell office:value-type="float" office:value="760.255000000004">
                <text:p>760.255000000004</text:p>
              </table:table-cell>
              <table:table-cell office:value-type="float" office:value="190.461459765027">
                <text:p>190.461459765027</text:p>
              </table:table-cell>
            </table:table-row>
            <table:table-row>
              <table:table-cell office:value-type="string">
                <text:p>167</text:p>
              </table:table-cell>
              <table:table-cell office:value-type="float" office:value="758.802000000004">
                <text:p>758.802000000004</text:p>
              </table:table-cell>
              <table:table-cell office:value-type="float" office:value="188.556845167377">
                <text:p>188.556845167377</text:p>
              </table:table-cell>
            </table:table-row>
            <table:table-row>
              <table:table-cell office:value-type="string">
                <text:p>168</text:p>
              </table:table-cell>
              <table:table-cell office:value-type="float" office:value="757.349000000004">
                <text:p>757.349000000004</text:p>
              </table:table-cell>
              <table:table-cell office:value-type="float" office:value="186.671276715703">
                <text:p>186.671276715703</text:p>
              </table:table-cell>
            </table:table-row>
            <table:table-row>
              <table:table-cell office:value-type="string">
                <text:p>169</text:p>
              </table:table-cell>
              <table:table-cell office:value-type="float" office:value="755.896000000004">
                <text:p>755.896000000004</text:p>
              </table:table-cell>
              <table:table-cell office:value-type="float" office:value="184.804563948546">
                <text:p>184.804563948546</text:p>
              </table:table-cell>
            </table:table-row>
            <table:table-row>
              <table:table-cell office:value-type="string">
                <text:p>170</text:p>
              </table:table-cell>
              <table:table-cell office:value-type="float" office:value="754.443000000004">
                <text:p>754.443000000004</text:p>
              </table:table-cell>
              <table:table-cell office:value-type="float" office:value="182.956518309061">
                <text:p>182.956518309061</text:p>
              </table:table-cell>
            </table:table-row>
            <table:table-row>
              <table:table-cell office:value-type="string">
                <text:p>171</text:p>
              </table:table-cell>
              <table:table-cell office:value-type="float" office:value="752.990000000004">
                <text:p>752.990000000004</text:p>
              </table:table-cell>
              <table:table-cell office:value-type="float" office:value="181.12695312597">
                <text:p>181.12695312597</text:p>
              </table:table-cell>
            </table:table-row>
            <table:table-row>
              <table:table-cell office:value-type="string">
                <text:p>172</text:p>
              </table:table-cell>
              <table:table-cell office:value-type="float" office:value="751.537000000004">
                <text:p>751.537000000004</text:p>
              </table:table-cell>
              <table:table-cell office:value-type="float" office:value="179.31568359471">
                <text:p>179.31568359471</text:p>
              </table:table-cell>
            </table:table-row>
            <table:table-row>
              <table:table-cell office:value-type="string">
                <text:p>173</text:p>
              </table:table-cell>
              <table:table-cell office:value-type="float" office:value="750.084000000004">
                <text:p>750.084000000004</text:p>
              </table:table-cell>
              <table:table-cell office:value-type="float" office:value="177.522526758763">
                <text:p>177.522526758763</text:p>
              </table:table-cell>
            </table:table-row>
            <table:table-row>
              <table:table-cell office:value-type="string">
                <text:p>174</text:p>
              </table:table-cell>
              <table:table-cell office:value-type="float" office:value="748.631000000004">
                <text:p>748.631000000004</text:p>
              </table:table-cell>
              <table:table-cell office:value-type="float" office:value="175.747301491176">
                <text:p>175.747301491176</text:p>
              </table:table-cell>
            </table:table-row>
            <table:table-row>
              <table:table-cell office:value-type="string">
                <text:p>175</text:p>
              </table:table-cell>
              <table:table-cell office:value-type="float" office:value="747.178000000004">
                <text:p>747.178000000004</text:p>
              </table:table-cell>
              <table:table-cell office:value-type="float" office:value="173.989828476264">
                <text:p>173.989828476264</text:p>
              </table:table-cell>
            </table:table-row>
            <table:table-row>
              <table:table-cell office:value-type="string">
                <text:p>176</text:p>
              </table:table-cell>
              <table:table-cell office:value-type="float" office:value="745.725000000005">
                <text:p>745.725000000005</text:p>
              </table:table-cell>
              <table:table-cell office:value-type="float" office:value="172.249930191501">
                <text:p>172.249930191501</text:p>
              </table:table-cell>
            </table:table-row>
            <table:table-row>
              <table:table-cell office:value-type="string">
                <text:p>177</text:p>
              </table:table-cell>
              <table:table-cell office:value-type="float" office:value="744.272000000005">
                <text:p>744.272000000005</text:p>
              </table:table-cell>
              <table:table-cell office:value-type="float" office:value="170.527430889586">
                <text:p>170.527430889586</text:p>
              </table:table-cell>
            </table:table-row>
            <table:table-row>
              <table:table-cell office:value-type="string">
                <text:p>178</text:p>
              </table:table-cell>
              <table:table-cell office:value-type="float" office:value="742.819000000005">
                <text:p>742.819000000005</text:p>
              </table:table-cell>
              <table:table-cell office:value-type="float" office:value="168.82215658069">
                <text:p>168.82215658069</text:p>
              </table:table-cell>
            </table:table-row>
            <table:table-row>
              <table:table-cell office:value-type="string">
                <text:p>179</text:p>
              </table:table-cell>
              <table:table-cell office:value-type="float" office:value="741.366000000005">
                <text:p>741.366000000005</text:p>
              </table:table-cell>
              <table:table-cell office:value-type="float" office:value="167.133935014883">
                <text:p>167.133935014883</text:p>
              </table:table-cell>
            </table:table-row>
            <table:table-row>
              <table:table-cell office:value-type="string">
                <text:p>180</text:p>
              </table:table-cell>
              <table:table-cell office:value-type="float" office:value="739.913000000005">
                <text:p>739.913000000005</text:p>
              </table:table-cell>
              <table:table-cell office:value-type="float" office:value="165.462595664735">
                <text:p>165.462595664735</text:p>
              </table:table-cell>
            </table:table-row>
            <table:table-row>
              <table:table-cell office:value-type="string">
                <text:p>181</text:p>
              </table:table-cell>
              <table:table-cell office:value-type="float" office:value="738.460000000005">
                <text:p>738.460000000005</text:p>
              </table:table-cell>
              <table:table-cell office:value-type="float" office:value="163.807969708087">
                <text:p>163.807969708087</text:p>
              </table:table-cell>
            </table:table-row>
            <table:table-row>
              <table:table-cell office:value-type="string">
                <text:p>182</text:p>
              </table:table-cell>
              <table:table-cell office:value-type="float" office:value="737.007000000005">
                <text:p>737.007000000005</text:p>
              </table:table-cell>
              <table:table-cell office:value-type="float" office:value="162.169890011006">
                <text:p>162.169890011006</text:p>
              </table:table-cell>
            </table:table-row>
            <table:table-row>
              <table:table-cell office:value-type="string">
                <text:p>183</text:p>
              </table:table-cell>
              <table:table-cell office:value-type="float" office:value="735.554000000005">
                <text:p>735.554000000005</text:p>
              </table:table-cell>
              <table:table-cell office:value-type="float" office:value="160.548191110896">
                <text:p>160.548191110896</text:p>
              </table:table-cell>
            </table:table-row>
            <table:table-row>
              <table:table-cell office:value-type="string">
                <text:p>184</text:p>
              </table:table-cell>
              <table:table-cell office:value-type="float" office:value="734.101000000005">
                <text:p>734.101000000005</text:p>
              </table:table-cell>
              <table:table-cell office:value-type="float" office:value="158.942709199787">
                <text:p>158.942709199787</text:p>
              </table:table-cell>
            </table:table-row>
            <table:table-row>
              <table:table-cell office:value-type="string">
                <text:p>185</text:p>
              </table:table-cell>
              <table:table-cell office:value-type="float" office:value="732.648000000005">
                <text:p>732.648000000005</text:p>
              </table:table-cell>
              <table:table-cell office:value-type="float" office:value="157.35328210779">
                <text:p>157.35328210779</text:p>
              </table:table-cell>
            </table:table-row>
            <table:table-row>
              <table:table-cell office:value-type="string">
                <text:p>186</text:p>
              </table:table-cell>
              <table:table-cell office:value-type="float" office:value="731.195000000005">
                <text:p>731.195000000005</text:p>
              </table:table-cell>
              <table:table-cell office:value-type="float" office:value="155.779749286712">
                <text:p>155.779749286712</text:p>
              </table:table-cell>
            </table:table-row>
            <table:table-row>
              <table:table-cell office:value-type="string">
                <text:p>187</text:p>
              </table:table-cell>
              <table:table-cell office:value-type="float" office:value="729.742000000005">
                <text:p>729.742000000005</text:p>
              </table:table-cell>
              <table:table-cell office:value-type="float" office:value="154.221951793845">
                <text:p>154.221951793845</text:p>
              </table:table-cell>
            </table:table-row>
            <table:table-row>
              <table:table-cell office:value-type="string">
                <text:p>188</text:p>
              </table:table-cell>
              <table:table-cell office:value-type="float" office:value="728.289000000005">
                <text:p>728.289000000005</text:p>
              </table:table-cell>
              <table:table-cell office:value-type="float" office:value="152.679732275906">
                <text:p>152.679732275906</text:p>
              </table:table-cell>
            </table:table-row>
            <table:table-row>
              <table:table-cell office:value-type="string">
                <text:p>189</text:p>
              </table:table-cell>
              <table:table-cell office:value-type="float" office:value="726.836000000005">
                <text:p>726.836000000005</text:p>
              </table:table-cell>
              <table:table-cell office:value-type="float" office:value="151.152934953147">
                <text:p>151.152934953147</text:p>
              </table:table-cell>
            </table:table-row>
            <table:table-row>
              <table:table-cell office:value-type="string">
                <text:p>190</text:p>
              </table:table-cell>
              <table:table-cell office:value-type="float" office:value="725.383000000005">
                <text:p>725.383000000005</text:p>
              </table:table-cell>
              <table:table-cell office:value-type="float" office:value="149.641405603616">
                <text:p>149.641405603616</text:p>
              </table:table-cell>
            </table:table-row>
            <table:table-row>
              <table:table-cell office:value-type="string">
                <text:p>191</text:p>
              </table:table-cell>
              <table:table-cell office:value-type="float" office:value="723.930000000005">
                <text:p>723.930000000005</text:p>
              </table:table-cell>
              <table:table-cell office:value-type="float" office:value="148.144991547579">
                <text:p>148.144991547579</text:p>
              </table:table-cell>
            </table:table-row>
            <table:table-row>
              <table:table-cell office:value-type="string">
                <text:p>192</text:p>
              </table:table-cell>
              <table:table-cell office:value-type="float" office:value="722.477000000005">
                <text:p>722.477000000005</text:p>
              </table:table-cell>
              <table:table-cell office:value-type="float" office:value="146.663541632104">
                <text:p>146.663541632104</text:p>
              </table:table-cell>
            </table:table-row>
            <table:table-row>
              <table:table-cell office:value-type="string">
                <text:p>193</text:p>
              </table:table-cell>
              <table:table-cell office:value-type="float" office:value="721.024000000005">
                <text:p>721.024000000005</text:p>
              </table:table-cell>
              <table:table-cell office:value-type="float" office:value="145.196906215783">
                <text:p>145.196906215783</text:p>
              </table:table-cell>
            </table:table-row>
            <table:table-row>
              <table:table-cell office:value-type="string">
                <text:p>194</text:p>
              </table:table-cell>
              <table:table-cell office:value-type="float" office:value="719.571000000005">
                <text:p>719.571000000005</text:p>
              </table:table-cell>
              <table:table-cell office:value-type="float" office:value="143.744937153625">
                <text:p>143.744937153625</text:p>
              </table:table-cell>
            </table:table-row>
            <table:table-row>
              <table:table-cell office:value-type="string">
                <text:p>195</text:p>
              </table:table-cell>
              <table:table-cell office:value-type="float" office:value="718.118000000005">
                <text:p>718.118000000005</text:p>
              </table:table-cell>
              <table:table-cell office:value-type="float" office:value="142.307487782089">
                <text:p>142.307487782089</text:p>
              </table:table-cell>
            </table:table-row>
            <table:table-row>
              <table:table-cell office:value-type="string">
                <text:p>196</text:p>
              </table:table-cell>
              <table:table-cell office:value-type="float" office:value="716.665000000005">
                <text:p>716.665000000005</text:p>
              </table:table-cell>
              <table:table-cell office:value-type="float" office:value="140.884412904268">
                <text:p>140.884412904268</text:p>
              </table:table-cell>
            </table:table-row>
            <table:table-row>
              <table:table-cell office:value-type="string">
                <text:p>197</text:p>
              </table:table-cell>
              <table:table-cell office:value-type="float" office:value="715.212000000005">
                <text:p>715.212000000005</text:p>
              </table:table-cell>
              <table:table-cell office:value-type="float" office:value="139.475568775225">
                <text:p>139.475568775225</text:p>
              </table:table-cell>
            </table:table-row>
            <table:table-row>
              <table:table-cell office:value-type="string">
                <text:p>198</text:p>
              </table:table-cell>
              <table:table-cell office:value-type="float" office:value="713.759000000005">
                <text:p>713.759000000005</text:p>
              </table:table-cell>
              <table:table-cell office:value-type="float" office:value="138.080813087473">
                <text:p>138.080813087473</text:p>
              </table:table-cell>
            </table:table-row>
            <table:table-row>
              <table:table-cell office:value-type="string">
                <text:p>199</text:p>
              </table:table-cell>
              <table:table-cell office:value-type="float" office:value="712.306000000005">
                <text:p>712.306000000005</text:p>
              </table:table-cell>
              <table:table-cell office:value-type="float" office:value="136.700004956598">
                <text:p>136.700004956598</text:p>
              </table:table-cell>
            </table:table-row>
            <table:table-row>
              <table:table-cell office:value-type="string">
                <text:p>200</text:p>
              </table:table-cell>
              <table:table-cell office:value-type="float" office:value="710.853000000005">
                <text:p>710.853000000005</text:p>
              </table:table-cell>
              <table:table-cell office:value-type="float" office:value="135.333004907032">
                <text:p>135.333004907032</text:p>
              </table:table-cell>
            </table:table-row>
            <table:table-row>
              <table:table-cell office:value-type="string">
                <text:p>201</text:p>
              </table:table-cell>
              <table:table-cell office:value-type="float" office:value="709.400000000005">
                <text:p>709.400000000005</text:p>
              </table:table-cell>
              <table:table-cell office:value-type="float" office:value="133.979674857962">
                <text:p>133.979674857962</text:p>
              </table:table-cell>
            </table:table-row>
            <table:table-row>
              <table:table-cell office:value-type="string">
                <text:p>202</text:p>
              </table:table-cell>
              <table:table-cell office:value-type="float" office:value="707.947000000005">
                <text:p>707.947000000005</text:p>
              </table:table-cell>
              <table:table-cell office:value-type="float" office:value="132.639878109382">
                <text:p>132.639878109382</text:p>
              </table:table-cell>
            </table:table-row>
            <table:table-row>
              <table:table-cell office:value-type="string">
                <text:p>203</text:p>
              </table:table-cell>
              <table:table-cell office:value-type="float" office:value="706.494000000005">
                <text:p>706.494000000005</text:p>
              </table:table-cell>
              <table:table-cell office:value-type="float" office:value="131.313479328288">
                <text:p>131.313479328288</text:p>
              </table:table-cell>
            </table:table-row>
            <table:table-row>
              <table:table-cell office:value-type="string">
                <text:p>204</text:p>
              </table:table-cell>
              <table:table-cell office:value-type="float" office:value="705.041000000005">
                <text:p>705.041000000005</text:p>
              </table:table-cell>
              <table:table-cell office:value-type="float" office:value="130.000344535005">
                <text:p>130.000344535005</text:p>
              </table:table-cell>
            </table:table-row>
            <table:table-row>
              <table:table-cell office:value-type="string">
                <text:p>205</text:p>
              </table:table-cell>
              <table:table-cell office:value-type="float" office:value="703.588000000005">
                <text:p>703.588000000005</text:p>
              </table:table-cell>
              <table:table-cell office:value-type="float" office:value="128.700341089655">
                <text:p>128.700341089655</text:p>
              </table:table-cell>
            </table:table-row>
            <table:table-row>
              <table:table-cell office:value-type="string">
                <text:p>206</text:p>
              </table:table-cell>
              <table:table-cell office:value-type="float" office:value="702.135000000005">
                <text:p>702.135000000005</text:p>
              </table:table-cell>
              <table:table-cell office:value-type="float" office:value="127.413337678759">
                <text:p>127.413337678759</text:p>
              </table:table-cell>
            </table:table-row>
            <table:table-row>
              <table:table-cell office:value-type="string">
                <text:p>207</text:p>
              </table:table-cell>
              <table:table-cell office:value-type="float" office:value="700.682000000005">
                <text:p>700.682000000005</text:p>
              </table:table-cell>
              <table:table-cell office:value-type="float" office:value="126.139204301971">
                <text:p>126.139204301971</text:p>
              </table:table-cell>
            </table:table-row>
            <table:table-row>
              <table:table-cell office:value-type="string">
                <text:p>208</text:p>
              </table:table-cell>
              <table:table-cell office:value-type="float" office:value="699.229000000005">
                <text:p>699.229000000005</text:p>
              </table:table-cell>
              <table:table-cell office:value-type="float" office:value="124.877812258952">
                <text:p>124.877812258952</text:p>
              </table:table-cell>
            </table:table-row>
            <table:table-row>
              <table:table-cell office:value-type="string">
                <text:p>209</text:p>
              </table:table-cell>
              <table:table-cell office:value-type="float" office:value="697.776000000005">
                <text:p>697.776000000005</text:p>
              </table:table-cell>
              <table:table-cell office:value-type="float" office:value="123.629034136362">
                <text:p>123.629034136362</text:p>
              </table:table-cell>
            </table:table-row>
            <table:table-row>
              <table:table-cell office:value-type="string">
                <text:p>210</text:p>
              </table:table-cell>
              <table:table-cell office:value-type="float" office:value="696.323000000005">
                <text:p>696.323000000005</text:p>
              </table:table-cell>
              <table:table-cell office:value-type="float" office:value="122.392743794998">
                <text:p>122.392743794998</text:p>
              </table:table-cell>
            </table:table-row>
            <table:table-row>
              <table:table-cell office:value-type="string">
                <text:p>211</text:p>
              </table:table-cell>
              <table:table-cell office:value-type="float" office:value="694.870000000005">
                <text:p>694.870000000005</text:p>
              </table:table-cell>
              <table:table-cell office:value-type="float" office:value="121.168816357048">
                <text:p>121.168816357048</text:p>
              </table:table-cell>
            </table:table-row>
            <table:table-row>
              <table:table-cell office:value-type="string">
                <text:p>212</text:p>
              </table:table-cell>
              <table:table-cell office:value-type="float" office:value="693.417000000005">
                <text:p>693.417000000005</text:p>
              </table:table-cell>
              <table:table-cell office:value-type="float" office:value="119.957128193478">
                <text:p>119.957128193478</text:p>
              </table:table-cell>
            </table:table-row>
            <table:table-row>
              <table:table-cell office:value-type="string">
                <text:p>213</text:p>
              </table:table-cell>
              <table:table-cell office:value-type="float" office:value="691.964000000005">
                <text:p>691.964000000005</text:p>
              </table:table-cell>
              <table:table-cell office:value-type="float" office:value="118.757556911543">
                <text:p>118.757556911543</text:p>
              </table:table-cell>
            </table:table-row>
            <table:table-row>
              <table:table-cell office:value-type="string">
                <text:p>214</text:p>
              </table:table-cell>
              <table:table-cell office:value-type="float" office:value="690.511000000005">
                <text:p>690.511000000005</text:p>
              </table:table-cell>
              <table:table-cell office:value-type="float" office:value="117.569981342428">
                <text:p>117.569981342428</text:p>
              </table:table-cell>
            </table:table-row>
            <table:table-row>
              <table:table-cell office:value-type="string">
                <text:p>215</text:p>
              </table:table-cell>
              <table:table-cell office:value-type="float" office:value="689.058000000005">
                <text:p>689.058000000005</text:p>
              </table:table-cell>
              <table:table-cell office:value-type="float" office:value="116.394281529003">
                <text:p>116.394281529003</text:p>
              </table:table-cell>
            </table:table-row>
            <table:table-row>
              <table:table-cell office:value-type="string">
                <text:p>216</text:p>
              </table:table-cell>
              <table:table-cell office:value-type="float" office:value="687.605000000006">
                <text:p>687.605000000006</text:p>
              </table:table-cell>
              <table:table-cell office:value-type="float" office:value="115.230338713713">
                <text:p>115.230338713713</text:p>
              </table:table-cell>
            </table:table-row>
            <table:table-row>
              <table:table-cell office:value-type="string">
                <text:p>217</text:p>
              </table:table-cell>
              <table:table-cell office:value-type="float" office:value="686.152000000006">
                <text:p>686.152000000006</text:p>
              </table:table-cell>
              <table:table-cell office:value-type="float" office:value="114.078035326576">
                <text:p>114.078035326576</text:p>
              </table:table-cell>
            </table:table-row>
            <table:table-row>
              <table:table-cell office:value-type="string">
                <text:p>218</text:p>
              </table:table-cell>
              <table:table-cell office:value-type="float" office:value="684.699000000006">
                <text:p>684.699000000006</text:p>
              </table:table-cell>
              <table:table-cell office:value-type="float" office:value="112.93725497331">
                <text:p>112.93725497331</text:p>
              </table:table-cell>
            </table:table-row>
            <table:table-row>
              <table:table-cell office:value-type="string">
                <text:p>219</text:p>
              </table:table-cell>
              <table:table-cell office:value-type="float" office:value="683.246000000006">
                <text:p>683.246000000006</text:p>
              </table:table-cell>
              <table:table-cell office:value-type="float" office:value="111.807882423577">
                <text:p>111.807882423577</text:p>
              </table:table-cell>
            </table:table-row>
            <table:table-row>
              <table:table-cell office:value-type="string">
                <text:p>220</text:p>
              </table:table-cell>
              <table:table-cell office:value-type="float" office:value="681.793000000006">
                <text:p>681.793000000006</text:p>
              </table:table-cell>
              <table:table-cell office:value-type="float" office:value="110.689803599342">
                <text:p>110.689803599342</text:p>
              </table:table-cell>
            </table:table-row>
            <table:table-row>
              <table:table-cell office:value-type="string">
                <text:p>221</text:p>
              </table:table-cell>
              <table:table-cell office:value-type="float" office:value="680.340000000006">
                <text:p>680.340000000006</text:p>
              </table:table-cell>
              <table:table-cell office:value-type="float" office:value="109.582905563348">
                <text:p>109.582905563348</text:p>
              </table:table-cell>
            </table:table-row>
            <table:table-row>
              <table:table-cell office:value-type="string">
                <text:p>222</text:p>
              </table:table-cell>
              <table:table-cell office:value-type="float" office:value="678.887000000006">
                <text:p>678.887000000006</text:p>
              </table:table-cell>
              <table:table-cell office:value-type="float" office:value="108.487076507715">
                <text:p>108.487076507715</text:p>
              </table:table-cell>
            </table:table-row>
            <table:table-row>
              <table:table-cell office:value-type="string">
                <text:p>223</text:p>
              </table:table-cell>
              <table:table-cell office:value-type="float" office:value="677.434000000006">
                <text:p>677.434000000006</text:p>
              </table:table-cell>
              <table:table-cell office:value-type="float" office:value="107.402205742638">
                <text:p>107.402205742638</text:p>
              </table:table-cell>
            </table:table-row>
            <table:table-row>
              <table:table-cell office:value-type="string">
                <text:p>224</text:p>
              </table:table-cell>
              <table:table-cell office:value-type="float" office:value="675.981000000006">
                <text:p>675.981000000006</text:p>
              </table:table-cell>
              <table:table-cell office:value-type="float" office:value="106.328183685211">
                <text:p>106.328183685211</text:p>
              </table:table-cell>
            </table:table-row>
            <table:table-row>
              <table:table-cell office:value-type="string">
                <text:p>225</text:p>
              </table:table-cell>
              <table:table-cell office:value-type="float" office:value="674.528000000006">
                <text:p>674.528000000006</text:p>
              </table:table-cell>
              <table:table-cell office:value-type="float" office:value="105.264901848359">
                <text:p>105.264901848359</text:p>
              </table:table-cell>
            </table:table-row>
            <table:table-row>
              <table:table-cell office:value-type="string">
                <text:p>226</text:p>
              </table:table-cell>
              <table:table-cell office:value-type="float" office:value="673.075000000006">
                <text:p>673.075000000006</text:p>
              </table:table-cell>
              <table:table-cell office:value-type="float" office:value="104.212252829875">
                <text:p>104.212252829875</text:p>
              </table:table-cell>
            </table:table-row>
            <table:table-row>
              <table:table-cell office:value-type="string">
                <text:p>227</text:p>
              </table:table-cell>
              <table:table-cell office:value-type="float" office:value="671.622000000006">
                <text:p>671.622000000006</text:p>
              </table:table-cell>
              <table:table-cell office:value-type="float" office:value="103.170130301577">
                <text:p>103.170130301577</text:p>
              </table:table-cell>
            </table:table-row>
            <table:table-row>
              <table:table-cell office:value-type="string">
                <text:p>228</text:p>
              </table:table-cell>
              <table:table-cell office:value-type="float" office:value="670.169000000006">
                <text:p>670.169000000006</text:p>
              </table:table-cell>
              <table:table-cell office:value-type="float" office:value="102.138428998561">
                <text:p>102.138428998561</text:p>
              </table:table-cell>
            </table:table-row>
            <table:table-row>
              <table:table-cell office:value-type="string">
                <text:p>229</text:p>
              </table:table-cell>
              <table:table-cell office:value-type="float" office:value="668.716000000006">
                <text:p>668.716000000006</text:p>
              </table:table-cell>
              <table:table-cell office:value-type="float" office:value="101.117044708575">
                <text:p>101.117044708575</text:p>
              </table:table-cell>
            </table:table-row>
            <table:table-row>
              <table:table-cell office:value-type="string">
                <text:p>230</text:p>
              </table:table-cell>
              <table:table-cell office:value-type="float" office:value="667.263000000006">
                <text:p>667.263000000006</text:p>
              </table:table-cell>
              <table:table-cell office:value-type="float" office:value="100.10587426149">
                <text:p>100.10587426149</text:p>
              </table:table-cell>
            </table:table-row>
            <table:table-row>
              <table:table-cell office:value-type="string">
                <text:p>231</text:p>
              </table:table-cell>
              <table:table-cell office:value-type="float" office:value="665.810000000006">
                <text:p>665.810000000006</text:p>
              </table:table-cell>
              <table:table-cell office:value-type="float" office:value="99.1048155188747">
                <text:p>99.1048155188747</text:p>
              </table:table-cell>
            </table:table-row>
            <table:table-row>
              <table:table-cell office:value-type="string">
                <text:p>232</text:p>
              </table:table-cell>
              <table:table-cell office:value-type="float" office:value="664.357000000006">
                <text:p>664.357000000006</text:p>
              </table:table-cell>
              <table:table-cell office:value-type="float" office:value="98.1137673636859">
                <text:p>98.1137673636859</text:p>
              </table:table-cell>
            </table:table-row>
            <table:table-row>
              <table:table-cell office:value-type="string">
                <text:p>233</text:p>
              </table:table-cell>
              <table:table-cell office:value-type="float" office:value="662.904000000006">
                <text:p>662.904000000006</text:p>
              </table:table-cell>
              <table:table-cell office:value-type="float" office:value="97.132629690049">
                <text:p>97.132629690049</text:p>
              </table:table-cell>
            </table:table-row>
            <table:table-row>
              <table:table-cell office:value-type="string">
                <text:p>234</text:p>
              </table:table-cell>
              <table:table-cell office:value-type="float" office:value="661.451000000006">
                <text:p>661.451000000006</text:p>
              </table:table-cell>
              <table:table-cell office:value-type="float" office:value="96.1613033931486">
                <text:p>96.1613033931486</text:p>
              </table:table-cell>
            </table:table-row>
            <table:table-row>
              <table:table-cell office:value-type="string">
                <text:p>235</text:p>
              </table:table-cell>
              <table:table-cell office:value-type="float" office:value="659.998000000006">
                <text:p>659.998000000006</text:p>
              </table:table-cell>
              <table:table-cell office:value-type="float" office:value="95.1996903592171">
                <text:p>95.1996903592171</text:p>
              </table:table-cell>
            </table:table-row>
            <table:table-row>
              <table:table-cell office:value-type="string">
                <text:p>236</text:p>
              </table:table-cell>
              <table:table-cell office:value-type="float" office:value="658.545000000006">
                <text:p>658.545000000006</text:p>
              </table:table-cell>
              <table:table-cell office:value-type="float" office:value="94.2476934556249">
                <text:p>94.2476934556249</text:p>
              </table:table-cell>
            </table:table-row>
            <table:table-row>
              <table:table-cell office:value-type="string">
                <text:p>237</text:p>
              </table:table-cell>
              <table:table-cell office:value-type="float" office:value="657.092000000006">
                <text:p>657.092000000006</text:p>
              </table:table-cell>
              <table:table-cell office:value-type="float" office:value="93.3052165210686">
                <text:p>93.3052165210686</text:p>
              </table:table-cell>
            </table:table-row>
            <table:table-row>
              <table:table-cell office:value-type="string">
                <text:p>238</text:p>
              </table:table-cell>
              <table:table-cell office:value-type="float" office:value="655.639000000006">
                <text:p>655.639000000006</text:p>
              </table:table-cell>
              <table:table-cell office:value-type="float" office:value="92.372164355858">
                <text:p>92.372164355858</text:p>
              </table:table-cell>
            </table:table-row>
            <table:table-row>
              <table:table-cell office:value-type="string">
                <text:p>239</text:p>
              </table:table-cell>
              <table:table-cell office:value-type="float" office:value="654.186000000006">
                <text:p>654.186000000006</text:p>
              </table:table-cell>
              <table:table-cell office:value-type="float" office:value="91.4484427122994">
                <text:p>91.4484427122994</text:p>
              </table:table-cell>
            </table:table-row>
            <table:table-row>
              <table:table-cell office:value-type="string">
                <text:p>240</text:p>
              </table:table-cell>
              <table:table-cell office:value-type="float" office:value="652.733000000006">
                <text:p>652.733000000006</text:p>
              </table:table-cell>
              <table:table-cell office:value-type="float" office:value="90.5339582851764">
                <text:p>90.5339582851764</text:p>
              </table:table-cell>
            </table:table-row>
            <table:table-row>
              <table:table-cell office:value-type="string">
                <text:p>241</text:p>
              </table:table-cell>
              <table:table-cell office:value-type="float" office:value="651.280000000006">
                <text:p>651.280000000006</text:p>
              </table:table-cell>
              <table:table-cell office:value-type="float" office:value="89.6286187023246">
                <text:p>89.6286187023246</text:p>
              </table:table-cell>
            </table:table-row>
            <table:table-row>
              <table:table-cell office:value-type="string">
                <text:p>242</text:p>
              </table:table-cell>
              <table:table-cell office:value-type="float" office:value="649.827000000006">
                <text:p>649.827000000006</text:p>
              </table:table-cell>
              <table:table-cell office:value-type="float" office:value="88.7323325153014">
                <text:p>88.7323325153014</text:p>
              </table:table-cell>
            </table:table-row>
            <table:table-row>
              <table:table-cell office:value-type="string">
                <text:p>243</text:p>
              </table:table-cell>
              <table:table-cell office:value-type="float" office:value="648.374000000006">
                <text:p>648.374000000006</text:p>
              </table:table-cell>
              <table:table-cell office:value-type="float" office:value="87.8450091901484">
                <text:p>87.8450091901484</text:p>
              </table:table-cell>
            </table:table-row>
            <table:table-row>
              <table:table-cell office:value-type="string">
                <text:p>244</text:p>
              </table:table-cell>
              <table:table-cell office:value-type="float" office:value="646.921000000006">
                <text:p>646.921000000006</text:p>
              </table:table-cell>
              <table:table-cell office:value-type="float" office:value="86.9665590982469">
                <text:p>86.9665590982469</text:p>
              </table:table-cell>
            </table:table-row>
            <table:table-row>
              <table:table-cell office:value-type="string">
                <text:p>245</text:p>
              </table:table-cell>
              <table:table-cell office:value-type="float" office:value="645.468000000006">
                <text:p>645.468000000006</text:p>
              </table:table-cell>
              <table:table-cell office:value-type="float" office:value="86.0968935072644">
                <text:p>86.0968935072644</text:p>
              </table:table-cell>
            </table:table-row>
            <table:table-row>
              <table:table-cell office:value-type="string">
                <text:p>246</text:p>
              </table:table-cell>
              <table:table-cell office:value-type="float" office:value="644.015000000006">
                <text:p>644.015000000006</text:p>
              </table:table-cell>
              <table:table-cell office:value-type="float" office:value="85.2359245721918">
                <text:p>85.2359245721918</text:p>
              </table:table-cell>
            </table:table-row>
            <table:table-row>
              <table:table-cell office:value-type="string">
                <text:p>247</text:p>
              </table:table-cell>
              <table:table-cell office:value-type="float" office:value="642.562000000006">
                <text:p>642.562000000006</text:p>
              </table:table-cell>
              <table:table-cell office:value-type="float" office:value="84.3835653264698">
                <text:p>84.3835653264698</text:p>
              </table:table-cell>
            </table:table-row>
            <table:table-row>
              <table:table-cell office:value-type="string">
                <text:p>248</text:p>
              </table:table-cell>
              <table:table-cell office:value-type="float" office:value="641.109000000006">
                <text:p>641.109000000006</text:p>
              </table:table-cell>
              <table:table-cell office:value-type="float" office:value="83.5397296732051">
                <text:p>83.5397296732051</text:p>
              </table:table-cell>
            </table:table-row>
            <table:table-row>
              <table:table-cell office:value-type="string">
                <text:p>249</text:p>
              </table:table-cell>
              <table:table-cell office:value-type="float" office:value="639.656000000006">
                <text:p>639.656000000006</text:p>
              </table:table-cell>
              <table:table-cell office:value-type="float" office:value="82.7043323764731">
                <text:p>82.7043323764731</text:p>
              </table:table-cell>
            </table:table-row>
            <table:table-row>
              <table:table-cell office:value-type="string">
                <text:p>250</text:p>
              </table:table-cell>
              <table:table-cell office:value-type="float" office:value="638.203000000006">
                <text:p>638.203000000006</text:p>
              </table:table-cell>
              <table:table-cell office:value-type="float" office:value="81.8772890527084">
                <text:p>81.8772890527084</text:p>
              </table:table-cell>
            </table:table-row>
            <table:table-row>
              <table:table-cell office:value-type="string">
                <text:p>251</text:p>
              </table:table-cell>
              <table:table-cell office:value-type="float" office:value="636.750000000006">
                <text:p>636.750000000006</text:p>
              </table:table-cell>
              <table:table-cell office:value-type="float" office:value="81.0585161621813">
                <text:p>81.0585161621813</text:p>
              </table:table-cell>
            </table:table-row>
            <table:table-row>
              <table:table-cell office:value-type="string">
                <text:p>252</text:p>
              </table:table-cell>
              <table:table-cell office:value-type="float" office:value="635.297000000006">
                <text:p>635.297000000006</text:p>
              </table:table-cell>
              <table:table-cell office:value-type="float" office:value="80.2479310005595">
                <text:p>80.2479310005595</text:p>
              </table:table-cell>
            </table:table-row>
            <table:table-row>
              <table:table-cell office:value-type="string">
                <text:p>253</text:p>
              </table:table-cell>
              <table:table-cell office:value-type="float" office:value="633.844000000006">
                <text:p>633.844000000006</text:p>
              </table:table-cell>
              <table:table-cell office:value-type="float" office:value="79.4454516905539">
                <text:p>79.4454516905539</text:p>
              </table:table-cell>
            </table:table-row>
            <table:table-row>
              <table:table-cell office:value-type="string">
                <text:p>254</text:p>
              </table:table-cell>
              <table:table-cell office:value-type="float" office:value="632.391000000006">
                <text:p>632.391000000006</text:p>
              </table:table-cell>
              <table:table-cell office:value-type="float" office:value="78.6509971736483">
                <text:p>78.6509971736483</text:p>
              </table:table-cell>
            </table:table-row>
            <table:table-row>
              <table:table-cell office:value-type="string">
                <text:p>255</text:p>
              </table:table-cell>
              <table:table-cell office:value-type="float" office:value="630.938000000007">
                <text:p>630.938000000007</text:p>
              </table:table-cell>
              <table:table-cell office:value-type="float" office:value="77.8644872019118">
                <text:p>77.8644872019118</text:p>
              </table:table-cell>
            </table:table-row>
            <table:table-row>
              <table:table-cell office:value-type="string">
                <text:p>256</text:p>
              </table:table-cell>
              <table:table-cell office:value-type="float" office:value="629.485000000007">
                <text:p>629.485000000007</text:p>
              </table:table-cell>
              <table:table-cell office:value-type="float" office:value="77.0858423298927">
                <text:p>77.0858423298927</text:p>
              </table:table-cell>
            </table:table-row>
            <table:table-row>
              <table:table-cell office:value-type="string">
                <text:p>257</text:p>
              </table:table-cell>
              <table:table-cell office:value-type="float" office:value="628.032000000007">
                <text:p>628.032000000007</text:p>
              </table:table-cell>
              <table:table-cell office:value-type="float" office:value="76.3149839065938">
                <text:p>76.3149839065938</text:p>
              </table:table-cell>
            </table:table-row>
            <table:table-row>
              <table:table-cell office:value-type="string">
                <text:p>258</text:p>
              </table:table-cell>
              <table:table-cell office:value-type="float" office:value="626.579000000007">
                <text:p>626.579000000007</text:p>
              </table:table-cell>
              <table:table-cell office:value-type="float" office:value="75.5518340675279">
                <text:p>75.5518340675279</text:p>
              </table:table-cell>
            </table:table-row>
            <table:table-row>
              <table:table-cell office:value-type="string">
                <text:p>259</text:p>
              </table:table-cell>
              <table:table-cell office:value-type="float" office:value="625.126000000007">
                <text:p>625.126000000007</text:p>
              </table:table-cell>
              <table:table-cell office:value-type="float" office:value="74.7963157268526">
                <text:p>74.7963157268526</text:p>
              </table:table-cell>
            </table:table-row>
            <table:table-row>
              <table:table-cell office:value-type="string">
                <text:p>260</text:p>
              </table:table-cell>
              <table:table-cell office:value-type="float" office:value="623.673000000007">
                <text:p>623.673000000007</text:p>
              </table:table-cell>
              <table:table-cell office:value-type="float" office:value="74.048352569584">
                <text:p>74.048352569584</text:p>
              </table:table-cell>
            </table:table-row>
            <table:table-row>
              <table:table-cell office:value-type="string">
                <text:p>261</text:p>
              </table:table-cell>
              <table:table-cell office:value-type="float" office:value="622.220000000007">
                <text:p>622.220000000007</text:p>
              </table:table-cell>
              <table:table-cell office:value-type="float" office:value="73.3078690438882">
                <text:p>73.3078690438882</text:p>
              </table:table-cell>
            </table:table-row>
            <table:table-row>
              <table:table-cell office:value-type="string">
                <text:p>262</text:p>
              </table:table-cell>
              <table:table-cell office:value-type="float" office:value="620.767000000007">
                <text:p>620.767000000007</text:p>
              </table:table-cell>
              <table:table-cell office:value-type="float" office:value="72.5747903534493">
                <text:p>72.5747903534493</text:p>
              </table:table-cell>
            </table:table-row>
            <table:table-row>
              <table:table-cell office:value-type="string">
                <text:p>263</text:p>
              </table:table-cell>
              <table:table-cell office:value-type="float" office:value="619.314000000007">
                <text:p>619.314000000007</text:p>
              </table:table-cell>
              <table:table-cell office:value-type="float" office:value="71.8490424499148">
                <text:p>71.8490424499148</text:p>
              </table:table-cell>
            </table:table-row>
            <table:table-row>
              <table:table-cell office:value-type="string">
                <text:p>264</text:p>
              </table:table-cell>
              <table:table-cell office:value-type="float" office:value="617.861000000007">
                <text:p>617.861000000007</text:p>
              </table:table-cell>
              <table:table-cell office:value-type="float" office:value="71.1305520254157">
                <text:p>71.1305520254157</text:p>
              </table:table-cell>
            </table:table-row>
            <table:table-row>
              <table:table-cell office:value-type="string">
                <text:p>265</text:p>
              </table:table-cell>
              <table:table-cell office:value-type="float" office:value="616.408000000007">
                <text:p>616.408000000007</text:p>
              </table:table-cell>
              <table:table-cell office:value-type="float" office:value="70.4192465051615">
                <text:p>70.4192465051615</text:p>
              </table:table-cell>
            </table:table-row>
            <table:table-row>
              <table:table-cell office:value-type="string">
                <text:p>266</text:p>
              </table:table-cell>
              <table:table-cell office:value-type="float" office:value="614.955000000007">
                <text:p>614.955000000007</text:p>
              </table:table-cell>
              <table:table-cell office:value-type="float" office:value="69.7150540401099">
                <text:p>69.7150540401099</text:p>
              </table:table-cell>
            </table:table-row>
            <table:table-row>
              <table:table-cell office:value-type="string">
                <text:p>267</text:p>
              </table:table-cell>
              <table:table-cell office:value-type="float" office:value="613.502000000007">
                <text:p>613.502000000007</text:p>
              </table:table-cell>
              <table:table-cell office:value-type="float" office:value="69.0179034997088">
                <text:p>69.0179034997088</text:p>
              </table:table-cell>
            </table:table-row>
            <table:table-row>
              <table:table-cell office:value-type="string">
                <text:p>268</text:p>
              </table:table-cell>
              <table:table-cell office:value-type="float" office:value="612.049000000007">
                <text:p>612.049000000007</text:p>
              </table:table-cell>
              <table:table-cell office:value-type="float" office:value="68.3277244647117">
                <text:p>68.3277244647117</text:p>
              </table:table-cell>
            </table:table-row>
            <table:table-row>
              <table:table-cell office:value-type="string">
                <text:p>269</text:p>
              </table:table-cell>
              <table:table-cell office:value-type="float" office:value="610.596000000007">
                <text:p>610.596000000007</text:p>
              </table:table-cell>
              <table:table-cell office:value-type="float" office:value="67.6444472200646">
                <text:p>67.6444472200646</text:p>
              </table:table-cell>
            </table:table-row>
            <table:table-row>
              <table:table-cell office:value-type="string">
                <text:p>270</text:p>
              </table:table-cell>
              <table:table-cell office:value-type="float" office:value="609.143000000007">
                <text:p>609.143000000007</text:p>
              </table:table-cell>
              <table:table-cell office:value-type="float" office:value="66.968002747864">
                <text:p>66.968002747864</text:p>
              </table:table-cell>
            </table:table-row>
            <table:table-row>
              <table:table-cell office:value-type="string">
                <text:p>271</text:p>
              </table:table-cell>
              <table:table-cell office:value-type="float" office:value="607.690000000007">
                <text:p>607.690000000007</text:p>
              </table:table-cell>
              <table:table-cell office:value-type="float" office:value="66.2983227203853">
                <text:p>66.2983227203853</text:p>
              </table:table-cell>
            </table:table-row>
            <table:table-row>
              <table:table-cell office:value-type="string">
                <text:p>272</text:p>
              </table:table-cell>
              <table:table-cell office:value-type="float" office:value="606.237000000007">
                <text:p>606.237000000007</text:p>
              </table:table-cell>
              <table:table-cell office:value-type="float" office:value="65.6353394931815">
                <text:p>65.6353394931815</text:p>
              </table:table-cell>
            </table:table-row>
            <table:table-row>
              <table:table-cell office:value-type="string">
                <text:p>273</text:p>
              </table:table-cell>
              <table:table-cell office:value-type="float" office:value="604.784000000007">
                <text:p>604.784000000007</text:p>
              </table:table-cell>
              <table:table-cell office:value-type="float" office:value="64.9789860982497">
                <text:p>64.9789860982497</text:p>
              </table:table-cell>
            </table:table-row>
            <table:table-row>
              <table:table-cell office:value-type="string">
                <text:p>274</text:p>
              </table:table-cell>
              <table:table-cell office:value-type="float" office:value="603.331000000007">
                <text:p>603.331000000007</text:p>
              </table:table-cell>
              <table:table-cell office:value-type="float" office:value="64.3291962372672">
                <text:p>64.3291962372672</text:p>
              </table:table-cell>
            </table:table-row>
            <table:table-row>
              <table:table-cell office:value-type="string">
                <text:p>275</text:p>
              </table:table-cell>
              <table:table-cell office:value-type="float" office:value="601.878000000007">
                <text:p>601.878000000007</text:p>
              </table:table-cell>
              <table:table-cell office:value-type="float" office:value="63.6859042748945">
                <text:p>63.6859042748945</text:p>
              </table:table-cell>
            </table:table-row>
            <table:table-row>
              <table:table-cell office:value-type="string">
                <text:p>276</text:p>
              </table:table-cell>
              <table:table-cell office:value-type="float" office:value="600.425000000007">
                <text:p>600.425000000007</text:p>
              </table:table-cell>
              <table:table-cell office:value-type="float" office:value="63.0490452321455">
                <text:p>63.0490452321455</text:p>
              </table:table-cell>
            </table:table-row>
            <table:table-row>
              <table:table-cell office:value-type="string">
                <text:p>277</text:p>
              </table:table-cell>
              <table:table-cell office:value-type="float" office:value="598.972000000007">
                <text:p>598.972000000007</text:p>
              </table:table-cell>
              <table:table-cell office:value-type="float" office:value="62.4185547798241">
                <text:p>62.4185547798241</text:p>
              </table:table-cell>
            </table:table-row>
            <table:table-row>
              <table:table-cell office:value-type="string">
                <text:p>278</text:p>
              </table:table-cell>
              <table:table-cell office:value-type="float" office:value="597.519000000007">
                <text:p>597.519000000007</text:p>
              </table:table-cell>
              <table:table-cell office:value-type="float" office:value="61.7943692320258">
                <text:p>61.7943692320258</text:p>
              </table:table-cell>
            </table:table-row>
            <table:table-row>
              <table:table-cell office:value-type="string">
                <text:p>279</text:p>
              </table:table-cell>
              <table:table-cell office:value-type="float" office:value="596.066000000007">
                <text:p>596.066000000007</text:p>
              </table:table-cell>
              <table:table-cell office:value-type="float" office:value="61.1764255397056">
                <text:p>61.1764255397056</text:p>
              </table:table-cell>
            </table:table-row>
            <table:table-row>
              <table:table-cell office:value-type="string">
                <text:p>280</text:p>
              </table:table-cell>
              <table:table-cell office:value-type="float" office:value="594.613000000007">
                <text:p>594.613000000007</text:p>
              </table:table-cell>
              <table:table-cell office:value-type="float" office:value="60.5646612843085">
                <text:p>60.5646612843085</text:p>
              </table:table-cell>
            </table:table-row>
            <table:table-row>
              <table:table-cell office:value-type="string">
                <text:p>281</text:p>
              </table:table-cell>
              <table:table-cell office:value-type="float" office:value="593.160000000007">
                <text:p>593.160000000007</text:p>
              </table:table-cell>
              <table:table-cell office:value-type="float" office:value="59.9590146714654">
                <text:p>59.9590146714654</text:p>
              </table:table-cell>
            </table:table-row>
            <table:table-row>
              <table:table-cell office:value-type="string">
                <text:p>282</text:p>
              </table:table-cell>
              <table:table-cell office:value-type="float" office:value="591.707000000007">
                <text:p>591.707000000007</text:p>
              </table:table-cell>
              <table:table-cell office:value-type="float" office:value="59.3594245247508">
                <text:p>59.3594245247508</text:p>
              </table:table-cell>
            </table:table-row>
            <table:table-row>
              <table:table-cell office:value-type="string">
                <text:p>283</text:p>
              </table:table-cell>
              <table:table-cell office:value-type="float" office:value="590.254000000007">
                <text:p>590.254000000007</text:p>
              </table:table-cell>
              <table:table-cell office:value-type="float" office:value="58.7658302795033">
                <text:p>58.7658302795033</text:p>
              </table:table-cell>
            </table:table-row>
            <table:table-row>
              <table:table-cell office:value-type="string">
                <text:p>284</text:p>
              </table:table-cell>
              <table:table-cell office:value-type="float" office:value="588.801000000007">
                <text:p>588.801000000007</text:p>
              </table:table-cell>
              <table:table-cell office:value-type="float" office:value="58.1781719767082">
                <text:p>58.1781719767082</text:p>
              </table:table-cell>
            </table:table-row>
            <table:table-row>
              <table:table-cell office:value-type="string">
                <text:p>285</text:p>
              </table:table-cell>
              <table:table-cell office:value-type="float" office:value="587.348000000007">
                <text:p>587.348000000007</text:p>
              </table:table-cell>
              <table:table-cell office:value-type="float" office:value="57.5963902569412">
                <text:p>57.5963902569412</text:p>
              </table:table-cell>
            </table:table-row>
            <table:table-row>
              <table:table-cell office:value-type="string">
                <text:p>286</text:p>
              </table:table-cell>
              <table:table-cell office:value-type="float" office:value="585.895000000007">
                <text:p>585.895000000007</text:p>
              </table:table-cell>
              <table:table-cell office:value-type="float" office:value="57.0204263543717">
                <text:p>57.0204263543717</text:p>
              </table:table-cell>
            </table:table-row>
            <table:table-row>
              <table:table-cell office:value-type="string">
                <text:p>287</text:p>
              </table:table-cell>
              <table:table-cell office:value-type="float" office:value="584.442000000007">
                <text:p>584.442000000007</text:p>
              </table:table-cell>
              <table:table-cell office:value-type="float" office:value="56.450222090828">
                <text:p>56.450222090828</text:p>
              </table:table-cell>
            </table:table-row>
            <table:table-row>
              <table:table-cell office:value-type="string">
                <text:p>288</text:p>
              </table:table-cell>
              <table:table-cell office:value-type="float" office:value="582.989000000007">
                <text:p>582.989000000007</text:p>
              </table:table-cell>
              <table:table-cell office:value-type="float" office:value="55.8857198699198">
                <text:p>55.8857198699198</text:p>
              </table:table-cell>
            </table:table-row>
            <table:table-row>
              <table:table-cell office:value-type="string">
                <text:p>289</text:p>
              </table:table-cell>
              <table:table-cell office:value-type="float" office:value="581.536000000007">
                <text:p>581.536000000007</text:p>
              </table:table-cell>
              <table:table-cell office:value-type="float" office:value="55.3268626712205">
                <text:p>55.3268626712205</text:p>
              </table:table-cell>
            </table:table-row>
            <table:table-row>
              <table:table-cell office:value-type="string">
                <text:p>290</text:p>
              </table:table-cell>
              <table:table-cell office:value-type="float" office:value="580.083000000007">
                <text:p>580.083000000007</text:p>
              </table:table-cell>
              <table:table-cell office:value-type="float" office:value="54.7735940445083">
                <text:p>54.7735940445083</text:p>
              </table:table-cell>
            </table:table-row>
            <table:table-row>
              <table:table-cell office:value-type="string">
                <text:p>291</text:p>
              </table:table-cell>
              <table:table-cell office:value-type="float" office:value="578.630000000007">
                <text:p>578.630000000007</text:p>
              </table:table-cell>
              <table:table-cell office:value-type="float" office:value="54.2258581040633">
                <text:p>54.2258581040633</text:p>
              </table:table-cell>
            </table:table-row>
            <table:table-row>
              <table:table-cell office:value-type="string">
                <text:p>292</text:p>
              </table:table-cell>
              <table:table-cell office:value-type="float" office:value="577.177000000007">
                <text:p>577.177000000007</text:p>
              </table:table-cell>
              <table:table-cell office:value-type="float" office:value="53.6835995230226">
                <text:p>53.6835995230226</text:p>
              </table:table-cell>
            </table:table-row>
            <table:table-row>
              <table:table-cell office:value-type="string">
                <text:p>293</text:p>
              </table:table-cell>
              <table:table-cell office:value-type="float" office:value="575.724000000007">
                <text:p>575.724000000007</text:p>
              </table:table-cell>
              <table:table-cell office:value-type="float" office:value="53.1467635277924">
                <text:p>53.1467635277924</text:p>
              </table:table-cell>
            </table:table-row>
            <table:table-row>
              <table:table-cell office:value-type="string">
                <text:p>294</text:p>
              </table:table-cell>
              <table:table-cell office:value-type="float" office:value="574.271000000008">
                <text:p>574.271000000008</text:p>
              </table:table-cell>
              <table:table-cell office:value-type="float" office:value="52.6152958925145">
                <text:p>52.6152958925145</text:p>
              </table:table-cell>
            </table:table-row>
            <table:table-row>
              <table:table-cell office:value-type="string">
                <text:p>295</text:p>
              </table:table-cell>
              <table:table-cell office:value-type="float" office:value="572.818000000008">
                <text:p>572.818000000008</text:p>
              </table:table-cell>
              <table:table-cell office:value-type="float" office:value="52.0891429335893">
                <text:p>52.0891429335893</text:p>
              </table:table-cell>
            </table:table-row>
            <table:table-row>
              <table:table-cell office:value-type="string">
                <text:p>296</text:p>
              </table:table-cell>
              <table:table-cell office:value-type="float" office:value="571.365000000008">
                <text:p>571.365000000008</text:p>
              </table:table-cell>
              <table:table-cell office:value-type="float" office:value="51.5682515042534">
                <text:p>51.5682515042534</text:p>
              </table:table-cell>
            </table:table-row>
            <table:table-row>
              <table:table-cell office:value-type="string">
                <text:p>297</text:p>
              </table:table-cell>
              <table:table-cell office:value-type="float" office:value="569.912000000008">
                <text:p>569.912000000008</text:p>
              </table:table-cell>
              <table:table-cell office:value-type="float" office:value="51.0525689892109">
                <text:p>51.0525689892109</text:p>
              </table:table-cell>
            </table:table-row>
            <table:table-row>
              <table:table-cell office:value-type="string">
                <text:p>298</text:p>
              </table:table-cell>
              <table:table-cell office:value-type="float" office:value="568.459000000008">
                <text:p>568.459000000008</text:p>
              </table:table-cell>
              <table:table-cell office:value-type="float" office:value="50.5420432993188">
                <text:p>50.5420432993188</text:p>
              </table:table-cell>
            </table:table-row>
            <table:table-row>
              <table:table-cell office:value-type="string">
                <text:p>299</text:p>
              </table:table-cell>
              <table:table-cell office:value-type="float" office:value="567.006000000008">
                <text:p>567.006000000008</text:p>
              </table:table-cell>
              <table:table-cell office:value-type="float" office:value="50.0366228663256">
                <text:p>50.0366228663256</text:p>
              </table:table-cell>
            </table:table-row>
            <table:table-row>
              <table:table-cell office:value-type="string">
                <text:p>300</text:p>
              </table:table-cell>
              <table:table-cell office:value-type="float" office:value="565.553000000008">
                <text:p>565.553000000008</text:p>
              </table:table-cell>
              <table:table-cell office:value-type="float" office:value="49.5362566376623">
                <text:p>49.5362566376623</text:p>
              </table:table-cell>
            </table:table-row>
            <table:table-row>
              <table:table-cell office:value-type="string">
                <text:p>301</text:p>
              </table:table-cell>
              <table:table-cell office:value-type="float" office:value="564.100000000008">
                <text:p>564.100000000008</text:p>
              </table:table-cell>
              <table:table-cell office:value-type="float" office:value="49.0408940712857">
                <text:p>49.0408940712857</text:p>
              </table:table-cell>
            </table:table-row>
            <table:table-row>
              <table:table-cell office:value-type="string">
                <text:p>302</text:p>
              </table:table-cell>
              <table:table-cell office:value-type="float" office:value="562.647000000008">
                <text:p>562.647000000008</text:p>
              </table:table-cell>
              <table:table-cell office:value-type="float" office:value="48.5504851305729">
                <text:p>48.5504851305729</text:p>
              </table:table-cell>
            </table:table-row>
            <table:table-row>
              <table:table-cell office:value-type="string">
                <text:p>303</text:p>
              </table:table-cell>
              <table:table-cell office:value-type="float" office:value="561.194000000008">
                <text:p>561.194000000008</text:p>
              </table:table-cell>
              <table:table-cell office:value-type="float" office:value="48.0649802792671">
                <text:p>48.0649802792671</text:p>
              </table:table-cell>
            </table:table-row>
            <table:table-row>
              <table:table-cell office:value-type="string">
                <text:p>304</text:p>
              </table:table-cell>
              <table:table-cell office:value-type="float" office:value="559.741000000008">
                <text:p>559.741000000008</text:p>
              </table:table-cell>
              <table:table-cell office:value-type="float" office:value="47.5843304764745">
                <text:p>47.5843304764745</text:p>
              </table:table-cell>
            </table:table-row>
            <table:table-row>
              <table:table-cell office:value-type="string">
                <text:p>305</text:p>
              </table:table-cell>
              <table:table-cell office:value-type="float" office:value="558.288000000008">
                <text:p>558.288000000008</text:p>
              </table:table-cell>
              <table:table-cell office:value-type="float" office:value="47.1084871717097">
                <text:p>47.1084871717097</text:p>
              </table:table-cell>
            </table:table-row>
            <table:table-row>
              <table:table-cell office:value-type="string">
                <text:p>306</text:p>
              </table:table-cell>
              <table:table-cell office:value-type="float" office:value="556.835000000008">
                <text:p>556.835000000008</text:p>
              </table:table-cell>
              <table:table-cell office:value-type="float" office:value="46.6374022999926">
                <text:p>46.6374022999926</text:p>
              </table:table-cell>
            </table:table-row>
            <table:table-row>
              <table:table-cell office:value-type="string">
                <text:p>307</text:p>
              </table:table-cell>
              <table:table-cell office:value-type="float" office:value="555.382000000008">
                <text:p>555.382000000008</text:p>
              </table:table-cell>
              <table:table-cell office:value-type="float" office:value="46.1710282769927">
                <text:p>46.1710282769927</text:p>
              </table:table-cell>
            </table:table-row>
            <table:table-row>
              <table:table-cell office:value-type="string">
                <text:p>308</text:p>
              </table:table-cell>
              <table:table-cell office:value-type="float" office:value="553.929000000008">
                <text:p>553.929000000008</text:p>
              </table:table-cell>
              <table:table-cell office:value-type="float" office:value="45.7093179942228">
                <text:p>45.7093179942228</text:p>
              </table:table-cell>
            </table:table-row>
            <table:table-row>
              <table:table-cell office:value-type="string">
                <text:p>309</text:p>
              </table:table-cell>
              <table:table-cell office:value-type="float" office:value="552.476000000008">
                <text:p>552.476000000008</text:p>
              </table:table-cell>
              <table:table-cell office:value-type="float" office:value="45.2522248142805">
                <text:p>45.2522248142805</text:p>
              </table:table-cell>
            </table:table-row>
            <table:table-row>
              <table:table-cell office:value-type="string">
                <text:p>310</text:p>
              </table:table-cell>
              <table:table-cell office:value-type="float" office:value="551.023000000008">
                <text:p>551.023000000008</text:p>
              </table:table-cell>
              <table:table-cell office:value-type="float" office:value="44.7997025661377">
                <text:p>44.7997025661377</text:p>
              </table:table-cell>
            </table:table-row>
            <table:table-row>
              <table:table-cell office:value-type="string">
                <text:p>311</text:p>
              </table:table-cell>
              <table:table-cell office:value-type="float" office:value="549.570000000008">
                <text:p>549.570000000008</text:p>
              </table:table-cell>
              <table:table-cell office:value-type="float" office:value="44.3517055404764">
                <text:p>44.3517055404764</text:p>
              </table:table-cell>
            </table:table-row>
            <table:table-row>
              <table:table-cell office:value-type="string">
                <text:p>312</text:p>
              </table:table-cell>
              <table:table-cell office:value-type="float" office:value="548.117000000008">
                <text:p>548.117000000008</text:p>
              </table:table-cell>
              <table:table-cell office:value-type="float" office:value="43.9081884850716">
                <text:p>43.9081884850716</text:p>
              </table:table-cell>
            </table:table-row>
            <table:table-row>
              <table:table-cell office:value-type="string">
                <text:p>313</text:p>
              </table:table-cell>
              <table:table-cell office:value-type="float" office:value="546.664000000008">
                <text:p>546.664000000008</text:p>
              </table:table-cell>
              <table:table-cell office:value-type="float" office:value="43.4691066002209">
                <text:p>43.4691066002209</text:p>
              </table:table-cell>
            </table:table-row>
            <table:table-row>
              <table:table-cell office:value-type="string">
                <text:p>314</text:p>
              </table:table-cell>
              <table:table-cell office:value-type="float" office:value="545.211000000008">
                <text:p>545.211000000008</text:p>
              </table:table-cell>
              <table:table-cell office:value-type="float" office:value="43.0344155342187">
                <text:p>43.0344155342187</text:p>
              </table:table-cell>
            </table:table-row>
            <table:table-row>
              <table:table-cell office:value-type="string">
                <text:p>315</text:p>
              </table:table-cell>
              <table:table-cell office:value-type="float" office:value="543.758000000008">
                <text:p>543.758000000008</text:p>
              </table:table-cell>
              <table:table-cell office:value-type="float" office:value="42.6040713788765">
                <text:p>42.6040713788765</text:p>
              </table:table-cell>
            </table:table-row>
            <table:table-row>
              <table:table-cell office:value-type="string">
                <text:p>316</text:p>
              </table:table-cell>
              <table:table-cell office:value-type="float" office:value="542.305000000008">
                <text:p>542.305000000008</text:p>
              </table:table-cell>
              <table:table-cell office:value-type="float" office:value="42.1780306650877">
                <text:p>42.1780306650877</text:p>
              </table:table-cell>
            </table:table-row>
            <table:table-row>
              <table:table-cell office:value-type="string">
                <text:p>317</text:p>
              </table:table-cell>
              <table:table-cell office:value-type="float" office:value="540.852000000008">
                <text:p>540.852000000008</text:p>
              </table:table-cell>
              <table:table-cell office:value-type="float" office:value="41.7562503584368">
                <text:p>41.7562503584368</text:p>
              </table:table-cell>
            </table:table-row>
            <table:table-row>
              <table:table-cell office:value-type="string">
                <text:p>318</text:p>
              </table:table-cell>
              <table:table-cell office:value-type="float" office:value="539.399000000008">
                <text:p>539.399000000008</text:p>
              </table:table-cell>
              <table:table-cell office:value-type="float" office:value="41.3386878548525">
                <text:p>41.3386878548525</text:p>
              </table:table-cell>
            </table:table-row>
            <table:table-row>
              <table:table-cell office:value-type="string">
                <text:p>319</text:p>
              </table:table-cell>
              <table:table-cell office:value-type="float" office:value="537.946000000008">
                <text:p>537.946000000008</text:p>
              </table:table-cell>
              <table:table-cell office:value-type="float" office:value="40.9253009763039">
                <text:p>40.9253009763039</text:p>
              </table:table-cell>
            </table:table-row>
            <table:table-row>
              <table:table-cell office:value-type="string">
                <text:p>320</text:p>
              </table:table-cell>
              <table:table-cell office:value-type="float" office:value="536.493000000008">
                <text:p>536.493000000008</text:p>
              </table:table-cell>
              <table:table-cell office:value-type="float" office:value="40.5160479665409">
                <text:p>40.5160479665409</text:p>
              </table:table-cell>
            </table:table-row>
            <table:table-row>
              <table:table-cell office:value-type="string">
                <text:p>321</text:p>
              </table:table-cell>
              <table:table-cell office:value-type="float" office:value="535.040000000008">
                <text:p>535.040000000008</text:p>
              </table:table-cell>
              <table:table-cell office:value-type="float" office:value="40.1108874868755">
                <text:p>40.1108874868755</text:p>
              </table:table-cell>
            </table:table-row>
            <table:table-row>
              <table:table-cell office:value-type="string">
                <text:p>322</text:p>
              </table:table-cell>
              <table:table-cell office:value-type="float" office:value="533.587000000008">
                <text:p>533.587000000008</text:p>
              </table:table-cell>
              <table:table-cell office:value-type="float" office:value="39.7097786120067">
                <text:p>39.7097786120067</text:p>
              </table:table-cell>
            </table:table-row>
            <table:table-row>
              <table:table-cell office:value-type="string">
                <text:p>323</text:p>
              </table:table-cell>
              <table:table-cell office:value-type="float" office:value="532.134000000008">
                <text:p>532.134000000008</text:p>
              </table:table-cell>
              <table:table-cell office:value-type="float" office:value="39.3126808258867">
                <text:p>39.3126808258867</text:p>
              </table:table-cell>
            </table:table-row>
            <table:table-row>
              <table:table-cell office:value-type="string">
                <text:p>324</text:p>
              </table:table-cell>
              <table:table-cell office:value-type="float" office:value="530.681000000008">
                <text:p>530.681000000008</text:p>
              </table:table-cell>
              <table:table-cell office:value-type="float" office:value="38.9195540176278">
                <text:p>38.9195540176278</text:p>
              </table:table-cell>
            </table:table-row>
            <table:table-row>
              <table:table-cell office:value-type="string">
                <text:p>325</text:p>
              </table:table-cell>
              <table:table-cell office:value-type="float" office:value="529.228000000008">
                <text:p>529.228000000008</text:p>
              </table:table-cell>
              <table:table-cell office:value-type="float" office:value="38.5303584774515">
                <text:p>38.5303584774515</text:p>
              </table:table-cell>
            </table:table-row>
            <table:table-row>
              <table:table-cell office:value-type="string">
                <text:p>326</text:p>
              </table:table-cell>
              <table:table-cell office:value-type="float" office:value="527.775000000008">
                <text:p>527.775000000008</text:p>
              </table:table-cell>
              <table:table-cell office:value-type="float" office:value="38.145054892677">
                <text:p>38.145054892677</text:p>
              </table:table-cell>
            </table:table-row>
            <table:table-row>
              <table:table-cell office:value-type="string">
                <text:p>327</text:p>
              </table:table-cell>
              <table:table-cell office:value-type="float" office:value="526.322000000008">
                <text:p>526.322000000008</text:p>
              </table:table-cell>
              <table:table-cell office:value-type="float" office:value="37.7636043437502">
                <text:p>37.7636043437502</text:p>
              </table:table-cell>
            </table:table-row>
            <table:table-row>
              <table:table-cell office:value-type="string">
                <text:p>328</text:p>
              </table:table-cell>
              <table:table-cell office:value-type="float" office:value="524.869000000008">
                <text:p>524.869000000008</text:p>
              </table:table-cell>
              <table:table-cell office:value-type="float" office:value="37.3859683003127">
                <text:p>37.3859683003127</text:p>
              </table:table-cell>
            </table:table-row>
            <table:table-row>
              <table:table-cell office:value-type="string">
                <text:p>329</text:p>
              </table:table-cell>
              <table:table-cell office:value-type="float" office:value="523.416000000008">
                <text:p>523.416000000008</text:p>
              </table:table-cell>
              <table:table-cell office:value-type="float" office:value="37.0121086173096">
                <text:p>37.0121086173096</text:p>
              </table:table-cell>
            </table:table-row>
            <table:table-row>
              <table:table-cell office:value-type="string">
                <text:p>330</text:p>
              </table:table-cell>
              <table:table-cell office:value-type="float" office:value="521.963000000008">
                <text:p>521.963000000008</text:p>
              </table:table-cell>
              <table:table-cell office:value-type="float" office:value="36.6419875311365">
                <text:p>36.6419875311365</text:p>
              </table:table-cell>
            </table:table-row>
            <table:table-row>
              <table:table-cell office:value-type="string">
                <text:p>331</text:p>
              </table:table-cell>
              <table:table-cell office:value-type="float" office:value="520.510000000008">
                <text:p>520.510000000008</text:p>
              </table:table-cell>
              <table:table-cell office:value-type="float" office:value="36.2755676558251">
                <text:p>36.2755676558251</text:p>
              </table:table-cell>
            </table:table-row>
            <table:table-row>
              <table:table-cell office:value-type="string">
                <text:p>332</text:p>
              </table:table-cell>
              <table:table-cell office:value-type="float" office:value="519.057000000008">
                <text:p>519.057000000008</text:p>
              </table:table-cell>
              <table:table-cell office:value-type="float" office:value="35.9128119792669">
                <text:p>35.9128119792669</text:p>
              </table:table-cell>
            </table:table-row>
            <table:table-row>
              <table:table-cell office:value-type="string">
                <text:p>333</text:p>
              </table:table-cell>
              <table:table-cell office:value-type="float" office:value="517.604000000009">
                <text:p>517.604000000009</text:p>
              </table:table-cell>
              <table:table-cell office:value-type="float" office:value="35.5536838594742">
                <text:p>35.5536838594742</text:p>
              </table:table-cell>
            </table:table-row>
            <table:table-row>
              <table:table-cell office:value-type="string">
                <text:p>334</text:p>
              </table:table-cell>
              <table:table-cell office:value-type="float" office:value="516.151000000009">
                <text:p>516.151000000009</text:p>
              </table:table-cell>
              <table:table-cell office:value-type="float" office:value="35.1981470208795">
                <text:p>35.1981470208795</text:p>
              </table:table-cell>
            </table:table-row>
            <table:table-row>
              <table:table-cell office:value-type="string">
                <text:p>335</text:p>
              </table:table-cell>
              <table:table-cell office:value-type="float" office:value="514.698000000009">
                <text:p>514.698000000009</text:p>
              </table:table-cell>
              <table:table-cell office:value-type="float" office:value="34.8461655506707">
                <text:p>34.8461655506707</text:p>
              </table:table-cell>
            </table:table-row>
            <table:table-row>
              <table:table-cell office:value-type="string">
                <text:p>336</text:p>
              </table:table-cell>
              <table:table-cell office:value-type="float" office:value="513.245000000009">
                <text:p>513.245000000009</text:p>
              </table:table-cell>
              <table:table-cell office:value-type="float" office:value="34.497703895164">
                <text:p>34.497703895164</text:p>
              </table:table-cell>
            </table:table-row>
            <table:table-row>
              <table:table-cell office:value-type="string">
                <text:p>337</text:p>
              </table:table-cell>
              <table:table-cell office:value-type="float" office:value="511.792000000009">
                <text:p>511.792000000009</text:p>
              </table:table-cell>
              <table:table-cell office:value-type="float" office:value="34.1527268562123">
                <text:p>34.1527268562123</text:p>
              </table:table-cell>
            </table:table-row>
            <table:table-row>
              <table:table-cell office:value-type="string">
                <text:p>338</text:p>
              </table:table-cell>
              <table:table-cell office:value-type="float" office:value="510.339000000009">
                <text:p>510.339000000009</text:p>
              </table:table-cell>
              <table:table-cell office:value-type="float" office:value="33.8111995876502">
                <text:p>33.8111995876502</text:p>
              </table:table-cell>
            </table:table-row>
            <table:table-row>
              <table:table-cell office:value-type="string">
                <text:p>339</text:p>
              </table:table-cell>
              <table:table-cell office:value-type="float" office:value="508.886000000009">
                <text:p>508.886000000009</text:p>
              </table:table-cell>
              <table:table-cell office:value-type="float" office:value="33.4730875917737">
                <text:p>33.4730875917737</text:p>
              </table:table-cell>
            </table:table-row>
            <table:table-row>
              <table:table-cell office:value-type="string">
                <text:p>340</text:p>
              </table:table-cell>
              <table:table-cell office:value-type="float" office:value="507.433000000009">
                <text:p>507.433000000009</text:p>
              </table:table-cell>
              <table:table-cell office:value-type="float" office:value="33.138356715856">
                <text:p>33.138356715856</text:p>
              </table:table-cell>
            </table:table-row>
            <table:table-row>
              <table:table-cell office:value-type="string">
                <text:p>341</text:p>
              </table:table-cell>
              <table:table-cell office:value-type="float" office:value="505.980000000009">
                <text:p>505.980000000009</text:p>
              </table:table-cell>
              <table:table-cell office:value-type="float" office:value="32.8069731486974">
                <text:p>32.8069731486974</text:p>
              </table:table-cell>
            </table:table-row>
            <table:table-row>
              <table:table-cell office:value-type="string">
                <text:p>342</text:p>
              </table:table-cell>
              <table:table-cell office:value-type="float" office:value="504.527000000009">
                <text:p>504.527000000009</text:p>
              </table:table-cell>
              <table:table-cell office:value-type="float" office:value="32.4789034172104">
                <text:p>32.4789034172104</text:p>
              </table:table-cell>
            </table:table-row>
            <table:table-row>
              <table:table-cell office:value-type="string">
                <text:p>343</text:p>
              </table:table-cell>
              <table:table-cell office:value-type="float" office:value="503.074000000009">
                <text:p>503.074000000009</text:p>
              </table:table-cell>
              <table:table-cell office:value-type="float" office:value="32.1541143830383">
                <text:p>32.1541143830383</text:p>
              </table:table-cell>
            </table:table-row>
            <table:table-row>
              <table:table-cell office:value-type="string">
                <text:p>344</text:p>
              </table:table-cell>
              <table:table-cell office:value-type="float" office:value="501.621000000009">
                <text:p>501.621000000009</text:p>
              </table:table-cell>
              <table:table-cell office:value-type="float" office:value="31.8325732392079">
                <text:p>31.8325732392079</text:p>
              </table:table-cell>
            </table:table-row>
            <table:table-row>
              <table:table-cell office:value-type="string">
                <text:p>345</text:p>
              </table:table-cell>
              <table:table-cell office:value-type="float" office:value="500.168000000009">
                <text:p>500.168000000009</text:p>
              </table:table-cell>
              <table:table-cell office:value-type="float" office:value="31.5142475068159">
                <text:p>31.5142475068159</text:p>
              </table:table-cell>
            </table:table-row>
            <table:table-row>
              <table:table-cell office:value-type="string">
                <text:p>346</text:p>
              </table:table-cell>
              <table:table-cell office:value-type="float" office:value="498.715000000009">
                <text:p>498.715000000009</text:p>
              </table:table-cell>
              <table:table-cell office:value-type="float" office:value="31.1991050317477">
                <text:p>31.1991050317477</text:p>
              </table:table-cell>
            </table:table-row>
            <table:table-row>
              <table:table-cell office:value-type="string">
                <text:p>347</text:p>
              </table:table-cell>
              <table:table-cell office:value-type="float" office:value="497.262000000009">
                <text:p>497.262000000009</text:p>
              </table:table-cell>
              <table:table-cell office:value-type="float" office:value="30.8871139814302">
                <text:p>30.8871139814302</text:p>
              </table:table-cell>
            </table:table-row>
            <table:table-row>
              <table:table-cell office:value-type="string">
                <text:p>348</text:p>
              </table:table-cell>
              <table:table-cell office:value-type="float" office:value="495.809000000009">
                <text:p>495.809000000009</text:p>
              </table:table-cell>
              <table:table-cell office:value-type="float" office:value="30.5782428416159">
                <text:p>30.5782428416159</text:p>
              </table:table-cell>
            </table:table-row>
            <table:table-row>
              <table:table-cell office:value-type="string">
                <text:p>349</text:p>
              </table:table-cell>
              <table:table-cell office:value-type="float" office:value="494.356000000009">
                <text:p>494.356000000009</text:p>
              </table:table-cell>
              <table:table-cell office:value-type="float" office:value="30.2724604131998">
                <text:p>30.2724604131998</text:p>
              </table:table-cell>
            </table:table-row>
            <table:table-row>
              <table:table-cell office:value-type="string">
                <text:p>350</text:p>
              </table:table-cell>
              <table:table-cell office:value-type="float" office:value="492.903000000009">
                <text:p>492.903000000009</text:p>
              </table:table-cell>
              <table:table-cell office:value-type="float" office:value="29.9697358090678">
                <text:p>29.9697358090678</text:p>
              </table:table-cell>
            </table:table-row>
            <table:table-row>
              <table:table-cell office:value-type="string">
                <text:p>351</text:p>
              </table:table-cell>
              <table:table-cell office:value-type="float" office:value="491.450000000009">
                <text:p>491.450000000009</text:p>
              </table:table-cell>
              <table:table-cell office:value-type="float" office:value="29.6700384509771">
                <text:p>29.6700384509771</text:p>
              </table:table-cell>
            </table:table-row>
            <table:table-row>
              <table:table-cell office:value-type="string">
                <text:p>352</text:p>
              </table:table-cell>
              <table:table-cell office:value-type="float" office:value="489.997000000009">
                <text:p>489.997000000009</text:p>
              </table:table-cell>
              <table:table-cell office:value-type="float" office:value="29.3733380664673">
                <text:p>29.3733380664673</text:p>
              </table:table-cell>
            </table:table-row>
            <table:table-row>
              <table:table-cell office:value-type="string">
                <text:p>353</text:p>
              </table:table-cell>
              <table:table-cell office:value-type="float" office:value="488.544000000009">
                <text:p>488.544000000009</text:p>
              </table:table-cell>
              <table:table-cell office:value-type="float" office:value="29.0796046858026">
                <text:p>29.0796046858026</text:p>
              </table:table-cell>
            </table:table-row>
            <table:table-row>
              <table:table-cell office:value-type="string">
                <text:p>354</text:p>
              </table:table-cell>
              <table:table-cell office:value-type="float" office:value="487.091000000009">
                <text:p>487.091000000009</text:p>
              </table:table-cell>
              <table:table-cell office:value-type="float" office:value="28.7888086389446">
                <text:p>28.7888086389446</text:p>
              </table:table-cell>
            </table:table-row>
            <table:table-row>
              <table:table-cell office:value-type="string">
                <text:p>355</text:p>
              </table:table-cell>
              <table:table-cell office:value-type="float" office:value="485.638000000009">
                <text:p>485.638000000009</text:p>
              </table:table-cell>
              <table:table-cell office:value-type="float" office:value="28.5009205525552">
                <text:p>28.5009205525552</text:p>
              </table:table-cell>
            </table:table-row>
            <table:table-row>
              <table:table-cell office:value-type="string">
                <text:p>356</text:p>
              </table:table-cell>
              <table:table-cell office:value-type="float" office:value="484.185000000009">
                <text:p>484.185000000009</text:p>
              </table:table-cell>
              <table:table-cell office:value-type="float" office:value="28.2159113470296">
                <text:p>28.2159113470296</text:p>
              </table:table-cell>
            </table:table-row>
            <table:table-row>
              <table:table-cell office:value-type="string">
                <text:p>357</text:p>
              </table:table-cell>
              <table:table-cell office:value-type="float" office:value="482.732000000009">
                <text:p>482.732000000009</text:p>
              </table:table-cell>
              <table:table-cell office:value-type="float" office:value="27.9337522335593">
                <text:p>27.9337522335593</text:p>
              </table:table-cell>
            </table:table-row>
            <table:table-row>
              <table:table-cell office:value-type="string">
                <text:p>358</text:p>
              </table:table-cell>
              <table:table-cell office:value-type="float" office:value="481.279000000009">
                <text:p>481.279000000009</text:p>
              </table:table-cell>
              <table:table-cell office:value-type="float" office:value="27.6544147112237">
                <text:p>27.6544147112237</text:p>
              </table:table-cell>
            </table:table-row>
            <table:table-row>
              <table:table-cell office:value-type="string">
                <text:p>359</text:p>
              </table:table-cell>
              <table:table-cell office:value-type="float" office:value="479.826000000009">
                <text:p>479.826000000009</text:p>
              </table:table-cell>
              <table:table-cell office:value-type="float" office:value="27.3778705641115">
                <text:p>27.3778705641115</text:p>
              </table:table-cell>
            </table:table-row>
            <table:table-row>
              <table:table-cell office:value-type="string">
                <text:p>360</text:p>
              </table:table-cell>
              <table:table-cell office:value-type="float" office:value="478.373000000009">
                <text:p>478.373000000009</text:p>
              </table:table-cell>
              <table:table-cell office:value-type="float" office:value="27.1040918584704">
                <text:p>27.1040918584704</text:p>
              </table:table-cell>
            </table:table-row>
            <table:table-row>
              <table:table-cell office:value-type="string">
                <text:p>361</text:p>
              </table:table-cell>
              <table:table-cell office:value-type="float" office:value="476.920000000009">
                <text:p>476.920000000009</text:p>
              </table:table-cell>
              <table:table-cell office:value-type="float" office:value="26.8330509398857">
                <text:p>26.8330509398857</text:p>
              </table:table-cell>
            </table:table-row>
            <table:table-row>
              <table:table-cell office:value-type="string">
                <text:p>362</text:p>
              </table:table-cell>
              <table:table-cell office:value-type="float" office:value="475.467000000009">
                <text:p>475.467000000009</text:p>
              </table:table-cell>
              <table:table-cell office:value-type="float" office:value="26.5647204304868">
                <text:p>26.5647204304868</text:p>
              </table:table-cell>
            </table:table-row>
            <table:table-row>
              <table:table-cell office:value-type="string">
                <text:p>363</text:p>
              </table:table-cell>
              <table:table-cell office:value-type="float" office:value="474.014000000009">
                <text:p>474.014000000009</text:p>
              </table:table-cell>
              <table:table-cell office:value-type="float" office:value="26.2990732261819">
                <text:p>26.2990732261819</text:p>
              </table:table-cell>
            </table:table-row>
            <table:table-row>
              <table:table-cell office:value-type="string">
                <text:p>364</text:p>
              </table:table-cell>
              <table:table-cell office:value-type="float" office:value="472.561000000009">
                <text:p>472.561000000009</text:p>
              </table:table-cell>
              <table:table-cell office:value-type="float" office:value="26.0360824939201">
                <text:p>26.0360824939201</text:p>
              </table:table-cell>
            </table:table-row>
            <table:table-row>
              <table:table-cell office:value-type="string">
                <text:p>365</text:p>
              </table:table-cell>
              <table:table-cell office:value-type="float" office:value="471.108000000009">
                <text:p>471.108000000009</text:p>
              </table:table-cell>
              <table:table-cell office:value-type="float" office:value="25.7757216689809">
                <text:p>25.7757216689809</text:p>
              </table:table-cell>
            </table:table-row>
            <table:table-row>
              <table:table-cell office:value-type="string">
                <text:p>366</text:p>
              </table:table-cell>
              <table:table-cell office:value-type="float" office:value="469.655000000009">
                <text:p>469.655000000009</text:p>
              </table:table-cell>
              <table:table-cell office:value-type="float" office:value="25.5179644522911">
                <text:p>25.5179644522911</text:p>
              </table:table-cell>
            </table:table-row>
            <table:table-row>
              <table:table-cell office:value-type="string">
                <text:p>367</text:p>
              </table:table-cell>
              <table:table-cell office:value-type="float" office:value="468.202000000009">
                <text:p>468.202000000009</text:p>
              </table:table-cell>
              <table:table-cell office:value-type="float" office:value="25.2627848077682">
                <text:p>25.2627848077682</text:p>
              </table:table-cell>
            </table:table-row>
            <table:table-row>
              <table:table-cell office:value-type="string">
                <text:p>368</text:p>
              </table:table-cell>
              <table:table-cell office:value-type="float" office:value="466.749000000009">
                <text:p>466.749000000009</text:p>
              </table:table-cell>
              <table:table-cell office:value-type="float" office:value="25.0101569596905">
                <text:p>25.0101569596905</text:p>
              </table:table-cell>
            </table:table-row>
            <table:table-row>
              <table:table-cell office:value-type="string">
                <text:p>369</text:p>
              </table:table-cell>
              <table:table-cell office:value-type="float" office:value="465.296000000009">
                <text:p>465.296000000009</text:p>
              </table:table-cell>
              <table:table-cell office:value-type="float" office:value="24.7600553900936">
                <text:p>24.7600553900936</text:p>
              </table:table-cell>
            </table:table-row>
            <table:table-row>
              <table:table-cell office:value-type="string">
                <text:p>370</text:p>
              </table:table-cell>
              <table:table-cell office:value-type="float" office:value="463.843000000009">
                <text:p>463.843000000009</text:p>
              </table:table-cell>
              <table:table-cell office:value-type="float" office:value="24.5124548361927">
                <text:p>24.5124548361927</text:p>
              </table:table-cell>
            </table:table-row>
            <table:table-row>
              <table:table-cell office:value-type="string">
                <text:p>371</text:p>
              </table:table-cell>
              <table:table-cell office:value-type="float" office:value="462.390000000009">
                <text:p>462.390000000009</text:p>
              </table:table-cell>
              <table:table-cell office:value-type="float" office:value="24.2673302878308">
                <text:p>24.2673302878308</text:p>
              </table:table-cell>
            </table:table-row>
            <table:table-row>
              <table:table-cell office:value-type="string">
                <text:p>372</text:p>
              </table:table-cell>
              <table:table-cell office:value-type="float" office:value="460.937000000009">
                <text:p>460.937000000009</text:p>
              </table:table-cell>
              <table:table-cell office:value-type="float" office:value="24.0246569849524">
                <text:p>24.0246569849524</text:p>
              </table:table-cell>
            </table:table-row>
            <table:table-row>
              <table:table-cell office:value-type="string">
                <text:p>373</text:p>
              </table:table-cell>
              <table:table-cell office:value-type="float" office:value="459.48400000001">
                <text:p>459.48400000001</text:p>
              </table:table-cell>
              <table:table-cell office:value-type="float" office:value="23.7844104151029">
                <text:p>23.7844104151029</text:p>
              </table:table-cell>
            </table:table-row>
            <table:table-row>
              <table:table-cell office:value-type="string">
                <text:p>374</text:p>
              </table:table-cell>
              <table:table-cell office:value-type="float" office:value="458.03100000001">
                <text:p>458.03100000001</text:p>
              </table:table-cell>
              <table:table-cell office:value-type="float" office:value="23.5465663109519">
                <text:p>23.5465663109519</text:p>
              </table:table-cell>
            </table:table-row>
            <table:table-row>
              <table:table-cell office:value-type="string">
                <text:p>375</text:p>
              </table:table-cell>
              <table:table-cell office:value-type="float" office:value="456.57800000001">
                <text:p>456.57800000001</text:p>
              </table:table-cell>
              <table:table-cell office:value-type="float" office:value="23.3111006478424">
                <text:p>23.3111006478424</text:p>
              </table:table-cell>
            </table:table-row>
            <table:table-row>
              <table:table-cell office:value-type="string">
                <text:p>376</text:p>
              </table:table-cell>
              <table:table-cell office:value-type="float" office:value="455.12500000001">
                <text:p>455.12500000001</text:p>
              </table:table-cell>
              <table:table-cell office:value-type="float" office:value="23.0779896413639">
                <text:p>23.0779896413639</text:p>
              </table:table-cell>
            </table:table-row>
            <table:table-row>
              <table:table-cell office:value-type="string">
                <text:p>377</text:p>
              </table:table-cell>
              <table:table-cell office:value-type="float" office:value="453.67200000001">
                <text:p>453.67200000001</text:p>
              </table:table-cell>
              <table:table-cell office:value-type="float" office:value="22.8472097449503">
                <text:p>22.8472097449503</text:p>
              </table:table-cell>
            </table:table-row>
            <table:table-row>
              <table:table-cell office:value-type="string">
                <text:p>378</text:p>
              </table:table-cell>
              <table:table-cell office:value-type="float" office:value="452.21900000001">
                <text:p>452.21900000001</text:p>
              </table:table-cell>
              <table:table-cell office:value-type="float" office:value="22.6187376475008">
                <text:p>22.6187376475008</text:p>
              </table:table-cell>
            </table:table-row>
            <table:table-row>
              <table:table-cell office:value-type="string">
                <text:p>379</text:p>
              </table:table-cell>
              <table:table-cell office:value-type="float" office:value="450.76600000001">
                <text:p>450.76600000001</text:p>
              </table:table-cell>
              <table:table-cell office:value-type="float" office:value="22.3925502710258">
                <text:p>22.3925502710258</text:p>
              </table:table-cell>
            </table:table-row>
            <table:table-row>
              <table:table-cell office:value-type="string">
                <text:p>380</text:p>
              </table:table-cell>
              <table:table-cell office:value-type="float" office:value="449.31300000001">
                <text:p>449.31300000001</text:p>
              </table:table-cell>
              <table:table-cell office:value-type="float" office:value="22.1686247683155">
                <text:p>22.1686247683155</text:p>
              </table:table-cell>
            </table:table-row>
            <table:table-row>
              <table:table-cell office:value-type="string">
                <text:p>381</text:p>
              </table:table-cell>
              <table:table-cell office:value-type="float" office:value="447.86000000001">
                <text:p>447.86000000001</text:p>
              </table:table-cell>
              <table:table-cell office:value-type="float" office:value="21.9469385206324">
                <text:p>21.9469385206324</text:p>
              </table:table-cell>
            </table:table-row>
            <table:table-row>
              <table:table-cell office:value-type="string">
                <text:p>382</text:p>
              </table:table-cell>
              <table:table-cell office:value-type="float" office:value="446.40700000001">
                <text:p>446.40700000001</text:p>
              </table:table-cell>
              <table:table-cell office:value-type="float" office:value="21.7274691354261">
                <text:p>21.7274691354261</text:p>
              </table:table-cell>
            </table:table-row>
            <table:table-row>
              <table:table-cell office:value-type="string">
                <text:p>383</text:p>
              </table:table-cell>
              <table:table-cell office:value-type="float" office:value="444.95400000001">
                <text:p>444.95400000001</text:p>
              </table:table-cell>
              <table:table-cell office:value-type="float" office:value="21.5101944440718">
                <text:p>21.5101944440718</text:p>
              </table:table-cell>
            </table:table-row>
            <table:table-row>
              <table:table-cell office:value-type="string">
                <text:p>384</text:p>
              </table:table-cell>
              <table:table-cell office:value-type="float" office:value="443.50100000001">
                <text:p>443.50100000001</text:p>
              </table:table-cell>
              <table:table-cell office:value-type="float" office:value="21.2950924996311">
                <text:p>21.2950924996311</text:p>
              </table:table-cell>
            </table:table-row>
            <table:table-row>
              <table:table-cell office:value-type="string">
                <text:p>385</text:p>
              </table:table-cell>
              <table:table-cell office:value-type="float" office:value="442.04800000001">
                <text:p>442.04800000001</text:p>
              </table:table-cell>
              <table:table-cell office:value-type="float" office:value="21.0821415746348">
                <text:p>21.0821415746348</text:p>
              </table:table-cell>
            </table:table-row>
            <table:table-row>
              <table:table-cell office:value-type="string">
                <text:p>386</text:p>
              </table:table-cell>
              <table:table-cell office:value-type="float" office:value="440.59500000001">
                <text:p>440.59500000001</text:p>
              </table:table-cell>
              <table:table-cell office:value-type="float" office:value="20.8713201588884">
                <text:p>20.8713201588884</text:p>
              </table:table-cell>
            </table:table-row>
            <table:table-row>
              <table:table-cell office:value-type="string">
                <text:p>387</text:p>
              </table:table-cell>
              <table:table-cell office:value-type="float" office:value="439.14200000001">
                <text:p>439.14200000001</text:p>
              </table:table-cell>
              <table:table-cell office:value-type="float" office:value="20.6626069572995">
                <text:p>20.6626069572995</text:p>
              </table:table-cell>
            </table:table-row>
            <table:table-row>
              <table:table-cell office:value-type="string">
                <text:p>388</text:p>
              </table:table-cell>
              <table:table-cell office:value-type="float" office:value="437.68900000001">
                <text:p>437.68900000001</text:p>
              </table:table-cell>
              <table:table-cell office:value-type="float" office:value="20.4559808877265">
                <text:p>20.4559808877265</text:p>
              </table:table-cell>
            </table:table-row>
            <table:table-row>
              <table:table-cell office:value-type="string">
                <text:p>389</text:p>
              </table:table-cell>
              <table:table-cell office:value-type="float" office:value="436.23600000001">
                <text:p>436.23600000001</text:p>
              </table:table-cell>
              <table:table-cell office:value-type="float" office:value="20.2514210788493">
                <text:p>20.2514210788493</text:p>
              </table:table-cell>
            </table:table-row>
            <table:table-row>
              <table:table-cell office:value-type="string">
                <text:p>390</text:p>
              </table:table-cell>
              <table:table-cell office:value-type="float" office:value="434.78300000001">
                <text:p>434.78300000001</text:p>
              </table:table-cell>
              <table:table-cell office:value-type="float" office:value="20.0489068680608">
                <text:p>20.0489068680608</text:p>
              </table:table-cell>
            </table:table-row>
            <table:table-row>
              <table:table-cell office:value-type="string">
                <text:p>391</text:p>
              </table:table-cell>
              <table:table-cell office:value-type="float" office:value="433.33000000001">
                <text:p>433.33000000001</text:p>
              </table:table-cell>
              <table:table-cell office:value-type="float" office:value="19.8484177993802">
                <text:p>19.8484177993802</text:p>
              </table:table-cell>
            </table:table-row>
            <table:table-row>
              <table:table-cell office:value-type="string">
                <text:p>392</text:p>
              </table:table-cell>
              <table:table-cell office:value-type="float" office:value="431.87700000001">
                <text:p>431.87700000001</text:p>
              </table:table-cell>
              <table:table-cell office:value-type="float" office:value="19.6499336213864">
                <text:p>19.6499336213864</text:p>
              </table:table-cell>
            </table:table-row>
            <table:table-row>
              <table:table-cell office:value-type="string">
                <text:p>393</text:p>
              </table:table-cell>
              <table:table-cell office:value-type="float" office:value="430.42400000001">
                <text:p>430.42400000001</text:p>
              </table:table-cell>
              <table:table-cell office:value-type="float" office:value="19.4534342851725">
                <text:p>19.4534342851725</text:p>
              </table:table-cell>
            </table:table-row>
            <table:table-row>
              <table:table-cell office:value-type="string">
                <text:p>394</text:p>
              </table:table-cell>
              <table:table-cell office:value-type="float" office:value="428.97100000001">
                <text:p>428.97100000001</text:p>
              </table:table-cell>
              <table:table-cell office:value-type="float" office:value="19.2588999423208">
                <text:p>19.2588999423208</text:p>
              </table:table-cell>
            </table:table-row>
            <table:table-row>
              <table:table-cell office:value-type="string">
                <text:p>395</text:p>
              </table:table-cell>
              <table:table-cell office:value-type="float" office:value="427.51800000001">
                <text:p>427.51800000001</text:p>
              </table:table-cell>
              <table:table-cell office:value-type="float" office:value="19.0663109428976">
                <text:p>19.0663109428976</text:p>
              </table:table-cell>
            </table:table-row>
            <table:table-row>
              <table:table-cell office:value-type="string">
                <text:p>396</text:p>
              </table:table-cell>
              <table:table-cell office:value-type="float" office:value="426.06500000001">
                <text:p>426.06500000001</text:p>
              </table:table-cell>
              <table:table-cell office:value-type="float" office:value="18.8756478334686">
                <text:p>18.8756478334686</text:p>
              </table:table-cell>
            </table:table-row>
            <table:table-row>
              <table:table-cell office:value-type="string">
                <text:p>397</text:p>
              </table:table-cell>
              <table:table-cell office:value-type="float" office:value="424.61200000001">
                <text:p>424.61200000001</text:p>
              </table:table-cell>
              <table:table-cell office:value-type="float" office:value="18.6868913551339">
                <text:p>18.6868913551339</text:p>
              </table:table-cell>
            </table:table-row>
            <table:table-row>
              <table:table-cell office:value-type="string">
                <text:p>398</text:p>
              </table:table-cell>
              <table:table-cell office:value-type="float" office:value="423.15900000001">
                <text:p>423.15900000001</text:p>
              </table:table-cell>
              <table:table-cell office:value-type="float" office:value="18.5000224415826">
                <text:p>18.5000224415826</text:p>
              </table:table-cell>
            </table:table-row>
            <table:table-row>
              <table:table-cell office:value-type="string">
                <text:p>399</text:p>
              </table:table-cell>
              <table:table-cell office:value-type="float" office:value="421.70600000001">
                <text:p>421.70600000001</text:p>
              </table:table-cell>
              <table:table-cell office:value-type="float" office:value="18.3150222171667">
                <text:p>18.3150222171667</text:p>
              </table:table-cell>
            </table:table-row>
            <table:table-row>
              <table:table-cell office:value-type="string">
                <text:p>400</text:p>
              </table:table-cell>
              <table:table-cell office:value-type="float" office:value="420.25300000001">
                <text:p>420.25300000001</text:p>
              </table:table-cell>
              <table:table-cell office:value-type="float" office:value="18.1318719949951">
                <text:p>18.1318719949951</text:p>
              </table:table-cell>
            </table:table-row>
            <table:table-row>
              <table:table-cell office:value-type="string">
                <text:p>401</text:p>
              </table:table-cell>
              <table:table-cell office:value-type="float" office:value="418.80000000001">
                <text:p>418.80000000001</text:p>
              </table:table-cell>
              <table:table-cell office:value-type="float" office:value="17.9505532750451">
                <text:p>17.9505532750451</text:p>
              </table:table-cell>
            </table:table-row>
            <table:table-row>
              <table:table-cell office:value-type="string">
                <text:p>402</text:p>
              </table:table-cell>
              <table:table-cell office:value-type="float" office:value="417.34700000001">
                <text:p>417.34700000001</text:p>
              </table:table-cell>
              <table:table-cell office:value-type="float" office:value="17.7710477422947">
                <text:p>17.7710477422947</text:p>
              </table:table-cell>
            </table:table-row>
            <table:table-row>
              <table:table-cell office:value-type="string">
                <text:p>403</text:p>
              </table:table-cell>
              <table:table-cell office:value-type="float" office:value="415.89400000001">
                <text:p>415.89400000001</text:p>
              </table:table-cell>
              <table:table-cell office:value-type="float" office:value="17.5933372648717">
                <text:p>17.5933372648717</text:p>
              </table:table-cell>
            </table:table-row>
            <table:table-row>
              <table:table-cell office:value-type="string">
                <text:p>404</text:p>
              </table:table-cell>
              <table:table-cell office:value-type="float" office:value="414.44100000001">
                <text:p>414.44100000001</text:p>
              </table:table-cell>
              <table:table-cell office:value-type="float" office:value="17.417403892223">
                <text:p>17.417403892223</text:p>
              </table:table-cell>
            </table:table-row>
            <table:table-row>
              <table:table-cell office:value-type="string">
                <text:p>405</text:p>
              </table:table-cell>
              <table:table-cell office:value-type="float" office:value="412.98800000001">
                <text:p>412.98800000001</text:p>
              </table:table-cell>
              <table:table-cell office:value-type="float" office:value="17.2432298533008">
                <text:p>17.2432298533008</text:p>
              </table:table-cell>
            </table:table-row>
            <table:table-row>
              <table:table-cell office:value-type="string">
                <text:p>406</text:p>
              </table:table-cell>
              <table:table-cell office:value-type="float" office:value="411.53500000001">
                <text:p>411.53500000001</text:p>
              </table:table-cell>
              <table:table-cell office:value-type="float" office:value="17.0707975547678">
                <text:p>17.0707975547678</text:p>
              </table:table-cell>
            </table:table-row>
            <table:table-row>
              <table:table-cell office:value-type="string">
                <text:p>407</text:p>
              </table:table-cell>
              <table:table-cell office:value-type="float" office:value="410.08200000001">
                <text:p>410.08200000001</text:p>
              </table:table-cell>
              <table:table-cell office:value-type="float" office:value="16.9000895792201">
                <text:p>16.9000895792201</text:p>
              </table:table-cell>
            </table:table-row>
            <table:table-row>
              <table:table-cell office:value-type="string">
                <text:p>408</text:p>
              </table:table-cell>
              <table:table-cell office:value-type="float" office:value="408.62900000001">
                <text:p>408.62900000001</text:p>
              </table:table-cell>
              <table:table-cell office:value-type="float" office:value="16.7310886834279">
                <text:p>16.7310886834279</text:p>
              </table:table-cell>
            </table:table-row>
            <table:table-row>
              <table:table-cell office:value-type="string">
                <text:p>409</text:p>
              </table:table-cell>
              <table:table-cell office:value-type="float" office:value="407.17600000001">
                <text:p>407.17600000001</text:p>
              </table:table-cell>
              <table:table-cell office:value-type="float" office:value="16.5637777965936">
                <text:p>16.5637777965936</text:p>
              </table:table-cell>
            </table:table-row>
            <table:table-row>
              <table:table-cell office:value-type="string">
                <text:p>410</text:p>
              </table:table-cell>
              <table:table-cell office:value-type="float" office:value="405.72300000001">
                <text:p>405.72300000001</text:p>
              </table:table-cell>
              <table:table-cell office:value-type="float" office:value="16.3981400186277">
                <text:p>16.3981400186277</text:p>
              </table:table-cell>
            </table:table-row>
            <table:table-row>
              <table:table-cell office:value-type="string">
                <text:p>411</text:p>
              </table:table-cell>
              <table:table-cell office:value-type="float" office:value="404.27000000001">
                <text:p>404.27000000001</text:p>
              </table:table-cell>
              <table:table-cell office:value-type="float" office:value="16.2341586184414">
                <text:p>16.2341586184414</text:p>
              </table:table-cell>
            </table:table-row>
            <table:table-row>
              <table:table-cell office:value-type="string">
                <text:p>412</text:p>
              </table:table-cell>
              <table:table-cell office:value-type="float" office:value="402.81700000001">
                <text:p>402.81700000001</text:p>
              </table:table-cell>
              <table:table-cell office:value-type="float" office:value="16.071817032257">
                <text:p>16.071817032257</text:p>
              </table:table-cell>
            </table:table-row>
            <table:table-row>
              <table:table-cell office:value-type="string">
                <text:p>413</text:p>
              </table:table-cell>
              <table:table-cell office:value-type="float" office:value="401.364000000011">
                <text:p>401.364000000011</text:p>
              </table:table-cell>
              <table:table-cell office:value-type="float" office:value="15.9110988619344">
                <text:p>15.9110988619344</text:p>
              </table:table-cell>
            </table:table-row>
            <table:table-row>
              <table:table-cell office:value-type="string">
                <text:p>414</text:p>
              </table:table-cell>
              <table:table-cell office:value-type="float" office:value="399.911000000011">
                <text:p>399.911000000011</text:p>
              </table:table-cell>
              <table:table-cell office:value-type="float" office:value="15.7519878733151">
                <text:p>15.7519878733151</text:p>
              </table:table-cell>
            </table:table-row>
            <table:table-row>
              <table:table-cell office:value-type="string">
                <text:p>415</text:p>
              </table:table-cell>
              <table:table-cell office:value-type="float" office:value="398.458000000011">
                <text:p>398.458000000011</text:p>
              </table:table-cell>
              <table:table-cell office:value-type="float" office:value="15.5944679945819">
                <text:p>15.5944679945819</text:p>
              </table:table-cell>
            </table:table-row>
            <table:table-row>
              <table:table-cell office:value-type="string">
                <text:p>416</text:p>
              </table:table-cell>
              <table:table-cell office:value-type="float" office:value="397.005000000011">
                <text:p>397.005000000011</text:p>
              </table:table-cell>
              <table:table-cell office:value-type="float" office:value="15.4385233146361">
                <text:p>15.4385233146361</text:p>
              </table:table-cell>
            </table:table-row>
            <table:table-row>
              <table:table-cell office:value-type="string">
                <text:p>417</text:p>
              </table:table-cell>
              <table:table-cell office:value-type="float" office:value="395.552000000011">
                <text:p>395.552000000011</text:p>
              </table:table-cell>
              <table:table-cell office:value-type="float" office:value="15.2841380814897">
                <text:p>15.2841380814897</text:p>
              </table:table-cell>
            </table:table-row>
            <table:table-row>
              <table:table-cell office:value-type="string">
                <text:p>418</text:p>
              </table:table-cell>
              <table:table-cell office:value-type="float" office:value="394.099000000011">
                <text:p>394.099000000011</text:p>
              </table:table-cell>
              <table:table-cell office:value-type="float" office:value="15.1312967006748">
                <text:p>15.1312967006748</text:p>
              </table:table-cell>
            </table:table-row>
            <table:table-row>
              <table:table-cell office:value-type="string">
                <text:p>419</text:p>
              </table:table-cell>
              <table:table-cell office:value-type="float" office:value="392.646000000011">
                <text:p>392.646000000011</text:p>
              </table:table-cell>
              <table:table-cell office:value-type="float" office:value="14.9799837336681">
                <text:p>14.9799837336681</text:p>
              </table:table-cell>
            </table:table-row>
            <table:table-row>
              <table:table-cell office:value-type="string">
                <text:p>420</text:p>
              </table:table-cell>
              <table:table-cell office:value-type="float" office:value="391.193000000011">
                <text:p>391.193000000011</text:p>
              </table:table-cell>
              <table:table-cell office:value-type="float" office:value="14.8301838963314">
                <text:p>14.8301838963314</text:p>
              </table:table-cell>
            </table:table-row>
            <table:table-row>
              <table:table-cell office:value-type="string">
                <text:p>421</text:p>
              </table:table-cell>
              <table:table-cell office:value-type="float" office:value="389.740000000011">
                <text:p>389.740000000011</text:p>
              </table:table-cell>
              <table:table-cell office:value-type="float" office:value="14.6818820573681">
                <text:p>14.6818820573681</text:p>
              </table:table-cell>
            </table:table-row>
            <table:table-row>
              <table:table-cell office:value-type="string">
                <text:p>422</text:p>
              </table:table-cell>
              <table:table-cell office:value-type="float" office:value="388.287000000011">
                <text:p>388.287000000011</text:p>
              </table:table-cell>
              <table:table-cell office:value-type="float" office:value="14.5350632367944">
                <text:p>14.5350632367944</text:p>
              </table:table-cell>
            </table:table-row>
            <table:table-row>
              <table:table-cell office:value-type="string">
                <text:p>423</text:p>
              </table:table-cell>
              <table:table-cell office:value-type="float" office:value="386.834000000011">
                <text:p>386.834000000011</text:p>
              </table:table-cell>
              <table:table-cell office:value-type="float" office:value="14.3897126044265">
                <text:p>14.3897126044265</text:p>
              </table:table-cell>
            </table:table-row>
            <table:table-row>
              <table:table-cell office:value-type="string">
                <text:p>424</text:p>
              </table:table-cell>
              <table:table-cell office:value-type="float" office:value="385.381000000011">
                <text:p>385.381000000011</text:p>
              </table:table-cell>
              <table:table-cell office:value-type="float" office:value="14.2458154783822">
                <text:p>14.2458154783822</text:p>
              </table:table-cell>
            </table:table-row>
            <table:table-row>
              <table:table-cell office:value-type="string">
                <text:p>425</text:p>
              </table:table-cell>
              <table:table-cell office:value-type="float" office:value="383.928000000011">
                <text:p>383.928000000011</text:p>
              </table:table-cell>
              <table:table-cell office:value-type="float" office:value="14.1033573235984">
                <text:p>14.1033573235984</text:p>
              </table:table-cell>
            </table:table-row>
            <table:table-row>
              <table:table-cell office:value-type="string">
                <text:p>426</text:p>
              </table:table-cell>
              <table:table-cell office:value-type="float" office:value="382.475000000011">
                <text:p>382.475000000011</text:p>
              </table:table-cell>
              <table:table-cell office:value-type="float" office:value="13.9623237503624">
                <text:p>13.9623237503624</text:p>
              </table:table-cell>
            </table:table-row>
            <table:table-row>
              <table:table-cell office:value-type="string">
                <text:p>427</text:p>
              </table:table-cell>
              <table:table-cell office:value-type="float" office:value="381.022000000011">
                <text:p>381.022000000011</text:p>
              </table:table-cell>
              <table:table-cell office:value-type="float" office:value="13.8227005128588">
                <text:p>13.8227005128588</text:p>
              </table:table-cell>
            </table:table-row>
            <table:table-row>
              <table:table-cell office:value-type="string">
                <text:p>428</text:p>
              </table:table-cell>
              <table:table-cell office:value-type="float" office:value="379.569000000011">
                <text:p>379.569000000011</text:p>
              </table:table-cell>
              <table:table-cell office:value-type="float" office:value="13.6844735077302">
                <text:p>13.6844735077302</text:p>
              </table:table-cell>
            </table:table-row>
            <table:table-row>
              <table:table-cell office:value-type="string">
                <text:p>429</text:p>
              </table:table-cell>
              <table:table-cell office:value-type="float" office:value="378.116000000011">
                <text:p>378.116000000011</text:p>
              </table:table-cell>
              <table:table-cell office:value-type="float" office:value="13.5476287726529">
                <text:p>13.5476287726529</text:p>
              </table:table-cell>
            </table:table-row>
            <table:table-row>
              <table:table-cell office:value-type="string">
                <text:p>430</text:p>
              </table:table-cell>
              <table:table-cell office:value-type="float" office:value="376.663000000011">
                <text:p>376.663000000011</text:p>
              </table:table-cell>
              <table:table-cell office:value-type="float" office:value="13.4121524849263">
                <text:p>13.4121524849263</text:p>
              </table:table-cell>
            </table:table-row>
            <table:table-row>
              <table:table-cell office:value-type="string">
                <text:p>431</text:p>
              </table:table-cell>
              <table:table-cell office:value-type="float" office:value="375.210000000011">
                <text:p>375.210000000011</text:p>
              </table:table-cell>
              <table:table-cell office:value-type="float" office:value="13.2780309600771">
                <text:p>13.2780309600771</text:p>
              </table:table-cell>
            </table:table-row>
            <table:table-row>
              <table:table-cell office:value-type="string">
                <text:p>432</text:p>
              </table:table-cell>
              <table:table-cell office:value-type="float" office:value="373.757000000011">
                <text:p>373.757000000011</text:p>
              </table:table-cell>
              <table:table-cell office:value-type="float" office:value="13.1452506504763">
                <text:p>13.1452506504763</text:p>
              </table:table-cell>
            </table:table-row>
            <table:table-row>
              <table:table-cell office:value-type="string">
                <text:p>433</text:p>
              </table:table-cell>
              <table:table-cell office:value-type="float" office:value="372.304000000011">
                <text:p>372.304000000011</text:p>
              </table:table-cell>
              <table:table-cell office:value-type="float" office:value="13.0137981439716">
                <text:p>13.0137981439716</text:p>
              </table:table-cell>
            </table:table-row>
            <table:table-row>
              <table:table-cell office:value-type="string">
                <text:p>434</text:p>
              </table:table-cell>
              <table:table-cell office:value-type="float" office:value="370.851000000011">
                <text:p>370.851000000011</text:p>
              </table:table-cell>
              <table:table-cell office:value-type="float" office:value="12.8836601625318">
                <text:p>12.8836601625318</text:p>
              </table:table-cell>
            </table:table-row>
            <table:table-row>
              <table:table-cell office:value-type="string">
                <text:p>435</text:p>
              </table:table-cell>
              <table:table-cell office:value-type="float" office:value="369.398000000011">
                <text:p>369.398000000011</text:p>
              </table:table-cell>
              <table:table-cell office:value-type="float" office:value="12.7548235609065">
                <text:p>12.7548235609065</text:p>
              </table:table-cell>
            </table:table-row>
            <table:table-row>
              <table:table-cell office:value-type="string">
                <text:p>436</text:p>
              </table:table-cell>
              <table:table-cell office:value-type="float" office:value="367.945000000011">
                <text:p>367.945000000011</text:p>
              </table:table-cell>
              <table:table-cell office:value-type="float" office:value="12.6272753252975">
                <text:p>12.6272753252975</text:p>
              </table:table-cell>
            </table:table-row>
            <table:table-row>
              <table:table-cell office:value-type="string">
                <text:p>437</text:p>
              </table:table-cell>
              <table:table-cell office:value-type="float" office:value="366.492000000011">
                <text:p>366.492000000011</text:p>
              </table:table-cell>
              <table:table-cell office:value-type="float" office:value="12.5010025720445">
                <text:p>12.5010025720445</text:p>
              </table:table-cell>
            </table:table-row>
            <table:table-row>
              <table:table-cell office:value-type="string">
                <text:p>438</text:p>
              </table:table-cell>
              <table:table-cell office:value-type="float" office:value="365.039000000011">
                <text:p>365.039000000011</text:p>
              </table:table-cell>
              <table:table-cell office:value-type="float" office:value="12.375992546324">
                <text:p>12.375992546324</text:p>
              </table:table-cell>
            </table:table-row>
            <table:table-row>
              <table:table-cell office:value-type="string">
                <text:p>439</text:p>
              </table:table-cell>
              <table:table-cell office:value-type="float" office:value="363.586000000011">
                <text:p>363.586000000011</text:p>
              </table:table-cell>
              <table:table-cell office:value-type="float" office:value="12.2522326208608">
                <text:p>12.2522326208608</text:p>
              </table:table-cell>
            </table:table-row>
            <table:table-row>
              <table:table-cell office:value-type="string">
                <text:p>440</text:p>
              </table:table-cell>
              <table:table-cell office:value-type="float" office:value="362.133000000011">
                <text:p>362.133000000011</text:p>
              </table:table-cell>
              <table:table-cell office:value-type="float" office:value="12.1297102946522">
                <text:p>12.1297102946522</text:p>
              </table:table-cell>
            </table:table-row>
            <table:table-row>
              <table:table-cell office:value-type="string">
                <text:p>441</text:p>
              </table:table-cell>
              <table:table-cell office:value-type="float" office:value="360.680000000011">
                <text:p>360.680000000011</text:p>
              </table:table-cell>
              <table:table-cell office:value-type="float" office:value="12.0084131917057">
                <text:p>12.0084131917057</text:p>
              </table:table-cell>
            </table:table-row>
            <table:table-row>
              <table:table-cell office:value-type="string">
                <text:p>442</text:p>
              </table:table-cell>
              <table:table-cell office:value-type="float" office:value="359.227000000011">
                <text:p>359.227000000011</text:p>
              </table:table-cell>
              <table:table-cell office:value-type="float" office:value="11.8883290597886">
                <text:p>11.8883290597886</text:p>
              </table:table-cell>
            </table:table-row>
            <table:table-row>
              <table:table-cell office:value-type="string">
                <text:p>443</text:p>
              </table:table-cell>
              <table:table-cell office:value-type="float" office:value="357.774000000011">
                <text:p>357.774000000011</text:p>
              </table:table-cell>
              <table:table-cell office:value-type="float" office:value="11.7694457691907">
                <text:p>11.7694457691907</text:p>
              </table:table-cell>
            </table:table-row>
            <table:table-row>
              <table:table-cell office:value-type="string">
                <text:p>444</text:p>
              </table:table-cell>
              <table:table-cell office:value-type="float" office:value="356.321000000011">
                <text:p>356.321000000011</text:p>
              </table:table-cell>
              <table:table-cell office:value-type="float" office:value="11.6517513114988">
                <text:p>11.6517513114988</text:p>
              </table:table-cell>
            </table:table-row>
            <table:table-row>
              <table:table-cell office:value-type="string">
                <text:p>445</text:p>
              </table:table-cell>
              <table:table-cell office:value-type="float" office:value="354.868000000011">
                <text:p>354.868000000011</text:p>
              </table:table-cell>
              <table:table-cell office:value-type="float" office:value="11.5352337983838">
                <text:p>11.5352337983838</text:p>
              </table:table-cell>
            </table:table-row>
            <table:table-row>
              <table:table-cell office:value-type="string">
                <text:p>446</text:p>
              </table:table-cell>
              <table:table-cell office:value-type="float" office:value="353.415000000011">
                <text:p>353.415000000011</text:p>
              </table:table-cell>
              <table:table-cell office:value-type="float" office:value="11.4198814604">
                <text:p>11.4198814604</text:p>
              </table:table-cell>
            </table:table-row>
            <table:table-row>
              <table:table-cell office:value-type="string">
                <text:p>447</text:p>
              </table:table-cell>
              <table:table-cell office:value-type="float" office:value="351.962000000011">
                <text:p>351.962000000011</text:p>
              </table:table-cell>
              <table:table-cell office:value-type="float" office:value="11.305682645796">
                <text:p>11.305682645796</text:p>
              </table:table-cell>
            </table:table-row>
            <table:table-row>
              <table:table-cell office:value-type="string">
                <text:p>448</text:p>
              </table:table-cell>
              <table:table-cell office:value-type="float" office:value="350.509000000011">
                <text:p>350.509000000011</text:p>
              </table:table-cell>
              <table:table-cell office:value-type="float" office:value="11.192625819338">
                <text:p>11.192625819338</text:p>
              </table:table-cell>
            </table:table-row>
            <table:table-row>
              <table:table-cell office:value-type="string">
                <text:p>449</text:p>
              </table:table-cell>
              <table:table-cell office:value-type="float" office:value="349.056000000011">
                <text:p>349.056000000011</text:p>
              </table:table-cell>
              <table:table-cell office:value-type="float" office:value="11.0806995611446">
                <text:p>11.0806995611446</text:p>
              </table:table-cell>
            </table:table-row>
            <table:table-row>
              <table:table-cell office:value-type="string">
                <text:p>450</text:p>
              </table:table-cell>
              <table:table-cell office:value-type="float" office:value="347.603000000011">
                <text:p>347.603000000011</text:p>
              </table:table-cell>
              <table:table-cell office:value-type="float" office:value="10.9698925655332">
                <text:p>10.9698925655332</text:p>
              </table:table-cell>
            </table:table-row>
            <table:table-row>
              <table:table-cell office:value-type="string">
                <text:p>451</text:p>
              </table:table-cell>
              <table:table-cell office:value-type="float" office:value="346.150000000011">
                <text:p>346.150000000011</text:p>
              </table:table-cell>
              <table:table-cell office:value-type="float" office:value="10.8601936398779">
                <text:p>10.8601936398779</text:p>
              </table:table-cell>
            </table:table-row>
            <table:table-row>
              <table:table-cell office:value-type="string">
                <text:p>452</text:p>
              </table:table-cell>
              <table:table-cell office:value-type="float" office:value="344.697000000012">
                <text:p>344.697000000012</text:p>
              </table:table-cell>
              <table:table-cell office:value-type="float" office:value="10.7515917034791">
                <text:p>10.7515917034791</text:p>
              </table:table-cell>
            </table:table-row>
            <table:table-row>
              <table:table-cell office:value-type="string">
                <text:p>453</text:p>
              </table:table-cell>
              <table:table-cell office:value-type="float" office:value="343.244000000012">
                <text:p>343.244000000012</text:p>
              </table:table-cell>
              <table:table-cell office:value-type="float" office:value="10.6440757864443">
                <text:p>10.6440757864443</text:p>
              </table:table-cell>
            </table:table-row>
            <table:table-row>
              <table:table-cell office:value-type="string">
                <text:p>454</text:p>
              </table:table-cell>
              <table:table-cell office:value-type="float" office:value="341.791000000012">
                <text:p>341.791000000012</text:p>
              </table:table-cell>
              <table:table-cell office:value-type="float" office:value="10.5376350285799">
                <text:p>10.5376350285799</text:p>
              </table:table-cell>
            </table:table-row>
            <table:table-row>
              <table:table-cell office:value-type="string">
                <text:p>455</text:p>
              </table:table-cell>
              <table:table-cell office:value-type="float" office:value="340.338000000012">
                <text:p>340.338000000012</text:p>
              </table:table-cell>
              <table:table-cell office:value-type="float" office:value="10.4322586782941">
                <text:p>10.4322586782941</text:p>
              </table:table-cell>
            </table:table-row>
            <table:table-row>
              <table:table-cell office:value-type="string">
                <text:p>456</text:p>
              </table:table-cell>
              <table:table-cell office:value-type="float" office:value="338.885000000012">
                <text:p>338.885000000012</text:p>
              </table:table-cell>
              <table:table-cell office:value-type="float" office:value="10.3279360915111">
                <text:p>10.3279360915111</text:p>
              </table:table-cell>
            </table:table-row>
            <table:table-row>
              <table:table-cell office:value-type="string">
                <text:p>457</text:p>
              </table:table-cell>
              <table:table-cell office:value-type="float" office:value="337.432000000012">
                <text:p>337.432000000012</text:p>
              </table:table-cell>
              <table:table-cell office:value-type="float" office:value="10.224656730596">
                <text:p>10.224656730596</text:p>
              </table:table-cell>
            </table:table-row>
            <table:table-row>
              <table:table-cell office:value-type="string">
                <text:p>458</text:p>
              </table:table-cell>
              <table:table-cell office:value-type="float" office:value="335.979000000012">
                <text:p>335.979000000012</text:p>
              </table:table-cell>
              <table:table-cell office:value-type="float" office:value="10.12241016329">
                <text:p>10.12241016329</text:p>
              </table:table-cell>
            </table:table-row>
            <table:table-row>
              <table:table-cell office:value-type="string">
                <text:p>459</text:p>
              </table:table-cell>
              <table:table-cell office:value-type="float" office:value="334.526000000012">
                <text:p>334.526000000012</text:p>
              </table:table-cell>
              <table:table-cell office:value-type="float" office:value="10.0211860616571">
                <text:p>10.0211860616571</text:p>
              </table:table-cell>
            </table:table-row>
            <table:table-row>
              <table:table-cell office:value-type="string">
                <text:p>460</text:p>
              </table:table-cell>
              <table:table-cell office:value-type="float" office:value="333.073000000012">
                <text:p>333.073000000012</text:p>
              </table:table-cell>
              <table:table-cell office:value-type="float" office:value="9.92097420104057">
                <text:p>9.92097420104057</text:p>
              </table:table-cell>
            </table:table-row>
            <table:table-row>
              <table:table-cell office:value-type="string">
                <text:p>461</text:p>
              </table:table-cell>
              <table:table-cell office:value-type="float" office:value="331.620000000012">
                <text:p>331.620000000012</text:p>
              </table:table-cell>
              <table:table-cell office:value-type="float" office:value="9.82176445903017">
                <text:p>9.82176445903017</text:p>
              </table:table-cell>
            </table:table-row>
            <table:table-row>
              <table:table-cell office:value-type="string">
                <text:p>462</text:p>
              </table:table-cell>
              <table:table-cell office:value-type="float" office:value="330.167000000012">
                <text:p>330.167000000012</text:p>
              </table:table-cell>
              <table:table-cell office:value-type="float" office:value="9.72354681443987">
                <text:p>9.72354681443987</text:p>
              </table:table-cell>
            </table:table-row>
            <table:table-row>
              <table:table-cell office:value-type="string">
                <text:p>463</text:p>
              </table:table-cell>
              <table:table-cell office:value-type="float" office:value="328.714000000012">
                <text:p>328.714000000012</text:p>
              </table:table-cell>
              <table:table-cell office:value-type="float" office:value="9.62631134629547">
                <text:p>9.62631134629547</text:p>
              </table:table-cell>
            </table:table-row>
            <table:table-row>
              <table:table-cell office:value-type="string">
                <text:p>464</text:p>
              </table:table-cell>
              <table:table-cell office:value-type="float" office:value="327.261000000012">
                <text:p>327.261000000012</text:p>
              </table:table-cell>
              <table:table-cell office:value-type="float" office:value="9.53004823283251">
                <text:p>9.53004823283251</text:p>
              </table:table-cell>
            </table:table-row>
            <table:table-row>
              <table:table-cell office:value-type="string">
                <text:p>465</text:p>
              </table:table-cell>
              <table:table-cell office:value-type="float" office:value="325.808000000012">
                <text:p>325.808000000012</text:p>
              </table:table-cell>
              <table:table-cell office:value-type="float" office:value="9.43474775050419">
                <text:p>9.43474775050419</text:p>
              </table:table-cell>
            </table:table-row>
            <table:table-row>
              <table:table-cell office:value-type="string">
                <text:p>466</text:p>
              </table:table-cell>
              <table:table-cell office:value-type="float" office:value="324.355000000012">
                <text:p>324.355000000012</text:p>
              </table:table-cell>
              <table:table-cell office:value-type="float" office:value="9.34040027299915">
                <text:p>9.34040027299915</text:p>
              </table:table-cell>
            </table:table-row>
            <table:table-row>
              <table:table-cell office:value-type="string">
                <text:p>467</text:p>
              </table:table-cell>
              <table:table-cell office:value-type="float" office:value="322.902000000012">
                <text:p>322.902000000012</text:p>
              </table:table-cell>
              <table:table-cell office:value-type="float" office:value="9.24699627026915">
                <text:p>9.24699627026915</text:p>
              </table:table-cell>
            </table:table-row>
            <table:table-row>
              <table:table-cell office:value-type="string">
                <text:p>468</text:p>
              </table:table-cell>
              <table:table-cell office:value-type="float" office:value="321.449000000012">
                <text:p>321.449000000012</text:p>
              </table:table-cell>
              <table:table-cell office:value-type="float" office:value="9.15452630756646">
                <text:p>9.15452630756646</text:p>
              </table:table-cell>
            </table:table-row>
            <table:table-row>
              <table:table-cell office:value-type="string">
                <text:p>469</text:p>
              </table:table-cell>
              <table:table-cell office:value-type="float" office:value="319.996000000012">
                <text:p>319.996000000012</text:p>
              </table:table-cell>
              <table:table-cell office:value-type="float" office:value="9.0629810444908">
                <text:p>9.0629810444908</text:p>
              </table:table-cell>
            </table:table-row>
            <table:table-row>
              <table:table-cell office:value-type="string">
                <text:p>470</text:p>
              </table:table-cell>
              <table:table-cell office:value-type="float" office:value="318.543000000012">
                <text:p>318.543000000012</text:p>
              </table:table-cell>
              <table:table-cell office:value-type="float" office:value="8.97235123404589">
                <text:p>8.97235123404589</text:p>
              </table:table-cell>
            </table:table-row>
            <table:table-row>
              <table:table-cell office:value-type="string">
                <text:p>471</text:p>
              </table:table-cell>
              <table:table-cell office:value-type="float" office:value="317.090000000012">
                <text:p>317.090000000012</text:p>
              </table:table-cell>
              <table:table-cell office:value-type="float" office:value="8.88262772170543">
                <text:p>8.88262772170543</text:p>
              </table:table-cell>
            </table:table-row>
            <table:table-row>
              <table:table-cell office:value-type="string">
                <text:p>472</text:p>
              </table:table-cell>
              <table:table-cell office:value-type="float" office:value="315.637000000012">
                <text:p>315.637000000012</text:p>
              </table:table-cell>
              <table:table-cell office:value-type="float" office:value="8.79380144448838">
                <text:p>8.79380144448838</text:p>
              </table:table-cell>
            </table:table-row>
            <table:table-row>
              <table:table-cell office:value-type="string">
                <text:p>473</text:p>
              </table:table-cell>
              <table:table-cell office:value-type="float" office:value="314.184000000012">
                <text:p>314.184000000012</text:p>
              </table:table-cell>
              <table:table-cell office:value-type="float" office:value="8.70586343004349">
                <text:p>8.70586343004349</text:p>
              </table:table-cell>
            </table:table-row>
            <table:table-row>
              <table:table-cell office:value-type="string">
                <text:p>474</text:p>
              </table:table-cell>
              <table:table-cell office:value-type="float" office:value="312.731000000012">
                <text:p>312.731000000012</text:p>
              </table:table-cell>
              <table:table-cell office:value-type="float" office:value="8.61880479574306">
                <text:p>8.61880479574306</text:p>
              </table:table-cell>
            </table:table-row>
            <table:table-row>
              <table:table-cell office:value-type="string">
                <text:p>475</text:p>
              </table:table-cell>
              <table:table-cell office:value-type="float" office:value="311.278000000012">
                <text:p>311.278000000012</text:p>
              </table:table-cell>
              <table:table-cell office:value-type="float" office:value="8.53261674778563">
                <text:p>8.53261674778563</text:p>
              </table:table-cell>
            </table:table-row>
            <table:table-row>
              <table:table-cell office:value-type="string">
                <text:p>476</text:p>
              </table:table-cell>
              <table:table-cell office:value-type="float" office:value="309.825000000012">
                <text:p>309.825000000012</text:p>
              </table:table-cell>
              <table:table-cell office:value-type="float" office:value="8.44729058030777">
                <text:p>8.44729058030777</text:p>
              </table:table-cell>
            </table:table-row>
            <table:table-row>
              <table:table-cell office:value-type="string">
                <text:p>477</text:p>
              </table:table-cell>
              <table:table-cell office:value-type="float" office:value="308.372000000012">
                <text:p>308.372000000012</text:p>
              </table:table-cell>
              <table:table-cell office:value-type="float" office:value="8.36281767450469">
                <text:p>8.36281767450469</text:p>
              </table:table-cell>
            </table:table-row>
            <table:table-row>
              <table:table-cell office:value-type="string">
                <text:p>478</text:p>
              </table:table-cell>
              <table:table-cell office:value-type="float" office:value="306.919000000012">
                <text:p>306.919000000012</text:p>
              </table:table-cell>
              <table:table-cell office:value-type="float" office:value="8.27918949775965">
                <text:p>8.27918949775965</text:p>
              </table:table-cell>
            </table:table-row>
            <table:table-row>
              <table:table-cell office:value-type="string">
                <text:p>479</text:p>
              </table:table-cell>
              <table:table-cell office:value-type="float" office:value="305.466000000012">
                <text:p>305.466000000012</text:p>
              </table:table-cell>
              <table:table-cell office:value-type="float" office:value="8.19639760278205">
                <text:p>8.19639760278205</text:p>
              </table:table-cell>
            </table:table-row>
            <table:table-row>
              <table:table-cell office:value-type="string">
                <text:p>480</text:p>
              </table:table-cell>
              <table:table-cell office:value-type="float" office:value="304.013000000012">
                <text:p>304.013000000012</text:p>
              </table:table-cell>
              <table:table-cell office:value-type="float" office:value="8.11443362675423">
                <text:p>8.11443362675423</text:p>
              </table:table-cell>
            </table:table-row>
            <table:table-row>
              <table:table-cell office:value-type="string">
                <text:p>481</text:p>
              </table:table-cell>
              <table:table-cell office:value-type="float" office:value="302.560000000012">
                <text:p>302.560000000012</text:p>
              </table:table-cell>
              <table:table-cell office:value-type="float" office:value="8.03328929048669">
                <text:p>8.03328929048669</text:p>
              </table:table-cell>
            </table:table-row>
            <table:table-row>
              <table:table-cell office:value-type="string">
                <text:p>482</text:p>
              </table:table-cell>
              <table:table-cell office:value-type="float" office:value="301.107000000012">
                <text:p>301.107000000012</text:p>
              </table:table-cell>
              <table:table-cell office:value-type="float" office:value="7.95295639758182">
                <text:p>7.95295639758182</text:p>
              </table:table-cell>
            </table:table-row>
            <table:table-row>
              <table:table-cell office:value-type="string">
                <text:p>483</text:p>
              </table:table-cell>
              <table:table-cell office:value-type="float" office:value="299.654000000012">
                <text:p>299.654000000012</text:p>
              </table:table-cell>
              <table:table-cell office:value-type="float" office:value="7.873426833606">
                <text:p>7.873426833606</text:p>
              </table:table-cell>
            </table:table-row>
            <table:table-row>
              <table:table-cell office:value-type="string">
                <text:p>484</text:p>
              </table:table-cell>
              <table:table-cell office:value-type="float" office:value="298.201000000012">
                <text:p>298.201000000012</text:p>
              </table:table-cell>
              <table:table-cell office:value-type="float" office:value="7.79469256526994">
                <text:p>7.79469256526994</text:p>
              </table:table-cell>
            </table:table-row>
            <table:table-row>
              <table:table-cell office:value-type="string">
                <text:p>485</text:p>
              </table:table-cell>
              <table:table-cell office:value-type="float" office:value="296.748000000012">
                <text:p>296.748000000012</text:p>
              </table:table-cell>
              <table:table-cell office:value-type="float" office:value="7.71674563961725">
                <text:p>7.71674563961725</text:p>
              </table:table-cell>
            </table:table-row>
            <table:table-row>
              <table:table-cell office:value-type="string">
                <text:p>486</text:p>
              </table:table-cell>
              <table:table-cell office:value-type="float" office:value="295.295000000012">
                <text:p>295.295000000012</text:p>
              </table:table-cell>
              <table:table-cell office:value-type="float" office:value="7.63957818322107">
                <text:p>7.63957818322107</text:p>
              </table:table-cell>
            </table:table-row>
            <table:table-row>
              <table:table-cell office:value-type="string">
                <text:p>487</text:p>
              </table:table-cell>
              <table:table-cell office:value-type="float" office:value="293.842000000012">
                <text:p>293.842000000012</text:p>
              </table:table-cell>
              <table:table-cell office:value-type="float" office:value="7.56318240138886">
                <text:p>7.56318240138886</text:p>
              </table:table-cell>
            </table:table-row>
            <table:table-row>
              <table:table-cell office:value-type="string">
                <text:p>488</text:p>
              </table:table-cell>
              <table:table-cell office:value-type="float" office:value="292.389000000012">
                <text:p>292.389000000012</text:p>
              </table:table-cell>
              <table:table-cell office:value-type="float" office:value="7.48755057737497">
                <text:p>7.48755057737497</text:p>
              </table:table-cell>
            </table:table-row>
            <table:table-row>
              <table:table-cell office:value-type="string">
                <text:p>489</text:p>
              </table:table-cell>
              <table:table-cell office:value-type="float" office:value="290.936000000012">
                <text:p>290.936000000012</text:p>
              </table:table-cell>
              <table:table-cell office:value-type="float" office:value="7.41267507160122">
                <text:p>7.41267507160122</text:p>
              </table:table-cell>
            </table:table-row>
            <table:table-row>
              <table:table-cell office:value-type="string">
                <text:p>490</text:p>
              </table:table-cell>
              <table:table-cell office:value-type="float" office:value="289.483000000012">
                <text:p>289.483000000012</text:p>
              </table:table-cell>
              <table:table-cell office:value-type="float" office:value="7.33854832088521">
                <text:p>7.33854832088521</text:p>
              </table:table-cell>
            </table:table-row>
            <table:table-row>
              <table:table-cell office:value-type="string">
                <text:p>491</text:p>
              </table:table-cell>
              <table:table-cell office:value-type="float" office:value="288.030000000013">
                <text:p>288.030000000013</text:p>
              </table:table-cell>
              <table:table-cell office:value-type="float" office:value="7.26516283767636">
                <text:p>7.26516283767636</text:p>
              </table:table-cell>
            </table:table-row>
            <table:table-row>
              <table:table-cell office:value-type="string">
                <text:p>492</text:p>
              </table:table-cell>
              <table:table-cell office:value-type="float" office:value="286.577000000013">
                <text:p>286.577000000013</text:p>
              </table:table-cell>
              <table:table-cell office:value-type="float" office:value="7.19251120929959">
                <text:p>7.19251120929959</text:p>
              </table:table-cell>
            </table:table-row>
            <table:table-row>
              <table:table-cell office:value-type="string">
                <text:p>493</text:p>
              </table:table-cell>
              <table:table-cell office:value-type="float" office:value="285.124000000013">
                <text:p>285.124000000013</text:p>
              </table:table-cell>
              <table:table-cell office:value-type="float" office:value="7.1205860972066">
                <text:p>7.1205860972066</text:p>
              </table:table-cell>
            </table:table-row>
            <table:table-row>
              <table:table-cell office:value-type="string">
                <text:p>494</text:p>
              </table:table-cell>
              <table:table-cell office:value-type="float" office:value="283.671000000013">
                <text:p>283.671000000013</text:p>
              </table:table-cell>
              <table:table-cell office:value-type="float" office:value="7.04938023623453">
                <text:p>7.04938023623453</text:p>
              </table:table-cell>
            </table:table-row>
            <table:table-row>
              <table:table-cell office:value-type="string">
                <text:p>495</text:p>
              </table:table-cell>
              <table:table-cell office:value-type="float" office:value="282.218000000013">
                <text:p>282.218000000013</text:p>
              </table:table-cell>
              <table:table-cell office:value-type="float" office:value="6.97888643387219">
                <text:p>6.97888643387219</text:p>
              </table:table-cell>
            </table:table-row>
            <table:table-row>
              <table:table-cell office:value-type="string">
                <text:p>496</text:p>
              </table:table-cell>
              <table:table-cell office:value-type="float" office:value="280.765000000013">
                <text:p>280.765000000013</text:p>
              </table:table-cell>
              <table:table-cell office:value-type="float" office:value="6.90909756953347">
                <text:p>6.90909756953347</text:p>
              </table:table-cell>
            </table:table-row>
            <table:table-row>
              <table:table-cell office:value-type="string">
                <text:p>497</text:p>
              </table:table-cell>
              <table:table-cell office:value-type="float" office:value="279.312000000013">
                <text:p>279.312000000013</text:p>
              </table:table-cell>
              <table:table-cell office:value-type="float" office:value="6.84000659383813">
                <text:p>6.84000659383813</text:p>
              </table:table-cell>
            </table:table-row>
            <table:table-row>
              <table:table-cell office:value-type="string">
                <text:p>498</text:p>
              </table:table-cell>
              <table:table-cell office:value-type="float" office:value="277.859000000013">
                <text:p>277.859000000013</text:p>
              </table:table-cell>
              <table:table-cell office:value-type="float" office:value="6.77160652789975">
                <text:p>6.77160652789975</text:p>
              </table:table-cell>
            </table:table-row>
            <table:table-row>
              <table:table-cell office:value-type="string">
                <text:p>499</text:p>
              </table:table-cell>
              <table:table-cell office:value-type="float" office:value="276.406000000013">
                <text:p>276.406000000013</text:p>
              </table:table-cell>
              <table:table-cell office:value-type="float" office:value="6.70389046262075">
                <text:p>6.70389046262075</text:p>
              </table:table-cell>
            </table:table-row>
            <table:table-row>
              <table:table-cell office:value-type="string">
                <text:p>500</text:p>
              </table:table-cell>
              <table:table-cell office:value-type="float" office:value="274.953000000013">
                <text:p>274.953000000013</text:p>
              </table:table-cell>
              <table:table-cell office:value-type="float" office:value="6.63685155799454">
                <text:p>6.63685155799454</text:p>
              </table:table-cell>
            </table:table-row>
            <table:table-row>
              <table:table-cell office:value-type="string">
                <text:p>501</text:p>
              </table:table-cell>
              <table:table-cell office:value-type="float" office:value="273.500000000013">
                <text:p>273.500000000013</text:p>
              </table:table-cell>
              <table:table-cell office:value-type="float" office:value="6.5704830424146">
                <text:p>6.5704830424146</text:p>
              </table:table-cell>
            </table:table-row>
            <table:table-row>
              <table:table-cell office:value-type="string">
                <text:p>502</text:p>
              </table:table-cell>
              <table:table-cell office:value-type="float" office:value="272.047000000013">
                <text:p>272.047000000013</text:p>
              </table:table-cell>
              <table:table-cell office:value-type="float" office:value="6.50477821199045">
                <text:p>6.50477821199045</text:p>
              </table:table-cell>
            </table:table-row>
            <table:table-row>
              <table:table-cell office:value-type="string">
                <text:p>503</text:p>
              </table:table-cell>
              <table:table-cell office:value-type="float" office:value="270.594000000013">
                <text:p>270.594000000013</text:p>
              </table:table-cell>
              <table:table-cell office:value-type="float" office:value="6.43973042987055">
                <text:p>6.43973042987055</text:p>
              </table:table-cell>
            </table:table-row>
            <table:table-row>
              <table:table-cell office:value-type="string">
                <text:p>504</text:p>
              </table:table-cell>
              <table:table-cell office:value-type="float" office:value="269.141000000013">
                <text:p>269.141000000013</text:p>
              </table:table-cell>
              <table:table-cell office:value-type="float" office:value="6.37533312557184">
                <text:p>6.37533312557184</text:p>
              </table:table-cell>
            </table:table-row>
            <table:table-row>
              <table:table-cell office:value-type="string">
                <text:p>505</text:p>
              </table:table-cell>
              <table:table-cell office:value-type="float" office:value="267.688000000013">
                <text:p>267.688000000013</text:p>
              </table:table-cell>
              <table:table-cell office:value-type="float" office:value="6.31157979431612">
                <text:p>6.31157979431612</text:p>
              </table:table-cell>
            </table:table-row>
            <table:table-row>
              <table:table-cell office:value-type="string">
                <text:p>506</text:p>
              </table:table-cell>
              <table:table-cell office:value-type="float" office:value="266.235000000013">
                <text:p>266.235000000013</text:p>
              </table:table-cell>
              <table:table-cell office:value-type="float" office:value="6.24846399637296">
                <text:p>6.24846399637296</text:p>
              </table:table-cell>
            </table:table-row>
            <table:table-row>
              <table:table-cell office:value-type="string">
                <text:p>507</text:p>
              </table:table-cell>
              <table:table-cell office:value-type="float" office:value="264.782000000013">
                <text:p>264.782000000013</text:p>
              </table:table-cell>
              <table:table-cell office:value-type="float" office:value="6.18597935640923">
                <text:p>6.18597935640923</text:p>
              </table:table-cell>
            </table:table-row>
            <table:table-row>
              <table:table-cell office:value-type="string">
                <text:p>508</text:p>
              </table:table-cell>
              <table:table-cell office:value-type="float" office:value="263.329000000013">
                <text:p>263.329000000013</text:p>
              </table:table-cell>
              <table:table-cell office:value-type="float" office:value="6.12411956284514">
                <text:p>6.12411956284514</text:p>
              </table:table-cell>
            </table:table-row>
            <table:table-row>
              <table:table-cell office:value-type="string">
                <text:p>509</text:p>
              </table:table-cell>
              <table:table-cell office:value-type="float" office:value="261.876000000013">
                <text:p>261.876000000013</text:p>
              </table:table-cell>
              <table:table-cell office:value-type="float" office:value="6.06287836721669">
                <text:p>6.06287836721669</text:p>
              </table:table-cell>
            </table:table-row>
            <table:table-row>
              <table:table-cell office:value-type="string">
                <text:p>510</text:p>
              </table:table-cell>
              <table:table-cell office:value-type="float" office:value="260.423000000013">
                <text:p>260.423000000013</text:p>
              </table:table-cell>
              <table:table-cell office:value-type="float" office:value="6.00224958354452">
                <text:p>6.00224958354452</text:p>
              </table:table-cell>
            </table:table-row>
            <table:table-row>
              <table:table-cell office:value-type="string">
                <text:p>511</text:p>
              </table:table-cell>
              <table:table-cell office:value-type="float" office:value="258.970000000013">
                <text:p>258.970000000013</text:p>
              </table:table-cell>
              <table:table-cell office:value-type="float" office:value="5.94222708770908">
                <text:p>5.94222708770908</text:p>
              </table:table-cell>
            </table:table-row>
            <table:table-row>
              <table:table-cell office:value-type="string">
                <text:p>512</text:p>
              </table:table-cell>
              <table:table-cell office:value-type="float" office:value="257.517000000013">
                <text:p>257.517000000013</text:p>
              </table:table-cell>
              <table:table-cell office:value-type="float" office:value="5.88280481683199">
                <text:p>5.88280481683199</text:p>
              </table:table-cell>
            </table:table-row>
            <table:table-row>
              <table:table-cell office:value-type="string">
                <text:p>513</text:p>
              </table:table-cell>
              <table:table-cell office:value-type="float" office:value="256.064000000013">
                <text:p>256.064000000013</text:p>
              </table:table-cell>
              <table:table-cell office:value-type="float" office:value="5.82397676866367">
                <text:p>5.82397676866367</text:p>
              </table:table-cell>
            </table:table-row>
            <table:table-row>
              <table:table-cell office:value-type="string">
                <text:p>514</text:p>
              </table:table-cell>
              <table:table-cell office:value-type="float" office:value="254.611000000013">
                <text:p>254.611000000013</text:p>
              </table:table-cell>
              <table:table-cell office:value-type="float" office:value="5.76573700097703">
                <text:p>5.76573700097703</text:p>
              </table:table-cell>
            </table:table-row>
            <table:table-row>
              <table:table-cell office:value-type="string">
                <text:p>515</text:p>
              </table:table-cell>
              <table:table-cell office:value-type="float" office:value="253.158000000013">
                <text:p>253.158000000013</text:p>
              </table:table-cell>
              <table:table-cell office:value-type="float" office:value="5.70807963096726">
                <text:p>5.70807963096726</text:p>
              </table:table-cell>
            </table:table-row>
            <table:table-row>
              <table:table-cell office:value-type="string">
                <text:p>516</text:p>
              </table:table-cell>
              <table:table-cell office:value-type="float" office:value="251.705000000013">
                <text:p>251.705000000013</text:p>
              </table:table-cell>
              <table:table-cell office:value-type="float" office:value="5.65099883465759">
                <text:p>5.65099883465759</text:p>
              </table:table-cell>
            </table:table-row>
            <table:table-row>
              <table:table-cell office:value-type="string">
                <text:p>517</text:p>
              </table:table-cell>
              <table:table-cell office:value-type="float" office:value="250.252000000013">
                <text:p>250.252000000013</text:p>
              </table:table-cell>
              <table:table-cell office:value-type="float" office:value="5.59448884631101">
                <text:p>5.59448884631101</text:p>
              </table:table-cell>
            </table:table-row>
            <table:table-row>
              <table:table-cell office:value-type="string">
                <text:p>518</text:p>
              </table:table-cell>
              <table:table-cell office:value-type="float" office:value="248.799000000013">
                <text:p>248.799000000013</text:p>
              </table:table-cell>
              <table:table-cell office:value-type="float" office:value="5.5385439578479">
                <text:p>5.5385439578479</text:p>
              </table:table-cell>
            </table:table-row>
            <table:table-row>
              <table:table-cell office:value-type="string">
                <text:p>519</text:p>
              </table:table-cell>
              <table:table-cell office:value-type="float" office:value="247.346000000013">
                <text:p>247.346000000013</text:p>
              </table:table-cell>
              <table:table-cell office:value-type="float" office:value="5.48315851826942">
                <text:p>5.48315851826942</text:p>
              </table:table-cell>
            </table:table-row>
            <table:table-row>
              <table:table-cell office:value-type="string">
                <text:p>520</text:p>
              </table:table-cell>
              <table:table-cell office:value-type="float" office:value="245.893000000013">
                <text:p>245.893000000013</text:p>
              </table:table-cell>
              <table:table-cell office:value-type="float" office:value="5.42832693308673">
                <text:p>5.42832693308673</text:p>
              </table:table-cell>
            </table:table-row>
            <table:table-row>
              <table:table-cell office:value-type="string">
                <text:p>521</text:p>
              </table:table-cell>
              <table:table-cell office:value-type="float" office:value="244.440000000013">
                <text:p>244.440000000013</text:p>
              </table:table-cell>
              <table:table-cell office:value-type="float" office:value="5.37404366375586">
                <text:p>5.37404366375586</text:p>
              </table:table-cell>
            </table:table-row>
            <table:table-row>
              <table:table-cell office:value-type="string">
                <text:p>522</text:p>
              </table:table-cell>
              <table:table-cell office:value-type="float" office:value="242.987000000013">
                <text:p>242.987000000013</text:p>
              </table:table-cell>
              <table:table-cell office:value-type="float" office:value="5.3203032271183">
                <text:p>5.3203032271183</text:p>
              </table:table-cell>
            </table:table-row>
            <table:table-row>
              <table:table-cell office:value-type="string">
                <text:p>523</text:p>
              </table:table-cell>
              <table:table-cell office:value-type="float" office:value="241.534000000013">
                <text:p>241.534000000013</text:p>
              </table:table-cell>
              <table:table-cell office:value-type="float" office:value="5.26710019484712">
                <text:p>5.26710019484712</text:p>
              </table:table-cell>
            </table:table-row>
            <table:table-row>
              <table:table-cell office:value-type="string">
                <text:p>524</text:p>
              </table:table-cell>
              <table:table-cell office:value-type="float" office:value="240.081000000013">
                <text:p>240.081000000013</text:p>
              </table:table-cell>
              <table:table-cell office:value-type="float" office:value="5.21442919289865">
                <text:p>5.21442919289865</text:p>
              </table:table-cell>
            </table:table-row>
            <table:table-row>
              <table:table-cell office:value-type="string">
                <text:p>525</text:p>
              </table:table-cell>
              <table:table-cell office:value-type="float" office:value="238.628000000013">
                <text:p>238.628000000013</text:p>
              </table:table-cell>
              <table:table-cell office:value-type="float" office:value="5.16228490096966">
                <text:p>5.16228490096966</text:p>
              </table:table-cell>
            </table:table-row>
            <table:table-row>
              <table:table-cell office:value-type="string">
                <text:p>526</text:p>
              </table:table-cell>
              <table:table-cell office:value-type="float" office:value="237.175000000013">
                <text:p>237.175000000013</text:p>
              </table:table-cell>
              <table:table-cell office:value-type="float" office:value="5.11066205195996">
                <text:p>5.11066205195996</text:p>
              </table:table-cell>
            </table:table-row>
            <table:table-row>
              <table:table-cell office:value-type="string">
                <text:p>527</text:p>
              </table:table-cell>
              <table:table-cell office:value-type="float" office:value="235.722000000013">
                <text:p>235.722000000013</text:p>
              </table:table-cell>
              <table:table-cell office:value-type="float" office:value="5.05955543144036">
                <text:p>5.05955543144036</text:p>
              </table:table-cell>
            </table:table-row>
            <table:table-row>
              <table:table-cell office:value-type="string">
                <text:p>528</text:p>
              </table:table-cell>
              <table:table-cell office:value-type="float" office:value="234.269000000013">
                <text:p>234.269000000013</text:p>
              </table:table-cell>
              <table:table-cell office:value-type="float" office:value="5.00895987712596">
                <text:p>5.00895987712596</text:p>
              </table:table-cell>
            </table:table-row>
            <table:table-row>
              <table:table-cell office:value-type="string">
                <text:p>529</text:p>
              </table:table-cell>
              <table:table-cell office:value-type="float" office:value="232.816000000013">
                <text:p>232.816000000013</text:p>
              </table:table-cell>
              <table:table-cell office:value-type="float" office:value="4.9588702783547">
                <text:p>4.9588702783547</text:p>
              </table:table-cell>
            </table:table-row>
            <table:table-row>
              <table:table-cell office:value-type="string">
                <text:p>530</text:p>
              </table:table-cell>
              <table:table-cell office:value-type="float" office:value="231.363000000013">
                <text:p>231.363000000013</text:p>
              </table:table-cell>
              <table:table-cell office:value-type="float" office:value="4.90928157557115">
                <text:p>4.90928157557115</text:p>
              </table:table-cell>
            </table:table-row>
            <table:table-row>
              <table:table-cell office:value-type="string">
                <text:p>531</text:p>
              </table:table-cell>
              <table:table-cell office:value-type="float" office:value="229.910000000013">
                <text:p>229.910000000013</text:p>
              </table:table-cell>
              <table:table-cell office:value-type="float" office:value="4.86018875981544">
                <text:p>4.86018875981544</text:p>
              </table:table-cell>
            </table:table-row>
            <table:table-row>
              <table:table-cell office:value-type="string">
                <text:p>532</text:p>
              </table:table-cell>
              <table:table-cell office:value-type="float" office:value="228.457000000013">
                <text:p>228.457000000013</text:p>
              </table:table-cell>
              <table:table-cell office:value-type="float" office:value="4.81158687221729">
                <text:p>4.81158687221729</text:p>
              </table:table-cell>
            </table:table-row>
            <table:table-row>
              <table:table-cell office:value-type="string">
                <text:p>533</text:p>
              </table:table-cell>
              <table:table-cell office:value-type="float" office:value="227.004000000013">
                <text:p>227.004000000013</text:p>
              </table:table-cell>
              <table:table-cell office:value-type="float" office:value="4.76347100349511">
                <text:p>4.76347100349511</text:p>
              </table:table-cell>
            </table:table-row>
            <table:table-row>
              <table:table-cell office:value-type="string">
                <text:p>534</text:p>
              </table:table-cell>
              <table:table-cell office:value-type="float" office:value="225.551000000013">
                <text:p>225.551000000013</text:p>
              </table:table-cell>
              <table:table-cell office:value-type="float" office:value="4.71583629346016">
                <text:p>4.71583629346016</text:p>
              </table:table-cell>
            </table:table-row>
            <table:table-row>
              <table:table-cell office:value-type="string">
                <text:p>535</text:p>
              </table:table-cell>
              <table:table-cell office:value-type="float" office:value="224.098000000013">
                <text:p>224.098000000013</text:p>
              </table:table-cell>
              <table:table-cell office:value-type="float" office:value="4.66867793052556">
                <text:p>4.66867793052556</text:p>
              </table:table-cell>
            </table:table-row>
            <table:table-row>
              <table:table-cell office:value-type="string">
                <text:p>536</text:p>
              </table:table-cell>
              <table:table-cell office:value-type="float" office:value="222.645000000013">
                <text:p>222.645000000013</text:p>
              </table:table-cell>
              <table:table-cell office:value-type="float" office:value="4.62199115122031">
                <text:p>4.62199115122031</text:p>
              </table:table-cell>
            </table:table-row>
            <table:table-row>
              <table:table-cell office:value-type="string">
                <text:p>537</text:p>
              </table:table-cell>
              <table:table-cell office:value-type="float" office:value="221.192000000013">
                <text:p>221.192000000013</text:p>
              </table:table-cell>
              <table:table-cell office:value-type="float" office:value="4.5757712397081">
                <text:p>4.5757712397081</text:p>
              </table:table-cell>
            </table:table-row>
            <table:table-row>
              <table:table-cell office:value-type="string">
                <text:p>538</text:p>
              </table:table-cell>
              <table:table-cell office:value-type="float" office:value="219.739000000013">
                <text:p>219.739000000013</text:p>
              </table:table-cell>
              <table:table-cell office:value-type="float" office:value="4.53001352731102">
                <text:p>4.53001352731102</text:p>
              </table:table-cell>
            </table:table-row>
            <table:table-row>
              <table:table-cell office:value-type="string">
                <text:p>539</text:p>
              </table:table-cell>
              <table:table-cell office:value-type="float" office:value="218.286000000013">
                <text:p>218.286000000013</text:p>
              </table:table-cell>
              <table:table-cell office:value-type="float" office:value="4.48471339203791">
                <text:p>4.48471339203791</text:p>
              </table:table-cell>
            </table:table-row>
            <table:table-row>
              <table:table-cell office:value-type="string">
                <text:p>540</text:p>
              </table:table-cell>
              <table:table-cell office:value-type="float" office:value="216.833000000013">
                <text:p>216.833000000013</text:p>
              </table:table-cell>
              <table:table-cell office:value-type="float" office:value="4.43986625811753">
                <text:p>4.43986625811753</text:p>
              </table:table-cell>
            </table:table-row>
            <table:table-row>
              <table:table-cell office:value-type="string">
                <text:p>541</text:p>
              </table:table-cell>
              <table:table-cell office:value-type="float" office:value="215.380000000013">
                <text:p>215.380000000013</text:p>
              </table:table-cell>
              <table:table-cell office:value-type="float" office:value="4.39546759553636">
                <text:p>4.39546759553636</text:p>
              </table:table-cell>
            </table:table-row>
            <table:table-row>
              <table:table-cell office:value-type="string">
                <text:p>542</text:p>
              </table:table-cell>
              <table:table-cell office:value-type="float" office:value="213.927000000013">
                <text:p>213.927000000013</text:p>
              </table:table-cell>
              <table:table-cell office:value-type="float" office:value="4.35151291958099">
                <text:p>4.35151291958099</text:p>
              </table:table-cell>
            </table:table-row>
            <table:table-row>
              <table:table-cell office:value-type="string">
                <text:p>543</text:p>
              </table:table-cell>
              <table:table-cell office:value-type="float" office:value="212.474000000013">
                <text:p>212.474000000013</text:p>
              </table:table-cell>
              <table:table-cell office:value-type="float" office:value="4.30799779038518">
                <text:p>4.30799779038518</text:p>
              </table:table-cell>
            </table:table-row>
            <table:table-row>
              <table:table-cell office:value-type="string">
                <text:p>544</text:p>
              </table:table-cell>
              <table:table-cell office:value-type="float" office:value="211.021000000013">
                <text:p>211.021000000013</text:p>
              </table:table-cell>
              <table:table-cell office:value-type="float" office:value="4.26491781248133">
                <text:p>4.26491781248133</text:p>
              </table:table-cell>
            </table:table-row>
            <table:table-row>
              <table:table-cell office:value-type="string">
                <text:p>545</text:p>
              </table:table-cell>
              <table:table-cell office:value-type="float" office:value="209.568000000013">
                <text:p>209.568000000013</text:p>
              </table:table-cell>
              <table:table-cell office:value-type="float" office:value="4.22226863435652">
                <text:p>4.22226863435652</text:p>
              </table:table-cell>
            </table:table-row>
            <table:table-row>
              <table:table-cell office:value-type="string">
                <text:p>546</text:p>
              </table:table-cell>
              <table:table-cell office:value-type="float" office:value="208.115000000013">
                <text:p>208.115000000013</text:p>
              </table:table-cell>
              <table:table-cell office:value-type="float" office:value="4.18004594801295">
                <text:p>4.18004594801295</text:p>
              </table:table-cell>
            </table:table-row>
            <table:table-row>
              <table:table-cell office:value-type="string">
                <text:p>547</text:p>
              </table:table-cell>
              <table:table-cell office:value-type="float" office:value="206.662000000013">
                <text:p>206.662000000013</text:p>
              </table:table-cell>
              <table:table-cell office:value-type="float" office:value="4.13824548853282">
                <text:p>4.13824548853282</text:p>
              </table:table-cell>
            </table:table-row>
            <table:table-row>
              <table:table-cell office:value-type="string">
                <text:p>548</text:p>
              </table:table-cell>
              <table:table-cell office:value-type="float" office:value="205.209000000013">
                <text:p>205.209000000013</text:p>
              </table:table-cell>
              <table:table-cell office:value-type="float" office:value="4.0968630336475">
                <text:p>4.0968630336475</text:p>
              </table:table-cell>
            </table:table-row>
            <table:table-row>
              <table:table-cell office:value-type="string">
                <text:p>549</text:p>
              </table:table-cell>
              <table:table-cell office:value-type="float" office:value="203.756000000013">
                <text:p>203.756000000013</text:p>
              </table:table-cell>
              <table:table-cell office:value-type="float" office:value="4.05589440331102">
                <text:p>4.05589440331102</text:p>
              </table:table-cell>
            </table:table-row>
            <table:table-row>
              <table:table-cell office:value-type="string">
                <text:p>550</text:p>
              </table:table-cell>
              <table:table-cell office:value-type="float" office:value="202.303000000013">
                <text:p>202.303000000013</text:p>
              </table:table-cell>
              <table:table-cell office:value-type="float" office:value="4.01533545927791">
                <text:p>4.01533545927791</text:p>
              </table:table-cell>
            </table:table-row>
            <table:table-row>
              <table:table-cell office:value-type="string">
                <text:p>551</text:p>
              </table:table-cell>
              <table:table-cell office:value-type="float" office:value="200.850000000013">
                <text:p>200.850000000013</text:p>
              </table:table-cell>
              <table:table-cell office:value-type="float" office:value="3.97518210468513">
                <text:p>3.97518210468513</text:p>
              </table:table-cell>
            </table:table-row>
            <table:table-row>
              <table:table-cell office:value-type="string">
                <text:p>552</text:p>
              </table:table-cell>
              <table:table-cell office:value-type="float" office:value="199.397000000013">
                <text:p>199.397000000013</text:p>
              </table:table-cell>
              <table:table-cell office:value-type="float" office:value="3.93543028363828">
                <text:p>3.93543028363828</text:p>
              </table:table-cell>
            </table:table-row>
            <table:table-row>
              <table:table-cell office:value-type="string">
                <text:p>553</text:p>
              </table:table-cell>
              <table:table-cell office:value-type="float" office:value="197.944000000013">
                <text:p>197.944000000013</text:p>
              </table:table-cell>
              <table:table-cell office:value-type="float" office:value="3.8960759808019">
                <text:p>3.8960759808019</text:p>
              </table:table-cell>
            </table:table-row>
            <table:table-row>
              <table:table-cell office:value-type="string">
                <text:p>554</text:p>
              </table:table-cell>
              <table:table-cell office:value-type="float" office:value="196.491000000013">
                <text:p>196.491000000013</text:p>
              </table:table-cell>
              <table:table-cell office:value-type="float" office:value="3.85711522099388">
                <text:p>3.85711522099388</text:p>
              </table:table-cell>
            </table:table-row>
            <table:table-row>
              <table:table-cell office:value-type="string">
                <text:p>555</text:p>
              </table:table-cell>
              <table:table-cell office:value-type="float" office:value="195.038000000013">
                <text:p>195.038000000013</text:p>
              </table:table-cell>
              <table:table-cell office:value-type="float" office:value="3.81854406878394">
                <text:p>3.81854406878394</text:p>
              </table:table-cell>
            </table:table-row>
            <table:table-row>
              <table:table-cell office:value-type="string">
                <text:p>556</text:p>
              </table:table-cell>
              <table:table-cell office:value-type="float" office:value="193.585000000013">
                <text:p>193.585000000013</text:p>
              </table:table-cell>
              <table:table-cell office:value-type="float" office:value="3.7803586280961">
                <text:p>3.7803586280961</text:p>
              </table:table-cell>
            </table:table-row>
            <table:table-row>
              <table:table-cell office:value-type="string">
                <text:p>557</text:p>
              </table:table-cell>
              <table:table-cell office:value-type="float" office:value="192.132000000013">
                <text:p>192.132000000013</text:p>
              </table:table-cell>
              <table:table-cell office:value-type="float" office:value="3.74255504181514">
                <text:p>3.74255504181514</text:p>
              </table:table-cell>
            </table:table-row>
            <table:table-row>
              <table:table-cell office:value-type="string">
                <text:p>558</text:p>
              </table:table-cell>
              <table:table-cell office:value-type="float" office:value="190.679000000013">
                <text:p>190.679000000013</text:p>
              </table:table-cell>
              <table:table-cell office:value-type="float" office:value="3.70512949139699">
                <text:p>3.70512949139699</text:p>
              </table:table-cell>
            </table:table-row>
            <table:table-row>
              <table:table-cell office:value-type="string">
                <text:p>559</text:p>
              </table:table-cell>
              <table:table-cell office:value-type="float" office:value="189.226000000013">
                <text:p>189.226000000013</text:p>
              </table:table-cell>
              <table:table-cell office:value-type="float" office:value="3.66807819648302">
                <text:p>3.66807819648302</text:p>
              </table:table-cell>
            </table:table-row>
            <table:table-row>
              <table:table-cell office:value-type="string">
                <text:p>560</text:p>
              </table:table-cell>
              <table:table-cell office:value-type="float" office:value="187.773000000013">
                <text:p>187.773000000013</text:p>
              </table:table-cell>
              <table:table-cell office:value-type="float" office:value="3.63139741451819">
                <text:p>3.63139741451819</text:p>
              </table:table-cell>
            </table:table-row>
            <table:table-row>
              <table:table-cell office:value-type="string">
                <text:p>561</text:p>
              </table:table-cell>
              <table:table-cell office:value-type="float" office:value="186.320000000013">
                <text:p>186.320000000013</text:p>
              </table:table-cell>
              <table:table-cell office:value-type="float" office:value="3.595083440373">
                <text:p>3.595083440373</text:p>
              </table:table-cell>
            </table:table-row>
            <table:table-row>
              <table:table-cell office:value-type="string">
                <text:p>562</text:p>
              </table:table-cell>
              <table:table-cell office:value-type="float" office:value="184.867000000013">
                <text:p>184.867000000013</text:p>
              </table:table-cell>
              <table:table-cell office:value-type="float" office:value="3.55913260596927">
                <text:p>3.55913260596927</text:p>
              </table:table-cell>
            </table:table-row>
            <table:table-row>
              <table:table-cell office:value-type="string">
                <text:p>563</text:p>
              </table:table-cell>
              <table:table-cell office:value-type="float" office:value="183.414000000013">
                <text:p>183.414000000013</text:p>
              </table:table-cell>
              <table:table-cell office:value-type="float" office:value="3.52354127990958">
                <text:p>3.52354127990958</text:p>
              </table:table-cell>
            </table:table-row>
            <table:table-row>
              <table:table-cell office:value-type="string">
                <text:p>564</text:p>
              </table:table-cell>
              <table:table-cell office:value-type="float" office:value="181.961000000013">
                <text:p>181.961000000013</text:p>
              </table:table-cell>
              <table:table-cell office:value-type="float" office:value="3.48830586711049">
                <text:p>3.48830586711049</text:p>
              </table:table-cell>
            </table:table-row>
            <table:table-row>
              <table:table-cell office:value-type="string">
                <text:p>565</text:p>
              </table:table-cell>
              <table:table-cell office:value-type="float" office:value="180.508000000013">
                <text:p>180.508000000013</text:p>
              </table:table-cell>
              <table:table-cell office:value-type="float" office:value="3.45342280843938">
                <text:p>3.45342280843938</text:p>
              </table:table-cell>
            </table:table-row>
            <table:table-row>
              <table:table-cell office:value-type="string">
                <text:p>566</text:p>
              </table:table-cell>
              <table:table-cell office:value-type="float" office:value="179.055000000013">
                <text:p>179.055000000013</text:p>
              </table:table-cell>
              <table:table-cell office:value-type="float" office:value="3.41888858035499">
                <text:p>3.41888858035499</text:p>
              </table:table-cell>
            </table:table-row>
            <table:table-row>
              <table:table-cell office:value-type="string">
                <text:p>567</text:p>
              </table:table-cell>
              <table:table-cell office:value-type="float" office:value="177.602000000013">
                <text:p>177.602000000013</text:p>
              </table:table-cell>
              <table:table-cell office:value-type="float" office:value="3.38469969455144">
                <text:p>3.38469969455144</text:p>
              </table:table-cell>
            </table:table-row>
            <table:table-row>
              <table:table-cell office:value-type="string">
                <text:p>568</text:p>
              </table:table-cell>
              <table:table-cell office:value-type="float" office:value="176.149000000013">
                <text:p>176.149000000013</text:p>
              </table:table-cell>
              <table:table-cell office:value-type="float" office:value="3.35085269760592">
                <text:p>3.35085269760592</text:p>
              </table:table-cell>
            </table:table-row>
            <table:table-row>
              <table:table-cell office:value-type="string">
                <text:p>569</text:p>
              </table:table-cell>
              <table:table-cell office:value-type="float" office:value="174.696000000013">
                <text:p>174.696000000013</text:p>
              </table:table-cell>
              <table:table-cell office:value-type="float" office:value="3.31734417062986">
                <text:p>3.31734417062986</text:p>
              </table:table-cell>
            </table:table-row>
            <table:table-row>
              <table:table-cell office:value-type="string">
                <text:p>570</text:p>
              </table:table-cell>
              <table:table-cell office:value-type="float" office:value="173.243000000013">
                <text:p>173.243000000013</text:p>
              </table:table-cell>
              <table:table-cell office:value-type="float" office:value="3.28417072892356">
                <text:p>3.28417072892356</text:p>
              </table:table-cell>
            </table:table-row>
            <table:table-row>
              <table:table-cell office:value-type="string">
                <text:p>571</text:p>
              </table:table-cell>
              <table:table-cell office:value-type="float" office:value="171.790000000013">
                <text:p>171.790000000013</text:p>
              </table:table-cell>
              <table:table-cell office:value-type="float" office:value="3.25132902163433">
                <text:p>3.25132902163433</text:p>
              </table:table-cell>
            </table:table-row>
            <table:table-row>
              <table:table-cell office:value-type="string">
                <text:p>572</text:p>
              </table:table-cell>
              <table:table-cell office:value-type="float" office:value="170.337000000013">
                <text:p>170.337000000013</text:p>
              </table:table-cell>
              <table:table-cell office:value-type="float" office:value="3.21881573141799">
                <text:p>3.21881573141799</text:p>
              </table:table-cell>
            </table:table-row>
            <table:table-row>
              <table:table-cell office:value-type="string">
                <text:p>573</text:p>
              </table:table-cell>
              <table:table-cell office:value-type="float" office:value="168.884000000013">
                <text:p>168.884000000013</text:p>
              </table:table-cell>
              <table:table-cell office:value-type="float" office:value="3.18662757410381">
                <text:p>3.18662757410381</text:p>
              </table:table-cell>
            </table:table-row>
            <table:table-row>
              <table:table-cell office:value-type="string">
                <text:p>574</text:p>
              </table:table-cell>
              <table:table-cell office:value-type="float" office:value="167.431000000013">
                <text:p>167.431000000013</text:p>
              </table:table-cell>
              <table:table-cell office:value-type="float" office:value="3.15476129836277">
                <text:p>3.15476129836277</text:p>
              </table:table-cell>
            </table:table-row>
            <table:table-row>
              <table:table-cell office:value-type="string">
                <text:p>575</text:p>
              </table:table-cell>
              <table:table-cell office:value-type="float" office:value="165.978000000013">
                <text:p>165.978000000013</text:p>
              </table:table-cell>
              <table:table-cell office:value-type="float" office:value="3.12321368537914">
                <text:p>3.12321368537914</text:p>
              </table:table-cell>
            </table:table-row>
            <table:table-row>
              <table:table-cell office:value-type="string">
                <text:p>576</text:p>
              </table:table-cell>
              <table:table-cell office:value-type="float" office:value="164.525000000013">
                <text:p>164.525000000013</text:p>
              </table:table-cell>
              <table:table-cell office:value-type="float" office:value="3.09198154852535">
                <text:p>3.09198154852535</text:p>
              </table:table-cell>
            </table:table-row>
            <table:table-row>
              <table:table-cell office:value-type="string">
                <text:p>577</text:p>
              </table:table-cell>
              <table:table-cell office:value-type="float" office:value="163.072000000013">
                <text:p>163.072000000013</text:p>
              </table:table-cell>
              <table:table-cell office:value-type="float" office:value="3.0610617330401">
                <text:p>3.0610617330401</text:p>
              </table:table-cell>
            </table:table-row>
            <table:table-row>
              <table:table-cell office:value-type="string">
                <text:p>578</text:p>
              </table:table-cell>
              <table:table-cell office:value-type="float" office:value="161.619000000013">
                <text:p>161.619000000013</text:p>
              </table:table-cell>
              <table:table-cell office:value-type="float" office:value="3.03045111570969">
                <text:p>3.03045111570969</text:p>
              </table:table-cell>
            </table:table-row>
            <table:table-row>
              <table:table-cell office:value-type="string">
                <text:p>579</text:p>
              </table:table-cell>
              <table:table-cell office:value-type="float" office:value="160.166000000013">
                <text:p>160.166000000013</text:p>
              </table:table-cell>
              <table:table-cell office:value-type="float" office:value="3.0001466045526">
                <text:p>3.0001466045526</text:p>
              </table:table-cell>
            </table:table-row>
            <table:table-row>
              <table:table-cell office:value-type="string">
                <text:p>580</text:p>
              </table:table-cell>
              <table:table-cell office:value-type="float" office:value="158.713000000013">
                <text:p>158.713000000013</text:p>
              </table:table-cell>
              <table:table-cell office:value-type="float" office:value="2.97014513850707">
                <text:p>2.97014513850707</text:p>
              </table:table-cell>
            </table:table-row>
            <table:table-row>
              <table:table-cell office:value-type="string">
                <text:p>581</text:p>
              </table:table-cell>
              <table:table-cell office:value-type="float" office:value="157.260000000013">
                <text:p>157.260000000013</text:p>
              </table:table-cell>
              <table:table-cell office:value-type="float" office:value="2.940443687122">
                <text:p>2.940443687122</text:p>
              </table:table-cell>
            </table:table-row>
            <table:table-row>
              <table:table-cell office:value-type="string">
                <text:p>582</text:p>
              </table:table-cell>
              <table:table-cell office:value-type="float" office:value="155.807000000013">
                <text:p>155.807000000013</text:p>
              </table:table-cell>
              <table:table-cell office:value-type="float" office:value="2.91103925025078">
                <text:p>2.91103925025078</text:p>
              </table:table-cell>
            </table:table-row>
            <table:table-row>
              <table:table-cell office:value-type="string">
                <text:p>583</text:p>
              </table:table-cell>
              <table:table-cell office:value-type="float" office:value="154.354000000013">
                <text:p>154.354000000013</text:p>
              </table:table-cell>
              <table:table-cell office:value-type="float" office:value="2.88192885774827">
                <text:p>2.88192885774827</text:p>
              </table:table-cell>
            </table:table-row>
            <table:table-row>
              <table:table-cell office:value-type="string">
                <text:p>584</text:p>
              </table:table-cell>
              <table:table-cell office:value-type="float" office:value="152.901000000013">
                <text:p>152.901000000013</text:p>
              </table:table-cell>
              <table:table-cell office:value-type="float" office:value="2.85310956917079">
                <text:p>2.85310956917079</text:p>
              </table:table-cell>
            </table:table-row>
            <table:table-row>
              <table:table-cell office:value-type="string">
                <text:p>585</text:p>
              </table:table-cell>
              <table:table-cell office:value-type="float" office:value="151.448000000013">
                <text:p>151.448000000013</text:p>
              </table:table-cell>
              <table:table-cell office:value-type="float" office:value="2.82457847347908">
                <text:p>2.82457847347908</text:p>
              </table:table-cell>
            </table:table-row>
            <table:table-row>
              <table:table-cell office:value-type="string">
                <text:p>586</text:p>
              </table:table-cell>
              <table:table-cell office:value-type="float" office:value="149.995000000013">
                <text:p>149.995000000013</text:p>
              </table:table-cell>
              <table:table-cell office:value-type="float" office:value="2.79633268874429">
                <text:p>2.79633268874429</text:p>
              </table:table-cell>
            </table:table-row>
            <table:table-row>
              <table:table-cell office:value-type="string">
                <text:p>587</text:p>
              </table:table-cell>
              <table:table-cell office:value-type="float" office:value="148.542000000013">
                <text:p>148.542000000013</text:p>
              </table:table-cell>
              <table:table-cell office:value-type="float" office:value="2.76836936185685">
                <text:p>2.76836936185685</text:p>
              </table:table-cell>
            </table:table-row>
            <table:table-row>
              <table:table-cell office:value-type="string">
                <text:p>588</text:p>
              </table:table-cell>
              <table:table-cell office:value-type="float" office:value="147.089000000013">
                <text:p>147.089000000013</text:p>
              </table:table-cell>
              <table:table-cell office:value-type="float" office:value="2.74068566823828">
                <text:p>2.74068566823828</text:p>
              </table:table-cell>
            </table:table-row>
            <table:table-row>
              <table:table-cell office:value-type="string">
                <text:p>589</text:p>
              </table:table-cell>
              <table:table-cell office:value-type="float" office:value="145.636000000013">
                <text:p>145.636000000013</text:p>
              </table:table-cell>
              <table:table-cell office:value-type="float" office:value="2.7132788115559">
                <text:p>2.7132788115559</text:p>
              </table:table-cell>
            </table:table-row>
            <table:table-row>
              <table:table-cell office:value-type="string">
                <text:p>590</text:p>
              </table:table-cell>
              <table:table-cell office:value-type="float" office:value="144.183000000013">
                <text:p>144.183000000013</text:p>
              </table:table-cell>
              <table:table-cell office:value-type="float" office:value="2.68614602344034">
                <text:p>2.68614602344034</text:p>
              </table:table-cell>
            </table:table-row>
            <table:table-row>
              <table:table-cell office:value-type="string">
                <text:p>591</text:p>
              </table:table-cell>
              <table:table-cell office:value-type="float" office:value="142.730000000013">
                <text:p>142.730000000013</text:p>
              </table:table-cell>
              <table:table-cell office:value-type="float" office:value="2.65928456320593">
                <text:p>2.65928456320593</text:p>
              </table:table-cell>
            </table:table-row>
            <table:table-row>
              <table:table-cell office:value-type="string">
                <text:p>592</text:p>
              </table:table-cell>
              <table:table-cell office:value-type="float" office:value="141.277000000013">
                <text:p>141.277000000013</text:p>
              </table:table-cell>
              <table:table-cell office:value-type="float" office:value="2.63269171757388">
                <text:p>2.63269171757388</text:p>
              </table:table-cell>
            </table:table-row>
            <table:table-row>
              <table:table-cell office:value-type="string">
                <text:p>593</text:p>
              </table:table-cell>
              <table:table-cell office:value-type="float" office:value="139.824000000013">
                <text:p>139.824000000013</text:p>
              </table:table-cell>
              <table:table-cell office:value-type="float" office:value="2.60636480039814">
                <text:p>2.60636480039814</text:p>
              </table:table-cell>
            </table:table-row>
            <table:table-row>
              <table:table-cell office:value-type="string">
                <text:p>594</text:p>
              </table:table-cell>
              <table:table-cell office:value-type="float" office:value="138.371000000013">
                <text:p>138.371000000013</text:p>
              </table:table-cell>
              <table:table-cell office:value-type="float" office:value="2.58030115239415">
                <text:p>2.58030115239415</text:p>
              </table:table-cell>
            </table:table-row>
            <table:table-row>
              <table:table-cell office:value-type="string">
                <text:p>595</text:p>
              </table:table-cell>
              <table:table-cell office:value-type="float" office:value="136.918000000013">
                <text:p>136.918000000013</text:p>
              </table:table-cell>
              <table:table-cell office:value-type="float" office:value="2.55449814087021">
                <text:p>2.55449814087021</text:p>
              </table:table-cell>
            </table:table-row>
            <table:table-row>
              <table:table-cell office:value-type="string">
                <text:p>596</text:p>
              </table:table-cell>
              <table:table-cell office:value-type="float" office:value="135.465000000013">
                <text:p>135.465000000013</text:p>
              </table:table-cell>
              <table:table-cell office:value-type="float" office:value="2.52895315946151">
                <text:p>2.52895315946151</text:p>
              </table:table-cell>
            </table:table-row>
            <table:table-row>
              <table:table-cell office:value-type="string">
                <text:p>597</text:p>
              </table:table-cell>
              <table:table-cell office:value-type="float" office:value="134.012000000013">
                <text:p>134.012000000013</text:p>
              </table:table-cell>
              <table:table-cell office:value-type="float" office:value="2.5036636278669">
                <text:p>2.5036636278669</text:p>
              </table:table-cell>
            </table:table-row>
            <table:table-row>
              <table:table-cell office:value-type="string">
                <text:p>598</text:p>
              </table:table-cell>
              <table:table-cell office:value-type="float" office:value="132.559000000013">
                <text:p>132.559000000013</text:p>
              </table:table-cell>
              <table:table-cell office:value-type="float" office:value="2.47862699158823">
                <text:p>2.47862699158823</text:p>
              </table:table-cell>
            </table:table-row>
            <table:table-row>
              <table:table-cell office:value-type="string">
                <text:p>599</text:p>
              </table:table-cell>
              <table:table-cell office:value-type="float" office:value="131.106000000013">
                <text:p>131.106000000013</text:p>
              </table:table-cell>
              <table:table-cell office:value-type="float" office:value="2.45384072167234">
                <text:p>2.45384072167234</text:p>
              </table:table-cell>
            </table:table-row>
            <table:table-row>
              <table:table-cell office:value-type="string">
                <text:p>600</text:p>
              </table:table-cell>
              <table:table-cell office:value-type="float" office:value="129.653000000013">
                <text:p>129.653000000013</text:p>
              </table:table-cell>
              <table:table-cell office:value-type="float" office:value="2.42930231445562">
                <text:p>2.42930231445562</text:p>
              </table:table-cell>
            </table:table-row>
            <table:table-row>
              <table:table-cell office:value-type="string">
                <text:p>601</text:p>
              </table:table-cell>
              <table:table-cell office:value-type="float" office:value="128.200000000013">
                <text:p>128.200000000013</text:p>
              </table:table-cell>
              <table:table-cell office:value-type="float" office:value="2.40500929131106">
                <text:p>2.40500929131106</text:p>
              </table:table-cell>
            </table:table-row>
            <table:table-row>
              <table:table-cell office:value-type="string">
                <text:p>602</text:p>
              </table:table-cell>
              <table:table-cell office:value-type="float" office:value="126.747000000013">
                <text:p>126.747000000013</text:p>
              </table:table-cell>
              <table:table-cell office:value-type="float" office:value="2.38095919839795">
                <text:p>2.38095919839795</text:p>
              </table:table-cell>
            </table:table-row>
            <table:table-row>
              <table:table-cell office:value-type="string">
                <text:p>603</text:p>
              </table:table-cell>
              <table:table-cell office:value-type="float" office:value="125.294000000013">
                <text:p>125.294000000013</text:p>
              </table:table-cell>
              <table:table-cell office:value-type="float" office:value="2.35714960641397">
                <text:p>2.35714960641397</text:p>
              </table:table-cell>
            </table:table-row>
            <table:table-row>
              <table:table-cell office:value-type="string">
                <text:p>604</text:p>
              </table:table-cell>
              <table:table-cell office:value-type="float" office:value="123.841000000013">
                <text:p>123.841000000013</text:p>
              </table:table-cell>
              <table:table-cell office:value-type="float" office:value="2.33357811034983">
                <text:p>2.33357811034983</text:p>
              </table:table-cell>
            </table:table-row>
            <table:table-row>
              <table:table-cell office:value-type="string">
                <text:p>605</text:p>
              </table:table-cell>
              <table:table-cell office:value-type="float" office:value="122.388000000013">
                <text:p>122.388000000013</text:p>
              </table:table-cell>
              <table:table-cell office:value-type="float" office:value="2.31024232924634">
                <text:p>2.31024232924634</text:p>
              </table:table-cell>
            </table:table-row>
            <table:table-row>
              <table:table-cell office:value-type="string">
                <text:p>606</text:p>
              </table:table-cell>
              <table:table-cell office:value-type="float" office:value="120.935000000013">
                <text:p>120.935000000013</text:p>
              </table:table-cell>
              <table:table-cell office:value-type="float" office:value="2.28713990595387">
                <text:p>2.28713990595387</text:p>
              </table:table-cell>
            </table:table-row>
            <table:table-row>
              <table:table-cell office:value-type="string">
                <text:p>607</text:p>
              </table:table-cell>
              <table:table-cell office:value-type="float" office:value="119.482000000013">
                <text:p>119.482000000013</text:p>
              </table:table-cell>
              <table:table-cell office:value-type="float" office:value="2.26426850689433">
                <text:p>2.26426850689433</text:p>
              </table:table-cell>
            </table:table-row>
            <table:table-row>
              <table:table-cell office:value-type="string">
                <text:p>608</text:p>
              </table:table-cell>
              <table:table-cell office:value-type="float" office:value="118.029000000013">
                <text:p>118.029000000013</text:p>
              </table:table-cell>
              <table:table-cell office:value-type="float" office:value="2.24162582182539">
                <text:p>2.24162582182539</text:p>
              </table:table-cell>
            </table:table-row>
            <table:table-row>
              <table:table-cell office:value-type="string">
                <text:p>609</text:p>
              </table:table-cell>
              <table:table-cell office:value-type="float" office:value="116.576000000013">
                <text:p>116.576000000013</text:p>
              </table:table-cell>
              <table:table-cell office:value-type="float" office:value="2.21920956360714">
                <text:p>2.21920956360714</text:p>
              </table:table-cell>
            </table:table-row>
            <table:table-row>
              <table:table-cell office:value-type="string">
                <text:p>610</text:p>
              </table:table-cell>
              <table:table-cell office:value-type="float" office:value="115.123000000013">
                <text:p>115.123000000013</text:p>
              </table:table-cell>
              <table:table-cell office:value-type="float" office:value="2.19701746797107">
                <text:p>2.19701746797107</text:p>
              </table:table-cell>
            </table:table-row>
            <table:table-row>
              <table:table-cell office:value-type="string">
                <text:p>611</text:p>
              </table:table-cell>
              <table:table-cell office:value-type="float" office:value="113.670000000013">
                <text:p>113.670000000013</text:p>
              </table:table-cell>
              <table:table-cell office:value-type="float" office:value="2.17504729329136">
                <text:p>2.17504729329136</text:p>
              </table:table-cell>
            </table:table-row>
            <table:table-row>
              <table:table-cell office:value-type="string">
                <text:p>612</text:p>
              </table:table-cell>
              <table:table-cell office:value-type="float" office:value="112.217000000013">
                <text:p>112.217000000013</text:p>
              </table:table-cell>
              <table:table-cell office:value-type="float" office:value="2.15329682035844">
                <text:p>2.15329682035844</text:p>
              </table:table-cell>
            </table:table-row>
            <table:table-row>
              <table:table-cell office:value-type="string">
                <text:p>613</text:p>
              </table:table-cell>
              <table:table-cell office:value-type="float" office:value="110.764000000013">
                <text:p>110.764000000013</text:p>
              </table:table-cell>
              <table:table-cell office:value-type="float" office:value="2.13176385215486">
                <text:p>2.13176385215486</text:p>
              </table:table-cell>
            </table:table-row>
            <table:table-row>
              <table:table-cell office:value-type="string">
                <text:p>614</text:p>
              </table:table-cell>
              <table:table-cell office:value-type="float" office:value="109.311000000013">
                <text:p>109.311000000013</text:p>
              </table:table-cell>
              <table:table-cell office:value-type="float" office:value="2.11044621363331">
                <text:p>2.11044621363331</text:p>
              </table:table-cell>
            </table:table-row>
            <table:table-row>
              <table:table-cell office:value-type="string">
                <text:p>615</text:p>
              </table:table-cell>
              <table:table-cell office:value-type="float" office:value="107.858000000013">
                <text:p>107.858000000013</text:p>
              </table:table-cell>
              <table:table-cell office:value-type="float" office:value="2.08934175149698">
                <text:p>2.08934175149698</text:p>
              </table:table-cell>
            </table:table-row>
            <table:table-row>
              <table:table-cell office:value-type="string">
                <text:p>616</text:p>
              </table:table-cell>
              <table:table-cell office:value-type="float" office:value="106.405000000013">
                <text:p>106.405000000013</text:p>
              </table:table-cell>
              <table:table-cell office:value-type="float" office:value="2.06844833398201">
                <text:p>2.06844833398201</text:p>
              </table:table-cell>
            </table:table-row>
            <table:table-row>
              <table:table-cell office:value-type="string">
                <text:p>617</text:p>
              </table:table-cell>
              <table:table-cell office:value-type="float" office:value="104.952000000013">
                <text:p>104.952000000013</text:p>
              </table:table-cell>
              <table:table-cell office:value-type="float" office:value="2.04776385064219">
                <text:p>2.04776385064219</text:p>
              </table:table-cell>
            </table:table-row>
            <table:table-row>
              <table:table-cell office:value-type="string">
                <text:p>618</text:p>
              </table:table-cell>
              <table:table-cell office:value-type="float" office:value="103.499000000013">
                <text:p>103.499000000013</text:p>
              </table:table-cell>
              <table:table-cell office:value-type="float" office:value="2.02728621213576">
                <text:p>2.02728621213576</text:p>
              </table:table-cell>
            </table:table-row>
            <table:table-row>
              <table:table-cell office:value-type="string">
                <text:p>619</text:p>
              </table:table-cell>
              <table:table-cell office:value-type="float" office:value="102.046000000013">
                <text:p>102.046000000013</text:p>
              </table:table-cell>
              <table:table-cell office:value-type="float" office:value="2.00701335001441">
                <text:p>2.00701335001441</text:p>
              </table:table-cell>
            </table:table-row>
            <table:table-row>
              <table:table-cell office:value-type="string">
                <text:p>620</text:p>
              </table:table-cell>
              <table:table-cell office:value-type="float" office:value="100.593000000013">
                <text:p>100.593000000013</text:p>
              </table:table-cell>
              <table:table-cell office:value-type="float" office:value="1.98694321651426">
                <text:p>1.98694321651426</text:p>
              </table:table-cell>
            </table:table-row>
            <table:table-row>
              <table:table-cell office:value-type="string">
                <text:p>621</text:p>
              </table:table-cell>
              <table:table-cell office:value-type="float" office:value="99.1400000000127">
                <text:p>99.1400000000127</text:p>
              </table:table-cell>
              <table:table-cell office:value-type="float" office:value="1.96707378434912">
                <text:p>1.96707378434912</text:p>
              </table:table-cell>
            </table:table-row>
            <table:table-row>
              <table:table-cell office:value-type="string">
                <text:p>622</text:p>
              </table:table-cell>
              <table:table-cell office:value-type="float" office:value="97.6870000000127">
                <text:p>97.6870000000127</text:p>
              </table:table-cell>
              <table:table-cell office:value-type="float" office:value="1.94740304650563">
                <text:p>1.94740304650563</text:p>
              </table:table-cell>
            </table:table-row>
            <table:table-row>
              <table:table-cell office:value-type="string">
                <text:p>623</text:p>
              </table:table-cell>
              <table:table-cell office:value-type="float" office:value="96.2340000000127">
                <text:p>96.2340000000127</text:p>
              </table:table-cell>
              <table:table-cell office:value-type="float" office:value="1.92792901604057">
                <text:p>1.92792901604057</text:p>
              </table:table-cell>
            </table:table-row>
            <table:table-row>
              <table:table-cell office:value-type="string">
                <text:p>624</text:p>
              </table:table-cell>
              <table:table-cell office:value-type="float" office:value="94.7810000000127">
                <text:p>94.7810000000127</text:p>
              </table:table-cell>
              <table:table-cell office:value-type="float" office:value="1.90864972588017">
                <text:p>1.90864972588017</text:p>
              </table:table-cell>
            </table:table-row>
            <table:table-row>
              <table:table-cell office:value-type="string">
                <text:p>625</text:p>
              </table:table-cell>
              <table:table-cell office:value-type="float" office:value="93.3280000000127">
                <text:p>93.3280000000127</text:p>
              </table:table-cell>
              <table:table-cell office:value-type="float" office:value="1.88956322862136">
                <text:p>1.88956322862136</text:p>
              </table:table-cell>
            </table:table-row>
            <table:table-row>
              <table:table-cell office:value-type="string">
                <text:p>626</text:p>
              </table:table-cell>
              <table:table-cell office:value-type="float" office:value="91.8750000000127">
                <text:p>91.8750000000127</text:p>
              </table:table-cell>
              <table:table-cell office:value-type="float" office:value="1.87066759633515">
                <text:p>1.87066759633515</text:p>
              </table:table-cell>
            </table:table-row>
            <table:table-row>
              <table:table-cell office:value-type="string">
                <text:p>627</text:p>
              </table:table-cell>
              <table:table-cell office:value-type="float" office:value="90.4220000000127">
                <text:p>90.4220000000127</text:p>
              </table:table-cell>
              <table:table-cell office:value-type="float" office:value="1.8519609203718">
                <text:p>1.8519609203718</text:p>
              </table:table-cell>
            </table:table-row>
            <table:table-row>
              <table:table-cell office:value-type="string">
                <text:p>628</text:p>
              </table:table-cell>
              <table:table-cell office:value-type="float" office:value="88.9690000000127">
                <text:p>88.9690000000127</text:p>
              </table:table-cell>
              <table:table-cell office:value-type="float" office:value="1.83344131116808">
                <text:p>1.83344131116808</text:p>
              </table:table-cell>
            </table:table-row>
            <table:table-row>
              <table:table-cell office:value-type="string">
                <text:p>629</text:p>
              </table:table-cell>
              <table:table-cell office:value-type="float" office:value="87.5160000000127">
                <text:p>87.5160000000127</text:p>
              </table:table-cell>
              <table:table-cell office:value-type="float" office:value="1.8151068980564">
                <text:p>1.8151068980564</text:p>
              </table:table-cell>
            </table:table-row>
            <table:table-row>
              <table:table-cell office:value-type="string">
                <text:p>630</text:p>
              </table:table-cell>
              <table:table-cell office:value-type="float" office:value="86.0630000000127">
                <text:p>86.0630000000127</text:p>
              </table:table-cell>
              <table:table-cell office:value-type="float" office:value="1.79695582907584">
                <text:p>1.79695582907584</text:p>
              </table:table-cell>
            </table:table-row>
            <table:table-row>
              <table:table-cell office:value-type="string">
                <text:p>631</text:p>
              </table:table-cell>
              <table:table-cell office:value-type="float" office:value="84.6100000000127">
                <text:p>84.6100000000127</text:p>
              </table:table-cell>
              <table:table-cell office:value-type="float" office:value="1.77898627078508">
                <text:p>1.77898627078508</text:p>
              </table:table-cell>
            </table:table-row>
            <table:table-row>
              <table:table-cell office:value-type="string">
                <text:p>632</text:p>
              </table:table-cell>
              <table:table-cell office:value-type="float" office:value="83.1570000000127">
                <text:p>83.1570000000127</text:p>
              </table:table-cell>
              <table:table-cell office:value-type="float" office:value="1.76119640807723">
                <text:p>1.76119640807723</text:p>
              </table:table-cell>
            </table:table-row>
            <table:table-row>
              <table:table-cell office:value-type="string">
                <text:p>633</text:p>
              </table:table-cell>
              <table:table-cell office:value-type="float" office:value="81.7040000000127">
                <text:p>81.7040000000127</text:p>
              </table:table-cell>
              <table:table-cell office:value-type="float" office:value="1.74358444399645">
                <text:p>1.74358444399645</text:p>
              </table:table-cell>
            </table:table-row>
            <table:table-row>
              <table:table-cell office:value-type="string">
                <text:p>634</text:p>
              </table:table-cell>
              <table:table-cell office:value-type="float" office:value="80.2510000000127">
                <text:p>80.2510000000127</text:p>
              </table:table-cell>
              <table:table-cell office:value-type="float" office:value="1.72614859955649">
                <text:p>1.72614859955649</text:p>
              </table:table-cell>
            </table:table-row>
            <table:table-row>
              <table:table-cell office:value-type="string">
                <text:p>635</text:p>
              </table:table-cell>
              <table:table-cell office:value-type="float" office:value="78.7980000000127">
                <text:p>78.7980000000127</text:p>
              </table:table-cell>
              <table:table-cell office:value-type="float" office:value="1.70888711356093">
                <text:p>1.70888711356093</text:p>
              </table:table-cell>
            </table:table-row>
            <table:table-row>
              <table:table-cell office:value-type="string">
                <text:p>636</text:p>
              </table:table-cell>
              <table:table-cell office:value-type="float" office:value="77.3450000000127">
                <text:p>77.3450000000127</text:p>
              </table:table-cell>
              <table:table-cell office:value-type="float" office:value="1.69179824242532">
                <text:p>1.69179824242532</text:p>
              </table:table-cell>
            </table:table-row>
            <table:table-row>
              <table:table-cell office:value-type="string">
                <text:p>637</text:p>
              </table:table-cell>
              <table:table-cell office:value-type="float" office:value="75.8920000000127">
                <text:p>75.8920000000127</text:p>
              </table:table-cell>
              <table:table-cell office:value-type="float" office:value="1.67488026000106">
                <text:p>1.67488026000106</text:p>
              </table:table-cell>
            </table:table-row>
            <table:table-row>
              <table:table-cell office:value-type="string">
                <text:p>638</text:p>
              </table:table-cell>
              <table:table-cell office:value-type="float" office:value="74.4390000000127">
                <text:p>74.4390000000127</text:p>
              </table:table-cell>
              <table:table-cell office:value-type="float" office:value="1.65813145740105">
                <text:p>1.65813145740105</text:p>
              </table:table-cell>
            </table:table-row>
            <table:table-row>
              <table:table-cell office:value-type="string">
                <text:p>639</text:p>
              </table:table-cell>
              <table:table-cell office:value-type="float" office:value="72.9860000000127">
                <text:p>72.9860000000127</text:p>
              </table:table-cell>
              <table:table-cell office:value-type="float" office:value="1.64155014282704">
                <text:p>1.64155014282704</text:p>
              </table:table-cell>
            </table:table-row>
            <table:table-row>
              <table:table-cell office:value-type="string">
                <text:p>640</text:p>
              </table:table-cell>
              <table:table-cell office:value-type="float" office:value="71.5330000000127">
                <text:p>71.5330000000127</text:p>
              </table:table-cell>
              <table:table-cell office:value-type="float" office:value="1.62513464139877">
                <text:p>1.62513464139877</text:p>
              </table:table-cell>
            </table:table-row>
            <table:table-row>
              <table:table-cell office:value-type="string">
                <text:p>641</text:p>
              </table:table-cell>
              <table:table-cell office:value-type="float" office:value="70.0800000000127">
                <text:p>70.0800000000127</text:p>
              </table:table-cell>
              <table:table-cell office:value-type="float" office:value="1.60888329498478">
                <text:p>1.60888329498478</text:p>
              </table:table-cell>
            </table:table-row>
            <table:table-row>
              <table:table-cell office:value-type="string">
                <text:p>642</text:p>
              </table:table-cell>
              <table:table-cell office:value-type="float" office:value="68.6270000000127">
                <text:p>68.6270000000127</text:p>
              </table:table-cell>
              <table:table-cell office:value-type="float" office:value="1.59279446203494">
                <text:p>1.59279446203494</text:p>
              </table:table-cell>
            </table:table-row>
            <table:table-row>
              <table:table-cell office:value-type="string">
                <text:p>643</text:p>
              </table:table-cell>
              <table:table-cell office:value-type="float" office:value="67.1740000000127">
                <text:p>67.1740000000127</text:p>
              </table:table-cell>
              <table:table-cell office:value-type="float" office:value="1.57686651741459">
                <text:p>1.57686651741459</text:p>
              </table:table-cell>
            </table:table-row>
            <table:table-row>
              <table:table-cell office:value-type="string">
                <text:p>644</text:p>
              </table:table-cell>
              <table:table-cell office:value-type="float" office:value="65.7210000000127">
                <text:p>65.7210000000127</text:p>
              </table:table-cell>
              <table:table-cell office:value-type="float" office:value="1.56109785224044">
                <text:p>1.56109785224044</text:p>
              </table:table-cell>
            </table:table-row>
            <table:table-row>
              <table:table-cell office:value-type="string">
                <text:p>645</text:p>
              </table:table-cell>
              <table:table-cell office:value-type="float" office:value="64.2680000000127">
                <text:p>64.2680000000127</text:p>
              </table:table-cell>
              <table:table-cell office:value-type="float" office:value="1.54548687371804">
                <text:p>1.54548687371804</text:p>
              </table:table-cell>
            </table:table-row>
            <table:table-row>
              <table:table-cell office:value-type="string">
                <text:p>646</text:p>
              </table:table-cell>
              <table:table-cell office:value-type="float" office:value="62.8150000000126">
                <text:p>62.8150000000126</text:p>
              </table:table-cell>
              <table:table-cell office:value-type="float" office:value="1.53003200498086">
                <text:p>1.53003200498086</text:p>
              </table:table-cell>
            </table:table-row>
            <table:table-row>
              <table:table-cell office:value-type="string">
                <text:p>647</text:p>
              </table:table-cell>
              <table:table-cell office:value-type="float" office:value="61.3620000000126">
                <text:p>61.3620000000126</text:p>
              </table:table-cell>
              <table:table-cell office:value-type="float" office:value="1.51473168493105">
                <text:p>1.51473168493105</text:p>
              </table:table-cell>
            </table:table-row>
            <table:table-row>
              <table:table-cell office:value-type="string">
                <text:p>648</text:p>
              </table:table-cell>
              <table:table-cell office:value-type="float" office:value="59.9090000000126">
                <text:p>59.9090000000126</text:p>
              </table:table-cell>
              <table:table-cell office:value-type="float" office:value="1.49958436808174">
                <text:p>1.49958436808174</text:p>
              </table:table-cell>
            </table:table-row>
            <table:table-row>
              <table:table-cell office:value-type="string">
                <text:p>649</text:p>
              </table:table-cell>
              <table:table-cell office:value-type="float" office:value="58.4560000000126">
                <text:p>58.4560000000126</text:p>
              </table:table-cell>
              <table:table-cell office:value-type="float" office:value="1.48458852440092">
                <text:p>1.48458852440092</text:p>
              </table:table-cell>
            </table:table-row>
            <table:table-row>
              <table:table-cell office:value-type="string">
                <text:p>650</text:p>
              </table:table-cell>
              <table:table-cell office:value-type="float" office:value="57.0030000000126">
                <text:p>57.0030000000126</text:p>
              </table:table-cell>
              <table:table-cell office:value-type="float" office:value="1.46974263915691">
                <text:p>1.46974263915691</text:p>
              </table:table-cell>
            </table:table-row>
            <table:table-row>
              <table:table-cell office:value-type="string">
                <text:p>651</text:p>
              </table:table-cell>
              <table:table-cell office:value-type="float" office:value="55.5500000000126">
                <text:p>55.5500000000126</text:p>
              </table:table-cell>
              <table:table-cell office:value-type="float" office:value="1.45504521276534">
                <text:p>1.45504521276534</text:p>
              </table:table-cell>
            </table:table-row>
            <table:table-row>
              <table:table-cell office:value-type="string">
                <text:p>652</text:p>
              </table:table-cell>
              <table:table-cell office:value-type="float" office:value="54.0970000000126">
                <text:p>54.0970000000126</text:p>
              </table:table-cell>
              <table:table-cell office:value-type="float" office:value="1.44049476063769">
                <text:p>1.44049476063769</text:p>
              </table:table-cell>
            </table:table-row>
            <table:table-row>
              <table:table-cell office:value-type="string">
                <text:p>653</text:p>
              </table:table-cell>
              <table:table-cell office:value-type="float" office:value="52.6440000000126">
                <text:p>52.6440000000126</text:p>
              </table:table-cell>
              <table:table-cell office:value-type="float" office:value="1.42608981303131">
                <text:p>1.42608981303131</text:p>
              </table:table-cell>
            </table:table-row>
            <table:table-row>
              <table:table-cell office:value-type="string">
                <text:p>654</text:p>
              </table:table-cell>
              <table:table-cell office:value-type="float" office:value="51.1910000000126">
                <text:p>51.1910000000126</text:p>
              </table:table-cell>
              <table:table-cell office:value-type="float" office:value="1.411828914901">
                <text:p>1.411828914901</text:p>
              </table:table-cell>
            </table:table-row>
            <table:table-row>
              <table:table-cell office:value-type="string">
                <text:p>655</text:p>
              </table:table-cell>
              <table:table-cell office:value-type="float" office:value="49.7380000000126">
                <text:p>49.7380000000126</text:p>
              </table:table-cell>
              <table:table-cell office:value-type="float" office:value="1.39771062575199">
                <text:p>1.39771062575199</text:p>
              </table:table-cell>
            </table:table-row>
            <table:table-row>
              <table:table-cell office:value-type="string">
                <text:p>656</text:p>
              </table:table-cell>
              <table:table-cell office:value-type="float" office:value="48.2850000000126">
                <text:p>48.2850000000126</text:p>
              </table:table-cell>
              <table:table-cell office:value-type="float" office:value="1.38373351949447">
                <text:p>1.38373351949447</text:p>
              </table:table-cell>
            </table:table-row>
            <table:table-row>
              <table:table-cell office:value-type="string">
                <text:p>657</text:p>
              </table:table-cell>
              <table:table-cell office:value-type="float" office:value="46.8320000000126">
                <text:p>46.8320000000126</text:p>
              </table:table-cell>
              <table:table-cell office:value-type="float" office:value="1.36989618429952">
                <text:p>1.36989618429952</text:p>
              </table:table-cell>
            </table:table-row>
            <table:table-row>
              <table:table-cell office:value-type="string">
                <text:p>658</text:p>
              </table:table-cell>
              <table:table-cell office:value-type="float" office:value="45.3790000000126">
                <text:p>45.3790000000126</text:p>
              </table:table-cell>
              <table:table-cell office:value-type="float" office:value="1.35619722245653">
                <text:p>1.35619722245653</text:p>
              </table:table-cell>
            </table:table-row>
            <table:table-row>
              <table:table-cell office:value-type="string">
                <text:p>659</text:p>
              </table:table-cell>
              <table:table-cell office:value-type="float" office:value="43.9260000000126">
                <text:p>43.9260000000126</text:p>
              </table:table-cell>
              <table:table-cell office:value-type="float" office:value="1.34263525023196">
                <text:p>1.34263525023196</text:p>
              </table:table-cell>
            </table:table-row>
            <table:table-row>
              <table:table-cell office:value-type="string">
                <text:p>660</text:p>
              </table:table-cell>
              <table:table-cell office:value-type="float" office:value="42.4730000000126">
                <text:p>42.4730000000126</text:p>
              </table:table-cell>
              <table:table-cell office:value-type="float" office:value="1.32920889772964">
                <text:p>1.32920889772964</text:p>
              </table:table-cell>
            </table:table-row>
            <table:table-row>
              <table:table-cell office:value-type="string">
                <text:p>661</text:p>
              </table:table-cell>
              <table:table-cell office:value-type="float" office:value="41.0200000000126">
                <text:p>41.0200000000126</text:p>
              </table:table-cell>
              <table:table-cell office:value-type="float" office:value="1.31591680875235">
                <text:p>1.31591680875235</text:p>
              </table:table-cell>
            </table:table-row>
            <table:table-row>
              <table:table-cell office:value-type="string">
                <text:p>662</text:p>
              </table:table-cell>
              <table:table-cell office:value-type="float" office:value="39.5670000000126">
                <text:p>39.5670000000126</text:p>
              </table:table-cell>
              <table:table-cell office:value-type="float" office:value="1.30275764066482">
                <text:p>1.30275764066482</text:p>
              </table:table-cell>
            </table:table-row>
            <table:table-row>
              <table:table-cell office:value-type="string">
                <text:p>663</text:p>
              </table:table-cell>
              <table:table-cell office:value-type="float" office:value="38.1140000000126">
                <text:p>38.1140000000126</text:p>
              </table:table-cell>
              <table:table-cell office:value-type="float" office:value="1.28973006425817">
                <text:p>1.28973006425817</text:p>
              </table:table-cell>
            </table:table-row>
            <table:table-row>
              <table:table-cell office:value-type="string">
                <text:p>664</text:p>
              </table:table-cell>
              <table:table-cell office:value-type="float" office:value="36.6610000000126">
                <text:p>36.6610000000126</text:p>
              </table:table-cell>
              <table:table-cell office:value-type="float" office:value="1.27683276361559">
                <text:p>1.27683276361559</text:p>
              </table:table-cell>
            </table:table-row>
            <table:table-row>
              <table:table-cell office:value-type="string">
                <text:p>665</text:p>
              </table:table-cell>
              <table:table-cell office:value-type="float" office:value="35.2080000000126">
                <text:p>35.2080000000126</text:p>
              </table:table-cell>
              <table:table-cell office:value-type="float" office:value="1.26406443597944">
                <text:p>1.26406443597944</text:p>
              </table:table-cell>
            </table:table-row>
            <table:table-row>
              <table:table-cell office:value-type="string">
                <text:p>666</text:p>
              </table:table-cell>
              <table:table-cell office:value-type="float" office:value="33.7550000000126">
                <text:p>33.7550000000126</text:p>
              </table:table-cell>
              <table:table-cell office:value-type="float" office:value="1.25142379161964">
                <text:p>1.25142379161964</text:p>
              </table:table-cell>
            </table:table-row>
            <table:table-row>
              <table:table-cell office:value-type="string">
                <text:p>667</text:p>
              </table:table-cell>
              <table:table-cell office:value-type="float" office:value="32.3020000000126">
                <text:p>32.3020000000126</text:p>
              </table:table-cell>
              <table:table-cell office:value-type="float" office:value="1.23890955370345">
                <text:p>1.23890955370345</text:p>
              </table:table-cell>
            </table:table-row>
            <table:table-row>
              <table:table-cell office:value-type="string">
                <text:p>668</text:p>
              </table:table-cell>
              <table:table-cell office:value-type="float" office:value="30.8490000000126">
                <text:p>30.8490000000126</text:p>
              </table:table-cell>
              <table:table-cell office:value-type="float" office:value="1.22652045816641">
                <text:p>1.22652045816641</text:p>
              </table:table-cell>
            </table:table-row>
            <table:table-row>
              <table:table-cell office:value-type="string">
                <text:p>669</text:p>
              </table:table-cell>
              <table:table-cell office:value-type="float" office:value="29.3960000000126">
                <text:p>29.3960000000126</text:p>
              </table:table-cell>
              <table:table-cell office:value-type="float" office:value="1.21425525358475">
                <text:p>1.21425525358475</text:p>
              </table:table-cell>
            </table:table-row>
            <table:table-row>
              <table:table-cell office:value-type="string">
                <text:p>670</text:p>
              </table:table-cell>
              <table:table-cell office:value-type="float" office:value="27.9430000000126">
                <text:p>27.9430000000126</text:p>
              </table:table-cell>
              <table:table-cell office:value-type="float" office:value="1.2021127010489">
                <text:p>1.2021127010489</text:p>
              </table:table-cell>
            </table:table-row>
            <table:table-row>
              <table:table-cell office:value-type="string">
                <text:p>671</text:p>
              </table:table-cell>
              <table:table-cell office:value-type="float" office:value="26.4900000000126">
                <text:p>26.4900000000126</text:p>
              </table:table-cell>
              <table:table-cell office:value-type="float" office:value="1.19009157403841">
                <text:p>1.19009157403841</text:p>
              </table:table-cell>
            </table:table-row>
            <table:table-row>
              <table:table-cell office:value-type="string">
                <text:p>672</text:p>
              </table:table-cell>
              <table:table-cell office:value-type="float" office:value="25.0370000000126">
                <text:p>25.0370000000126</text:p>
              </table:table-cell>
              <table:table-cell office:value-type="float" office:value="1.17819065829803">
                <text:p>1.17819065829803</text:p>
              </table:table-cell>
            </table:table-row>
            <table:table-row>
              <table:table-cell office:value-type="string">
                <text:p>673</text:p>
              </table:table-cell>
              <table:table-cell office:value-type="float" office:value="23.5840000000126">
                <text:p>23.5840000000126</text:p>
              </table:table-cell>
              <table:table-cell office:value-type="float" office:value="1.16640875171505">
                <text:p>1.16640875171505</text:p>
              </table:table-cell>
            </table:table-row>
            <table:table-row>
              <table:table-cell office:value-type="string">
                <text:p>674</text:p>
              </table:table-cell>
              <table:table-cell office:value-type="float" office:value="22.1310000000126">
                <text:p>22.1310000000126</text:p>
              </table:table-cell>
              <table:table-cell office:value-type="float" office:value="1.1547446641979">
                <text:p>1.1547446641979</text:p>
              </table:table-cell>
            </table:table-row>
            <table:table-row>
              <table:table-cell office:value-type="string">
                <text:p>675</text:p>
              </table:table-cell>
              <table:table-cell office:value-type="float" office:value="20.6780000000126">
                <text:p>20.6780000000126</text:p>
              </table:table-cell>
              <table:table-cell office:value-type="float" office:value="1.14319721755592">
                <text:p>1.14319721755592</text:p>
              </table:table-cell>
            </table:table-row>
            <table:table-row>
              <table:table-cell office:value-type="string">
                <text:p>676</text:p>
              </table:table-cell>
              <table:table-cell office:value-type="float" office:value="19.2250000000126">
                <text:p>19.2250000000126</text:p>
              </table:table-cell>
              <table:table-cell office:value-type="float" office:value="1.13176524538036">
                <text:p>1.13176524538036</text:p>
              </table:table-cell>
            </table:table-row>
            <table:table-row>
              <table:table-cell office:value-type="string">
                <text:p>677</text:p>
              </table:table-cell>
              <table:table-cell office:value-type="float" office:value="17.7720000000126">
                <text:p>17.7720000000126</text:p>
              </table:table-cell>
              <table:table-cell office:value-type="float" office:value="1.12044759292655">
                <text:p>1.12044759292655</text:p>
              </table:table-cell>
            </table:table-row>
            <table:table-row>
              <table:table-cell office:value-type="string">
                <text:p>678</text:p>
              </table:table-cell>
              <table:table-cell office:value-type="float" office:value="16.3190000000126">
                <text:p>16.3190000000126</text:p>
              </table:table-cell>
              <table:table-cell office:value-type="float" office:value="1.10924311699729">
                <text:p>1.10924311699729</text:p>
              </table:table-cell>
            </table:table-row>
            <table:table-row>
              <table:table-cell office:value-type="string">
                <text:p>679</text:p>
              </table:table-cell>
              <table:table-cell office:value-type="float" office:value="14.8660000000126">
                <text:p>14.8660000000126</text:p>
              </table:table-cell>
              <table:table-cell office:value-type="float" office:value="1.09815068582732">
                <text:p>1.09815068582732</text:p>
              </table:table-cell>
            </table:table-row>
            <table:table-row>
              <table:table-cell office:value-type="string">
                <text:p>680</text:p>
              </table:table-cell>
              <table:table-cell office:value-type="float" office:value="13.4130000000126">
                <text:p>13.4130000000126</text:p>
              </table:table-cell>
              <table:table-cell office:value-type="float" office:value="1.08716917896904">
                <text:p>1.08716917896904</text:p>
              </table:table-cell>
            </table:table-row>
            <table:table-row>
              <table:table-cell office:value-type="string">
                <text:p>681</text:p>
              </table:table-cell>
              <table:table-cell office:value-type="float" office:value="11.9600000000126">
                <text:p>11.9600000000126</text:p>
              </table:table-cell>
              <table:table-cell office:value-type="float" office:value="1.07629748717935">
                <text:p>1.07629748717935</text:p>
              </table:table-cell>
            </table:table-row>
            <table:table-row>
              <table:table-cell office:value-type="string">
                <text:p>682</text:p>
              </table:table-cell>
              <table:table-cell office:value-type="float" office:value="10.5070000000126">
                <text:p>10.5070000000126</text:p>
              </table:table-cell>
              <table:table-cell office:value-type="float" office:value="1.06553451230756">
                <text:p>1.06553451230756</text:p>
              </table:table-cell>
            </table:table-row>
            <table:table-row>
              <table:table-cell office:value-type="string">
                <text:p>683</text:p>
              </table:table-cell>
              <table:table-cell office:value-type="float" office:value="9.05400000001259">
                <text:p>9.05400000001259</text:p>
              </table:table-cell>
              <table:table-cell office:value-type="float" office:value="1.05487916718448">
                <text:p>1.05487916718448</text:p>
              </table:table-cell>
            </table:table-row>
            <table:table-row>
              <table:table-cell office:value-type="string">
                <text:p>684</text:p>
              </table:table-cell>
              <table:table-cell office:value-type="float" office:value="7.60100000001259">
                <text:p>7.60100000001259</text:p>
              </table:table-cell>
              <table:table-cell office:value-type="float" office:value="1.04433037551264">
                <text:p>1.04433037551264</text:p>
              </table:table-cell>
            </table:table-row>
            <table:table-row>
              <table:table-cell office:value-type="string">
                <text:p>685</text:p>
              </table:table-cell>
              <table:table-cell office:value-type="float" office:value="6.14800000001259">
                <text:p>6.14800000001259</text:p>
              </table:table-cell>
              <table:table-cell office:value-type="float" office:value="1.03388707175751">
                <text:p>1.03388707175751</text:p>
              </table:table-cell>
            </table:table-row>
            <table:table-row>
              <table:table-cell office:value-type="string">
                <text:p>686</text:p>
              </table:table-cell>
              <table:table-cell office:value-type="float" office:value="4.69500000001259">
                <text:p>4.69500000001259</text:p>
              </table:table-cell>
              <table:table-cell office:value-type="float" office:value="1.02354820103994">
                <text:p>1.02354820103994</text:p>
              </table:table-cell>
            </table:table-row>
            <table:table-row>
              <table:table-cell office:value-type="string">
                <text:p>687</text:p>
              </table:table-cell>
              <table:table-cell office:value-type="float" office:value="3.24200000001259">
                <text:p>3.24200000001259</text:p>
              </table:table-cell>
              <table:table-cell office:value-type="float" office:value="1.01331271902954">
                <text:p>1.01331271902954</text:p>
              </table:table-cell>
            </table:table-row>
            <table:table-row>
              <table:table-cell office:value-type="string">
                <text:p>688</text:p>
              </table:table-cell>
              <table:table-cell office:value-type="float" office:value="1.78900000001259">
                <text:p>1.78900000001259</text:p>
              </table:table-cell>
              <table:table-cell office:value-type="float" office:value="1.00317959183924">
                <text:p>1.00317959183924</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7/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05cm" svg:height="5.649cm" xlink:href="." xlink:type="simple" chart:class="chart:bar" chart:style-name="ch1">
        <chart:title svg:x="1.217cm" svg:y="0.247cm" chart:style-name="ch2">
          <text:p>Etude de l'impact du paramètre alpha sur le coût final pour la méthode de décroissement par T-alpha</text:p>
        </chart:title>
        <chart:legend chart:legend-position="end" svg:x="7.94cm" svg:y="2.578cm" style:legend-expansion="high" chart:style-name="ch3"/>
        <chart:plot-area chart:style-name="ch4" chart:data-source-has-labels="both" svg:x="0.201cm" svg:y="1.26cm" svg:width="7.538cm" svg:height="4.277cm">
          <chart:coordinate-region svg:x="1.008cm" svg:y="1.459cm" svg:width="6.731cm" svg:height="3.43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float" office:value="0.5">
                <text:p>0.5</text:p>
              </table:table-cell>
              <table:table-cell office:value-type="float" office:value="219.979419470833">
                <text:p>219.979419470833</text:p>
              </table:table-cell>
            </table:table-row>
            <table:table-row>
              <table:table-cell office:value-type="float" office:value="1">
                <text:p>1</text:p>
              </table:table-cell>
              <table:table-cell office:value-type="float" office:value="233.751401724167">
                <text:p>233.751401724167</text:p>
              </table:table-cell>
            </table:table-row>
            <table:table-row>
              <table:table-cell office:value-type="float" office:value="3">
                <text:p>3</text:p>
              </table:table-cell>
              <table:table-cell office:value-type="float" office:value="251.603387614167">
                <text:p>251.603387614167</text:p>
              </table:table-cell>
            </table:table-row>
            <table:table-row>
              <table:table-cell office:value-type="float" office:value="5">
                <text:p>5</text:p>
              </table:table-cell>
              <table:table-cell office:value-type="float" office:value="261.974812608333">
                <text:p>261.974812608333</text:p>
              </table:table-cell>
            </table:table-row>
          </table:table-rows>
        </table:table>
      </chart:chart>
    </office:chart>
  </office:body>
</office:document-content>
</file>

<file path=Object 7/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7/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8/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Calibri" style:font-style-name="Normal" fo:font-size="10pt" style:font-size-asian="13pt" style:font-size-complex="13pt"/>
    </style:style>
    <style:style style:name="ch3" style:family="chart">
      <style:chart-properties chart:auto-position="true"/>
      <style:graphic-properties draw:stroke="none" svg:stroke-color="#b3b3b3" draw:fill="none" draw:fill-color="#e6e6e6"/>
      <style:text-properties fo:font-family="Calibri" style:font-style-name="Normal" fo:font-size="8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14cm" svg:height="6.586cm" xlink:href="." xlink:type="simple" chart:class="chart:bar" chart:style-name="ch1">
        <chart:title svg:x="0.975cm" svg:y="0.266cm" chart:style-name="ch2">
          <text:p>Etude de l'impact du nombre de répétitions pour une même température sur le coût moyen</text:p>
        </chart:title>
        <chart:legend chart:legend-position="end" svg:x="7.404cm" svg:y="3.047cm" style:legend-expansion="high" chart:style-name="ch3"/>
        <chart:plot-area chart:style-name="ch4" chart:data-source-has-labels="both" svg:x="0.19cm" svg:y="1.298cm" svg:width="7.024cm" svg:height="5.157cm">
          <chart:coordinate-region svg:x="0.997cm" svg:y="1.497cm" svg:width="6.217cm" svg:height="4.311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 moyen</text:p>
              </table:table-cell>
            </table:table-row>
          </table:table-header-rows>
          <table:table-rows>
            <table:table-row>
              <table:table-cell office:value-type="float" office:value="100">
                <text:p>100</text:p>
              </table:table-cell>
              <table:table-cell office:value-type="float" office:value="247.212914735">
                <text:p>247.212914735</text:p>
              </table:table-cell>
            </table:table-row>
            <table:table-row>
              <table:table-cell office:value-type="float" office:value="500">
                <text:p>500</text:p>
              </table:table-cell>
              <table:table-cell office:value-type="float" office:value="226.7101143225">
                <text:p>226.7101143225</text:p>
              </table:table-cell>
            </table:table-row>
            <table:table-row>
              <table:table-cell office:value-type="float" office:value="1000">
                <text:p>1000</text:p>
              </table:table-cell>
              <table:table-cell office:value-type="float" office:value="219.631954049688">
                <text:p>219.631954049688</text:p>
              </table:table-cell>
            </table:table-row>
          </table:table-rows>
        </table:table>
      </chart:chart>
    </office:chart>
  </office:body>
</office:document-content>
</file>

<file path=Object 8/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8/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